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63500" table:style-name="ce30">
            <text:p>163.5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35210" table:style-name="ce30">
            <text:p>19.035.210</text:p>
          </table:table-cell>
          <table:table-cell office:value-type="float" office:value="18793709" table:style-name="ce30">
            <text:p>18.793.709</text:p>
          </table:table-cell>
          <table:table-cell office:value-type="percentage" office:value="0.98731293219250016" table:style-name="ce31">
            <text:p>98,7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29" table:style-name="ce33">
            <text:p>1.864.329</text:p>
          </table:table-cell>
          <table:table-cell office:value-type="float" office:value="152930" table:style-name="ce33">
            <text:p>152.930</text:p>
          </table:table-cell>
          <table:table-cell office:value-type="float" office:value="380292" table:style-name="ce33">
            <text:p>380.292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64316" table:style-name="ce33">
            <text:p>3.164.316</text:p>
          </table:table-cell>
          <table:table-cell office:value-type="float" office:value="2989044.5" table:style-name="ce33">
            <text:p>2.989.045</text:p>
          </table:table-cell>
          <table:table-cell office:value-type="percentage" office:value="0.9446099883829554" table:style-name="ce34">
            <text:p>94,4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7221" table:style-name="ce33">
            <text:p>1.497.2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3011" table:style-name="ce33">
            <text:p>2.783.011</text:p>
          </table:table-cell>
          <table:table-cell office:value-type="float" office:value="2625731" table:style-name="ce33">
            <text:p>2.625.731</text:p>
          </table:table-cell>
          <table:table-cell office:value-type="percentage" office:value="0.94348567073576062" table:style-name="ce34">
            <text:p>94,3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146" table:style-name="ce33">
            <text:p>1.291.146</text:p>
          </table:table-cell>
          <table:table-cell office:value-type="float" office:value="99860" table:style-name="ce33">
            <text:p>99.860</text:p>
          </table:table-cell>
          <table:table-cell office:value-type="float" office:value="252198" table:style-name="ce33">
            <text:p>252.198</text:p>
          </table:table-cell>
          <table:table-cell office:value-type="float" office:value="433590" table:style-name="ce33">
            <text:p>433.5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434" table:style-name="ce33">
            <text:p>2.374.434</text:p>
          </table:table-cell>
          <table:table-cell office:value-type="float" office:value="2224989.5" table:style-name="ce33">
            <text:p>2.224.990</text:p>
          </table:table-cell>
          <table:table-cell office:value-type="percentage" office:value="0.9370610006426795" table:style-name="ce34">
            <text:p>93,7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2040" table:style-name="ce33">
            <text:p>232.040</text:p>
          </table:table-cell>
          <table:table-cell office:value-type="float" office:value="604800" table:style-name="ce33">
            <text:p>604.800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9628" table:style-name="ce33">
            <text:p>5.099.628</text:p>
          </table:table-cell>
          <table:table-cell office:value-type="float" office:value="4443069.5" table:style-name="ce33">
            <text:p>4.443.070</text:p>
          </table:table-cell>
          <table:table-cell office:value-type="percentage" office:value="0.87125364830532737" table:style-name="ce34">
            <text:p>87,1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391549" table:style-name="ce33">
            <text:p>1.391.549</text:p>
          </table:table-cell>
          <table:table-cell office:value-type="percentage" office:value="0.95519624936505543" table:style-name="ce34">
            <text:p>95,5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473" table:style-name="ce33">
            <text:p>4.084.473</text:p>
          </table:table-cell>
          <table:table-cell office:value-type="float" office:value="283630" table:style-name="ce33">
            <text:p>283.630</text:p>
          </table:table-cell>
          <table:table-cell office:value-type="float" office:value="852318" table:style-name="ce33">
            <text:p>852.318</text:p>
          </table:table-cell>
          <table:table-cell office:value-type="float" office:value="576550" table:style-name="ce33">
            <text:p>576.55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363776" table:style-name="ce33">
            <text:p>6.363.776</text:p>
          </table:table-cell>
          <table:table-cell office:value-type="float" office:value="5982301" table:style-name="ce33">
            <text:p>5.982.301</text:p>
          </table:table-cell>
          <table:table-cell office:value-type="percentage" office:value="0.94005524393064743" table:style-name="ce34">
            <text:p>94,01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673" table:style-name="ce33">
            <text:p>2.762.673</text:p>
          </table:table-cell>
          <table:table-cell office:value-type="float" office:value="265150" table:style-name="ce33">
            <text:p>265.150</text:p>
          </table:table-cell>
          <table:table-cell office:value-type="float" office:value="782760" table:style-name="ce33">
            <text:p>782.76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8928" table:style-name="ce33">
            <text:p>5.088.928</text:p>
          </table:table-cell>
          <table:table-cell office:value-type="float" office:value="4424945" table:style-name="ce33">
            <text:p>4.424.945</text:p>
          </table:table-cell>
          <table:table-cell office:value-type="percentage" office:value="0.86952399405139946" table:style-name="ce34">
            <text:p>86,9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694" table:style-name="ce33">
            <text:p>8.920.69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6084" table:style-name="ce33">
            <text:p>16.196.084</text:p>
          </table:table-cell>
          <table:table-cell office:value-type="float" office:value="15736514.5" table:style-name="ce33">
            <text:p>15.736.515</text:p>
          </table:table-cell>
          <table:table-cell office:value-type="percentage" office:value="0.97162465321864222" table:style-name="ce34">
            <text:p>97,1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9972" table:style-name="ce33">
            <text:p>6.709.97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69032" table:style-name="ce33">
            <text:p>12.069.032</text:p>
          </table:table-cell>
          <table:table-cell office:value-type="float" office:value="11191750" table:style-name="ce33">
            <text:p>11.191.750</text:p>
          </table:table-cell>
          <table:table-cell office:value-type="percentage" office:value="0.92731132041078357" table:style-name="ce34">
            <text:p>92,7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45" table:style-name="ce33">
            <text:p>1.639.445</text:p>
          </table:table-cell>
          <table:table-cell office:value-type="float" office:value="166680" table:style-name="ce33">
            <text:p>166.680</text:p>
          </table:table-cell>
          <table:table-cell office:value-type="float" office:value="333888" table:style-name="ce33">
            <text:p>333.888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52473" table:style-name="ce33">
            <text:p>2.652.473</text:p>
          </table:table-cell>
          <table:table-cell office:value-type="float" office:value="2577926.5" table:style-name="ce33">
            <text:p>2.577.927</text:p>
          </table:table-cell>
          <table:table-cell office:value-type="percentage" office:value="0.97189547264006082" table:style-name="ce34">
            <text:p>97,1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61800" table:style-name="ce33">
            <text:p>261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134" table:style-name="ce33">
            <text:p>7.292.134</text:p>
          </table:table-cell>
          <table:table-cell office:value-type="float" office:value="7021495" table:style-name="ce33">
            <text:p>7.021.495</text:p>
          </table:table-cell>
          <table:table-cell office:value-type="percentage" office:value="0.96288617296390877" table:style-name="ce34">
            <text:p>96,2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50131" table:style-name="ce33">
            <text:p>450.131</text:p>
          </table:table-cell>
          <table:table-cell office:value-type="float" office:value="31590" table:style-name="ce33">
            <text:p>31.590</text:p>
          </table:table-cell>
          <table:table-cell office:value-type="float" office:value="96576" table:style-name="ce33">
            <text:p>96.576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62677" table:style-name="ce33">
            <text:p>762.677</text:p>
          </table:table-cell>
          <table:table-cell office:value-type="float" office:value="730133" table:style-name="ce33">
            <text:p>730.133</text:p>
          </table:table-cell>
          <table:table-cell office:value-type="percentage" office:value="0.95732924947258147" table:style-name="ce34">
            <text:p>95,7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3515" table:style-name="ce33">
            <text:p>9.313.515</text:p>
          </table:table-cell>
          <table:table-cell office:value-type="float" office:value="761030" table:style-name="ce33">
            <text:p>761.03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9295" table:style-name="ce33">
            <text:p>15.299.295</text:p>
          </table:table-cell>
          <table:table-cell office:value-type="float" office:value="14698879" table:style-name="ce33">
            <text:p>14.698.879</text:p>
          </table:table-cell>
          <table:table-cell office:value-type="percentage" office:value="0.96075531584952112" table:style-name="ce34">
            <text:p>96,0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9800" table:style-name="ce33">
            <text:p>209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2085" table:style-name="ce33">
            <text:p>3.282.085</text:p>
          </table:table-cell>
          <table:table-cell office:value-type="float" office:value="3066535" table:style-name="ce33">
            <text:p>3.066.535</text:p>
          </table:table-cell>
          <table:table-cell office:value-type="percentage" office:value="0.9343252840800893" table:style-name="ce34">
            <text:p>93,4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337" table:style-name="ce33">
            <text:p>893.337</text:p>
          </table:table-cell>
          <table:table-cell office:value-type="float" office:value="60170" table:style-name="ce33">
            <text:p>60.170</text:p>
          </table:table-cell>
          <table:table-cell office:value-type="float" office:value="178068" table:style-name="ce33">
            <text:p>178.068</text:p>
          </table:table-cell>
          <table:table-cell office:value-type="float" office:value="273600" table:style-name="ce33">
            <text:p>273.60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64035" table:style-name="ce33">
            <text:p>1.564.035</text:p>
          </table:table-cell>
          <table:table-cell office:value-type="float" office:value="1477126" table:style-name="ce33">
            <text:p>1.477.126</text:p>
          </table:table-cell>
          <table:table-cell office:value-type="percentage" office:value="0.94443282918860516" table:style-name="ce34">
            <text:p>94,4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944237" table:style-name="ce33">
            <text:p>4.944.237</text:p>
          </table:table-cell>
          <table:table-cell office:value-type="percentage" office:value="0.94913319919918804" table:style-name="ce34">
            <text:p>94,9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715" table:style-name="ce33">
            <text:p>183.715</text:p>
          </table:table-cell>
          <table:table-cell office:value-type="float" office:value="164958" table:style-name="ce33">
            <text:p>164.958</text:p>
          </table:table-cell>
          <table:table-cell office:value-type="percentage" office:value="0.89790164112892257" table:style-name="ce34">
            <text:p>89,7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258" table:style-name="ce33">
            <text:p>111.258</text:p>
          </table:table-cell>
          <table:table-cell office:value-type="float" office:value="11600" table:style-name="ce33">
            <text:p>11.600</text:p>
          </table:table-cell>
          <table:table-cell office:value-type="float" office:value="14400" table:style-name="ce33">
            <text:p>14.400</text:p>
          </table:table-cell>
          <table:table-cell office:value-type="float" office:value="17860" table:style-name="ce33">
            <text:p>17.86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3408" table:style-name="ce33">
            <text:p>173.408</text:p>
          </table:table-cell>
          <table:table-cell office:value-type="float" office:value="156243" table:style-name="ce33">
            <text:p>156.243</text:p>
          </table:table-cell>
          <table:table-cell office:value-type="percentage" office:value="0.90101379405794424" table:style-name="ce34">
            <text:p>90,1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852.5" table:style-name="ce33">
            <text:p>208.853</text:p>
          </table:table-cell>
          <table:table-cell office:value-type="percentage" office:value="0.92619159541632667" table:style-name="ce34">
            <text:p>92,62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711.5" table:style-name="ce38">
            <text:p>13.712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84695" table:style-name="ce41">
            <text:p>63.784.695</text:p>
          </table:table-cell>
          <table:table-cell office:value-type="float" office:value="4966530" table:style-name="ce41">
            <text:p>4.966.530</text:p>
          </table:table-cell>
          <table:table-cell office:value-type="float" office:value="12984900" table:style-name="ce41">
            <text:p>12.984.900</text:p>
          </table:table-cell>
          <table:table-cell office:value-type="float" office:value="16927180" table:style-name="ce42">
            <text:p>16.927.180</text:p>
          </table:table-cell>
          <table:table-cell office:value-type="float" office:value="639500" table:style-name="ce42">
            <text:p>639.5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288875" table:style-name="ce45">
            <text:p>110.288.875</text:p>
          </table:table-cell>
          <table:table-cell office:value-type="float" office:value="104863699.5" table:style-name="ce45">
            <text:p>104.863.700</text:p>
          </table:table-cell>
          <table:table-cell office:value-type="percentage" office:value="0.95080940394033397" table:style-name="ce46">
            <text:p>95,08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819" table:style-name="ce51">
            <text:p>7.492.819</text:p>
          </table:table-cell>
          <table:table-cell office:value-type="float" office:value="7341122" table:style-name="ce51">
            <text:p>7.341.122</text:p>
          </table:table-cell>
          <table:table-cell office:value-type="percentage" office:value="2.0245651202838343E-2" table:style-name="ce31">
            <text:p>2,02%</text:p>
          </table:table-cell>
          <table:table-cell office:value-type="float" office:value="4331079" table:style-name="ce51">
            <text:p>4.331.079</text:p>
          </table:table-cell>
          <table:table-cell office:value-type="date" office:date-value="2023-01-18T00:00:00" table:style-name="ce52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2995" table:style-name="ce53">
            <text:p>1.152.995</text:p>
          </table:table-cell>
          <table:table-cell office:value-type="float" office:value="1133050" table:style-name="ce53">
            <text:p>1.133.050</text:p>
          </table:table-cell>
          <table:table-cell office:value-type="percentage" office:value="1.7298427139753426E-2" table:style-name="ce34">
            <text:p>1,73%</text:p>
          </table:table-cell>
          <table:table-cell office:value-type="float" office:value="746565" table:style-name="ce53">
            <text:p>746.565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399" table:style-name="ce53">
            <text:p>930.399</text:p>
          </table:table-cell>
          <table:table-cell office:value-type="float" office:value="921208" table:style-name="ce53">
            <text:p>921.208</text:p>
          </table:table-cell>
          <table:table-cell office:value-type="percentage" office:value="9.878557479103052E-3" table:style-name="ce34">
            <text:p>0,99%</text:p>
          </table:table-cell>
          <table:table-cell office:value-type="float" office:value="737541" table:style-name="ce53">
            <text:p>737.541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908" table:style-name="ce53">
            <text:p>929.908</text:p>
          </table:table-cell>
          <table:table-cell office:value-type="float" office:value="915343" table:style-name="ce53">
            <text:p>915.343</text:p>
          </table:table-cell>
          <table:table-cell office:value-type="percentage" office:value="1.5662839764793938E-2" table:style-name="ce34">
            <text:p>1,57%</text:p>
          </table:table-cell>
          <table:table-cell office:value-type="float" office:value="507585" table:style-name="ce53">
            <text:p>507.585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7351" table:style-name="ce53">
            <text:p>1.827.351</text:p>
          </table:table-cell>
          <table:table-cell office:value-type="float" office:value="1774154" table:style-name="ce53">
            <text:p>1.774.154</text:p>
          </table:table-cell>
          <table:table-cell office:value-type="percentage" office:value="2.9111539052978874E-2" table:style-name="ce34">
            <text:p>2,91%</text:p>
          </table:table-cell>
          <table:table-cell office:value-type="float" office:value="1038483" table:style-name="ce53">
            <text:p>1.038.483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74" table:style-name="ce53">
            <text:p>520.474</text:p>
          </table:table-cell>
          <table:table-cell office:value-type="float" office:value="517036" table:style-name="ce53">
            <text:p>517.036</text:p>
          </table:table-cell>
          <table:table-cell office:value-type="percentage" office:value="6.6055172784807697E-3" table:style-name="ce34">
            <text:p>0,66%</text:p>
          </table:table-cell>
          <table:table-cell office:value-type="float" office:value="367537" table:style-name="ce53">
            <text:p>367.537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4075" table:style-name="ce53">
            <text:p>2.154.075</text:p>
          </table:table-cell>
          <table:table-cell office:value-type="float" office:value="2176486" table:style-name="ce53">
            <text:p>2.176.486</text:p>
          </table:table-cell>
          <table:table-cell office:value-type="percentage" office:value="0" table:style-name="ce34">
            <text:p>0,00%</text:p>
          </table:table-cell>
          <table:table-cell office:value-type="float" office:value="1578776" table:style-name="ce53">
            <text:p>1.578.776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1109" table:style-name="ce53">
            <text:p>1.771.109</text:p>
          </table:table-cell>
          <table:table-cell office:value-type="float" office:value="1720988" table:style-name="ce53">
            <text:p>1.720.988</text:p>
          </table:table-cell>
          <table:table-cell office:value-type="percentage" office:value="2.8299218173472102E-2" table:style-name="ce34">
            <text:p>2,83%</text:p>
          </table:table-cell>
          <table:table-cell office:value-type="float" office:value="1127881" table:style-name="ce53">
            <text:p>1.127.881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5982" table:style-name="ce53">
            <text:p>6.505.982</text:p>
          </table:table-cell>
          <table:table-cell office:value-type="float" office:value="6372722" table:style-name="ce53">
            <text:p>6.372.722</text:p>
          </table:table-cell>
          <table:table-cell office:value-type="percentage" office:value="2.0482688086133655E-2" table:style-name="ce34">
            <text:p>2,05%</text:p>
          </table:table-cell>
          <table:table-cell office:value-type="float" office:value="3988400" table:style-name="ce53">
            <text:p>3.988.400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6997" table:style-name="ce53">
            <text:p>4.456.997</text:p>
          </table:table-cell>
          <table:table-cell office:value-type="float" office:value="4399478" table:style-name="ce53">
            <text:p>4.399.478</text:p>
          </table:table-cell>
          <table:table-cell office:value-type="percentage" office:value="1.290532616467994E-2" table:style-name="ce34">
            <text:p>1,29%</text:p>
          </table:table-cell>
          <table:table-cell office:value-type="float" office:value="3062876" table:style-name="ce53">
            <text:p>3.062.876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505" table:style-name="ce53">
            <text:p>971.505</text:p>
          </table:table-cell>
          <table:table-cell office:value-type="float" office:value="954230" table:style-name="ce53">
            <text:p>954.230</text:p>
          </table:table-cell>
          <table:table-cell office:value-type="percentage" office:value="1.778168923474403E-2" table:style-name="ce34">
            <text:p>1,78%</text:p>
          </table:table-cell>
          <table:table-cell office:value-type="float" office:value="665744" table:style-name="ce53">
            <text:p>665.744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6294" table:style-name="ce53">
            <text:p>2.486.294</text:p>
          </table:table-cell>
          <table:table-cell office:value-type="float" office:value="2461773" table:style-name="ce53">
            <text:p>2.461.773</text:p>
          </table:table-cell>
          <table:table-cell office:value-type="percentage" office:value="9.8624700055584737E-3" table:style-name="ce34">
            <text:p>0,99%</text:p>
          </table:table-cell>
          <table:table-cell office:value-type="float" office:value="2016317" table:style-name="ce53">
            <text:p>2.016.317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38" table:style-name="ce53">
            <text:p>285.038</text:p>
          </table:table-cell>
          <table:table-cell office:value-type="float" office:value="287300" table:style-name="ce53">
            <text:p>287.300</text:p>
          </table:table-cell>
          <table:table-cell office:value-type="percentage" office:value="0" table:style-name="ce34">
            <text:p>0,00%</text:p>
          </table:table-cell>
          <table:table-cell office:value-type="float" office:value="190195" table:style-name="ce53">
            <text:p>190.195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5656" table:style-name="ce53">
            <text:p>5.785.656</text:p>
          </table:table-cell>
          <table:table-cell office:value-type="float" office:value="5746249" table:style-name="ce53">
            <text:p>5.746.249</text:p>
          </table:table-cell>
          <table:table-cell office:value-type="percentage" office:value="6.8111550358334475E-3" table:style-name="ce34">
            <text:p>0,68%</text:p>
          </table:table-cell>
          <table:table-cell office:value-type="float" office:value="3590153" table:style-name="ce53">
            <text:p>3.590.153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468" table:style-name="ce53">
            <text:p>1.302.468</text:p>
          </table:table-cell>
          <table:table-cell office:value-type="float" office:value="1283929" table:style-name="ce53">
            <text:p>1.283.929</text:p>
          </table:table-cell>
          <table:table-cell office:value-type="percentage" office:value="1.4233747009523458E-2" table:style-name="ce34">
            <text:p>1,42%</text:p>
          </table:table-cell>
          <table:table-cell office:value-type="float" office:value="727801" table:style-name="ce53">
            <text:p>727.801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188" table:style-name="ce53">
            <text:p>569.188</text:p>
          </table:table-cell>
          <table:table-cell office:value-type="float" office:value="564378" table:style-name="ce53">
            <text:p>564.378</text:p>
          </table:table-cell>
          <table:table-cell office:value-type="percentage" office:value="8.4506349395981652E-3" table:style-name="ce34">
            <text:p>0,85%</text:p>
          </table:table-cell>
          <table:table-cell office:value-type="float" office:value="374843" table:style-name="ce53">
            <text:p>374.843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563" table:style-name="ce53">
            <text:p>1.956.563</text:p>
          </table:table-cell>
          <table:table-cell office:value-type="float" office:value="1923015" table:style-name="ce53">
            <text:p>1.923.015</text:p>
          </table:table-cell>
          <table:table-cell office:value-type="percentage" office:value="1.7146393957158546E-2" table:style-name="ce34">
            <text:p>1,71%</text:p>
          </table:table-cell>
          <table:table-cell office:value-type="float" office:value="1261857" table:style-name="ce53">
            <text:p>1.261.857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26" table:style-name="ce53">
            <text:p>68.726</text:p>
          </table:table-cell>
          <table:table-cell office:value-type="float" office:value="65892" table:style-name="ce53">
            <text:p>65.892</text:p>
          </table:table-cell>
          <table:table-cell office:value-type="percentage" office:value="4.123621336903064E-2" table:style-name="ce34">
            <text:p>4,12%</text:p>
          </table:table-cell>
          <table:table-cell office:value-type="float" office:value="44186" table:style-name="ce53">
            <text:p>44.186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35" table:style-name="ce53">
            <text:p>63.335</text:p>
          </table:table-cell>
          <table:table-cell office:value-type="percentage" office:value="4.9123965949524825E-2" table:style-name="ce34">
            <text:p>4,91%</text:p>
          </table:table-cell>
          <table:table-cell office:value-type="float" office:value="37342" table:style-name="ce53">
            <text:p>37.342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77" table:style-name="ce53">
            <text:p>95.177</text:p>
          </table:table-cell>
          <table:table-cell office:value-type="float" office:value="94853" table:style-name="ce53">
            <text:p>94.853</text:p>
          </table:table-cell>
          <table:table-cell office:value-type="percentage" office:value="3.4041837838973701E-3" table:style-name="ce34">
            <text:p>0,34%</text:p>
          </table:table-cell>
          <table:table-cell office:value-type="float" office:value="51957" table:style-name="ce53">
            <text:p>51.957</text:p>
          </table:table-cell>
          <table:table-cell office:value-type="date" office:date-value="2023-01-18T00:00:00" table:style-name="ce54">
            <text:p>18/01/2023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32" table:style-name="ce55">
            <text:p>8.132</text:p>
          </table:table-cell>
          <table:table-cell office:value-type="float" office:value="8142" table:style-name="ce55">
            <text:p>8.142</text:p>
          </table:table-cell>
          <table:table-cell office:value-type="percentage" office:value="0" table:style-name="ce39">
            <text:p>0,00%</text:p>
          </table:table-cell>
          <table:table-cell office:value-type="float" office:value="4145" table:style-name="ce55">
            <text:p>4.145</text:p>
          </table:table-cell>
          <table:table-cell office:value-type="date" office:date-value="2023-01-16T00:00:00" table:style-name="ce56">
            <text:p>16/01/2023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37463" table:style-name="ce57">
            <text:p>41.337.463</text:p>
          </table:table-cell>
          <table:table-cell office:value-type="float" office:value="40724683" table:style-name="ce57">
            <text:p>40.724.683</text:p>
          </table:table-cell>
          <table:table-cell office:value-type="percentage" office:value="1.4823841511512208E-2" table:style-name="ce46">
            <text:p>1,48%</text:p>
          </table:table-cell>
          <table:table-cell office:value-type="float" office:value="26451263" table:style-name="ce57">
            <text:p>26.451.263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49680.891117" table:style-name="ce63">
            <text:p>7.549.681</text:p>
          </table:table-cell>
          <table:table-cell office:value-type="float" office:value="7047505" table:style-name="ce63">
            <text:p>7.047.505</text:p>
          </table:table-cell>
          <table:table-cell office:value-type="percentage" office:value="0.93348382556038056" table:style-name="ce64">
            <text:p>93,3%</text:p>
          </table:table-cell>
          <table:table-cell office:value-type="float" office:value="7019426" table:style-name="ce63">
            <text:p>7.019.426</text:p>
          </table:table-cell>
          <table:table-cell office:value-type="percentage" office:value="0.92976459551543411" table:style-name="ce64">
            <text:p>93,0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76072.6972430001" table:style-name="ce63">
            <text:p>1.176.073</text:p>
          </table:table-cell>
          <table:table-cell office:value-type="float" office:value="1098834" table:style-name="ce63">
            <text:p>1.098.834</text:p>
          </table:table-cell>
          <table:table-cell office:value-type="percentage" office:value="0.93432489554083997" table:style-name="ce64">
            <text:p>93,4%</text:p>
          </table:table-cell>
          <table:table-cell office:value-type="float" office:value="1092740" table:style-name="ce63">
            <text:p>1.092.740</text:p>
          </table:table-cell>
          <table:table-cell office:value-type="percentage" office:value="0.9291432430679224" table:style-name="ce67">
            <text:p>92,9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26948.79131500016" table:style-name="ce63">
            <text:p>926.949</text:p>
          </table:table-cell>
          <table:table-cell office:value-type="float" office:value="886193" table:style-name="ce63">
            <text:p>886.193</text:p>
          </table:table-cell>
          <table:table-cell office:value-type="percentage" office:value="0.95603231624350826" table:style-name="ce64">
            <text:p>95,6%</text:p>
          </table:table-cell>
          <table:table-cell office:value-type="float" office:value="886984" table:style-name="ce63">
            <text:p>886.984</text:p>
          </table:table-cell>
          <table:table-cell office:value-type="percentage" office:value="0.95688565356635857" table:style-name="ce67">
            <text:p>95,7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9409.0493709997" table:style-name="ce63">
            <text:p>1.089.409</text:p>
          </table:table-cell>
          <table:table-cell office:value-type="float" office:value="898077" table:style-name="ce63">
            <text:p>898.077</text:p>
          </table:table-cell>
          <table:table-cell office:value-type="percentage" office:value="0.82437079122716073" table:style-name="ce64">
            <text:p>82,4%</text:p>
          </table:table-cell>
          <table:table-cell office:value-type="float" office:value="892850" table:style-name="ce63">
            <text:p>892.850</text:p>
          </table:table-cell>
          <table:table-cell office:value-type="percentage" office:value="0.81957277710838872" table:style-name="ce67">
            <text:p>82,0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48188.859992" table:style-name="ce63">
            <text:p>2.048.189</text:p>
          </table:table-cell>
          <table:table-cell office:value-type="float" office:value="1750801" table:style-name="ce63">
            <text:p>1.750.801</text:p>
          </table:table-cell>
          <table:table-cell office:value-type="percentage" office:value="0.85480447345409272" table:style-name="ce64">
            <text:p>85,5%</text:p>
          </table:table-cell>
          <table:table-cell office:value-type="float" office:value="1719923" table:style-name="ce63">
            <text:p>1.719.923</text:p>
          </table:table-cell>
          <table:table-cell office:value-type="percentage" office:value="0.83972871525466541" table:style-name="ce67">
            <text:p>84,0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9709.28377600014" table:style-name="ce63">
            <text:p>529.709</text:p>
          </table:table-cell>
          <table:table-cell office:value-type="float" office:value="495252" table:style-name="ce63">
            <text:p>495.252</text:p>
          </table:table-cell>
          <table:table-cell office:value-type="percentage" office:value="0.9349505760397977" table:style-name="ce64">
            <text:p>93,5%</text:p>
          </table:table-cell>
          <table:table-cell office:value-type="float" office:value="496664" table:style-name="ce63">
            <text:p>496.664</text:p>
          </table:table-cell>
          <table:table-cell office:value-type="percentage" office:value="0.9376161891284237" table:style-name="ce67">
            <text:p>93,8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68005.04715" table:style-name="ce63">
            <text:p>2.168.005</text:p>
          </table:table-cell>
          <table:table-cell office:value-type="float" office:value="2050116" table:style-name="ce63">
            <text:p>2.050.116</text:p>
          </table:table-cell>
          <table:table-cell office:value-type="percentage" office:value="0.94562325982359974" table:style-name="ce64">
            <text:p>94,6%</text:p>
          </table:table-cell>
          <table:table-cell office:value-type="float" office:value="2089285" table:style-name="ce63">
            <text:p>2.089.285</text:p>
          </table:table-cell>
          <table:table-cell office:value-type="percentage" office:value="0.96369009968243236" table:style-name="ce67">
            <text:p>96,4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22885.5576560001" table:style-name="ce63">
            <text:p>1.822.886</text:p>
          </table:table-cell>
          <table:table-cell office:value-type="float" office:value="1665753" table:style-name="ce63">
            <text:p>1.665.753</text:p>
          </table:table-cell>
          <table:table-cell office:value-type="percentage" office:value="0.9138000973258833" table:style-name="ce64">
            <text:p>91,4%</text:p>
          </table:table-cell>
          <table:table-cell office:value-type="float" office:value="1643876" table:style-name="ce63">
            <text:p>1.643.876</text:p>
          </table:table-cell>
          <table:table-cell office:value-type="percentage" office:value="0.90179879537463459" table:style-name="ce67">
            <text:p>90,2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811841.3897879999" table:style-name="ce63">
            <text:p>6.811.841</text:p>
          </table:table-cell>
          <table:table-cell office:value-type="float" office:value="6261500" table:style-name="ce63">
            <text:p>6.261.500</text:p>
          </table:table-cell>
          <table:table-cell office:value-type="percentage" office:value="0.91920813208994467" table:style-name="ce64">
            <text:p>91,9%</text:p>
          </table:table-cell>
          <table:table-cell office:value-type="float" office:value="6195051" table:style-name="ce63">
            <text:p>6.195.051</text:p>
          </table:table-cell>
          <table:table-cell office:value-type="percentage" office:value="0.90945320736436053" table:style-name="ce67">
            <text:p>90,9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528081.8524599997" table:style-name="ce63">
            <text:p>4.528.082</text:p>
          </table:table-cell>
          <table:table-cell office:value-type="float" office:value="4198980" table:style-name="ce63">
            <text:p>4.198.980</text:p>
          </table:table-cell>
          <table:table-cell office:value-type="percentage" office:value="0.92731980931810976" table:style-name="ce64">
            <text:p>92,7%</text:p>
          </table:table-cell>
          <table:table-cell office:value-type="float" office:value="4223593" table:style-name="ce63">
            <text:p>4.223.593</text:p>
          </table:table-cell>
          <table:table-cell office:value-type="percentage" office:value="0.93275544427391965" table:style-name="ce67">
            <text:p>93,3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8307.09296600008" table:style-name="ce63">
            <text:p>948.307</text:p>
          </table:table-cell>
          <table:table-cell office:value-type="float" office:value="910436" table:style-name="ce63">
            <text:p>910.436</text:p>
          </table:table-cell>
          <table:table-cell office:value-type="percentage" office:value="0.96006452630492145" table:style-name="ce64">
            <text:p>96,0%</text:p>
          </table:table-cell>
          <table:table-cell office:value-type="float" office:value="908023" table:style-name="ce63">
            <text:p>908.023</text:p>
          </table:table-cell>
          <table:table-cell office:value-type="percentage" office:value="0.9575199919258176" table:style-name="ce67">
            <text:p>95,8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7737.9663919997" table:style-name="ce63">
            <text:p>2.457.738</text:p>
          </table:table-cell>
          <table:table-cell office:value-type="float" office:value="2343233" table:style-name="ce63">
            <text:p>2.343.233</text:p>
          </table:table-cell>
          <table:table-cell office:value-type="percentage" office:value="0.95341042537577958" table:style-name="ce64">
            <text:p>95,3%</text:p>
          </table:table-cell>
          <table:table-cell office:value-type="float" office:value="2349704" table:style-name="ce63">
            <text:p>2.349.704</text:p>
          </table:table-cell>
          <table:table-cell office:value-type="percentage" office:value="0.95604333420840815" table:style-name="ce67">
            <text:p>95,6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978.88969400001" table:style-name="ce63">
            <text:p>281.979</text:p>
          </table:table-cell>
          <table:table-cell office:value-type="float" office:value="269612" table:style-name="ce63">
            <text:p>269.612</text:p>
          </table:table-cell>
          <table:table-cell office:value-type="percentage" office:value="0.95614249808763907" table:style-name="ce64">
            <text:p>95,6%</text:p>
          </table:table-cell>
          <table:table-cell office:value-type="float" office:value="274427" table:style-name="ce63">
            <text:p>274.427</text:p>
          </table:table-cell>
          <table:table-cell office:value-type="percentage" office:value="0.97321824445016003" table:style-name="ce67">
            <text:p>97,3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6006507.0008920003" table:style-name="ce63">
            <text:p>6.006.507</text:p>
          </table:table-cell>
          <table:table-cell office:value-type="float" office:value="5528902" table:style-name="ce63">
            <text:p>5.528.902</text:p>
          </table:table-cell>
          <table:table-cell office:value-type="percentage" office:value="0.92048540011339819" table:style-name="ce64">
            <text:p>92,0%</text:p>
          </table:table-cell>
          <table:table-cell office:value-type="float" office:value="5541615" table:style-name="ce63">
            <text:p>5.541.615</text:p>
          </table:table-cell>
          <table:table-cell office:value-type="percentage" office:value="0.92260193806101265" table:style-name="ce67">
            <text:p>92,3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29419.0966020001" table:style-name="ce63">
            <text:p>1.329.419</text:p>
          </table:table-cell>
          <table:table-cell office:value-type="float" office:value="1233300" table:style-name="ce63">
            <text:p>1.233.300</text:p>
          </table:table-cell>
          <table:table-cell office:value-type="percentage" office:value="0.92769842343345243" table:style-name="ce64">
            <text:p>92,8%</text:p>
          </table:table-cell>
          <table:table-cell office:value-type="float" office:value="1238936" table:style-name="ce63">
            <text:p>1.238.936</text:p>
          </table:table-cell>
          <table:table-cell office:value-type="percentage" office:value="0.93193786907885168" table:style-name="ce67">
            <text:p>93,2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3256.26343299996" table:style-name="ce63">
            <text:p>583.256</text:p>
          </table:table-cell>
          <table:table-cell office:value-type="float" office:value="540398" table:style-name="ce63">
            <text:p>540.398</text:p>
          </table:table-cell>
          <table:table-cell office:value-type="percentage" office:value="0.9265189829582976" table:style-name="ce64">
            <text:p>92,7%</text:p>
          </table:table-cell>
          <table:table-cell office:value-type="float" office:value="541788" table:style-name="ce63">
            <text:p>541.788</text:p>
          </table:table-cell>
          <table:table-cell office:value-type="percentage" office:value="0.92890215496543316" table:style-name="ce67">
            <text:p>92,9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3592.4880969999" table:style-name="ce63">
            <text:p>1.953.592</text:p>
          </table:table-cell>
          <table:table-cell office:value-type="float" office:value="1871039" table:style-name="ce63">
            <text:p>1.871.039</text:p>
          </table:table-cell>
          <table:table-cell office:value-type="percentage" office:value="0.95774272853730336" table:style-name="ce64">
            <text:p>95,8%</text:p>
          </table:table-cell>
          <table:table-cell office:value-type="float" office:value="1861907" table:style-name="ce63">
            <text:p>1.861.907</text:p>
          </table:table-cell>
          <table:table-cell office:value-type="percentage" office:value="0.95306826338879347" table:style-name="ce67">
            <text:p>95,3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0789.104772000006" table:style-name="ce63">
            <text:p>70.789</text:p>
          </table:table-cell>
          <table:table-cell office:value-type="float" office:value="65708" table:style-name="ce63">
            <text:p>65.708</text:p>
          </table:table-cell>
          <table:table-cell office:value-type="percentage" office:value="0.92822193770686312" table:style-name="ce64">
            <text:p>92,8%</text:p>
          </table:table-cell>
          <table:table-cell office:value-type="float" office:value="63984" table:style-name="ce63">
            <text:p>63.984</text:p>
          </table:table-cell>
          <table:table-cell office:value-type="percentage" office:value="0.90386790744256307" table:style-name="ce67">
            <text:p>90,4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173.882383999997" table:style-name="ce63">
            <text:p>68.174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585309495023937" table:style-name="ce64">
            <text:p>92,6%</text:p>
          </table:table-cell>
          <table:table-cell office:value-type="float" office:value="61488" table:style-name="ce63">
            <text:p>61.488</text:p>
          </table:table-cell>
          <table:table-cell office:value-type="percentage" office:value="0.90192897704812047" table:style-name="ce67">
            <text:p>90,2%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77" table:style-name="ce63">
            <text:p>95.177</text:p>
          </table:table-cell>
          <table:table-cell office:value-type="string" table:style-name="ce64">
            <text:p>-</text:p>
          </table:table-cell>
          <table:table-cell office:value-type="float" office:value="94853" table:style-name="ce63">
            <text:p>94.853</text:p>
          </table:table-cell>
          <table:table-cell office:value-type="string" table:style-name="ce67">
            <text:p>-</text:p>
          </table:table-cell>
          <table:table-cell office:value-type="date" office:date-value="2023-01-18T00:00:00" table:style-name="ce65">
            <text:p>18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32" table:style-name="ce63">
            <text:p>8.132</text:p>
          </table:table-cell>
          <table:table-cell office:value-type="string" table:style-name="ce64">
            <text:p>-</text:p>
          </table:table-cell>
          <table:table-cell office:value-type="float" office:value="8142" table:style-name="ce63">
            <text:p>8.142</text:p>
          </table:table-cell>
          <table:table-cell office:value-type="string" table:style-name="ce67">
            <text:p>-</text:p>
          </table:table-cell>
          <table:table-cell office:value-type="date" office:date-value="2023-01-16T00:00:00" table:style-name="ce65">
            <text:p>16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350585.205100007" table:style-name="ce69">
            <text:p>42.350.585</text:p>
          </table:table-cell>
          <table:table-cell office:value-type="float" office:value="39282067" table:style-name="ce69">
            <text:p>39.282.067</text:p>
          </table:table-cell>
          <table:table-cell office:value-type="percentage" office:value="0.92754484524264647" table:style-name="ce70">
            <text:p>92,8%</text:p>
          </table:table-cell>
          <table:table-cell office:value-type="float" office:value="39205259" table:style-name="ce69">
            <text:p>39.205.259</text:p>
          </table:table-cell>
          <table:table-cell office:value-type="percentage" office:value="0.92573122213382697" table:style-name="ce70">
            <text:p>92,6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8" table:style-name="ce79">
            <text:p>435.668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9" table:style-name="ce79">
            <text:p>656.769</text:p>
          </table:table-cell>
          <table:table-cell office:value-type="percentage" office:value="0.97690289418332543" table:style-name="ce80">
            <text:p>97,7%</text:p>
          </table:table-cell>
          <table:table-cell office:value-type="float" office:value="937960" table:style-name="ce79">
            <text:p>937.960</text:p>
          </table:table-cell>
          <table:table-cell office:value-type="percentage" office:value="0.94849791102140235" table:style-name="ce80">
            <text:p>94,8%</text:p>
          </table:table-cell>
          <table:table-cell office:value-type="float" office:value="1230244" table:style-name="ce79">
            <text:p>1.230.244</text:p>
          </table:table-cell>
          <table:table-cell office:value-type="percentage" office:value="0.94220142857972267" table:style-name="ce80">
            <text:p>94,2%</text:p>
          </table:table-cell>
          <table:table-cell office:value-type="float" office:value="1278441" table:style-name="ce79">
            <text:p>1.278.441</text:p>
          </table:table-cell>
          <table:table-cell office:value-type="percentage" office:value="0.9283511345276475" table:style-name="ce80">
            <text:p>92,8%</text:p>
          </table:table-cell>
          <table:table-cell office:value-type="float" office:value="970036" table:style-name="ce79">
            <text:p>970.036</text:p>
          </table:table-cell>
          <table:table-cell office:value-type="percentage" office:value="0.89898131711327156" table:style-name="ce80">
            <text:p>89,9%</text:p>
          </table:table-cell>
          <table:table-cell office:value-type="float" office:value="814258" table:style-name="ce79">
            <text:p>814.258</text:p>
          </table:table-cell>
          <table:table-cell office:value-type="percentage" office:value="0.88026619990691779" table:style-name="ce80">
            <text:p>88,0%</text:p>
          </table:table-cell>
          <table:table-cell office:value-type="float" office:value="724129" table:style-name="ce79">
            <text:p>724.129</text:p>
          </table:table-cell>
          <table:table-cell office:value-type="percentage" office:value="0.92699273418130401" table:style-name="ce80">
            <text:p>92,7%</text:p>
          </table:table-cell>
          <table:table-cell office:value-type="float" office:value="7047505" table:style-name="ce79">
            <text:p>7.047.505</text:p>
          </table:table-cell>
          <table:table-cell office:value-type="float" office:value="7549680.891117" table:style-name="ce79">
            <text:p>7.549.681</text:p>
          </table:table-cell>
          <table:table-cell office:value-type="percentage" office:value="0.93348382556038056" table:style-name="ce80">
            <text:p>93,3%</text:p>
          </table:table-cell>
          <table:table-cell office:value-type="percentage" office:value="0.82725870226568532" table:style-name="ce80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5" table:style-name="ce82">
            <text:p>101.775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1" table:style-name="ce82">
            <text:p>119.941</text:p>
          </table:table-cell>
          <table:table-cell office:value-type="percentage" office:value="0.99061331941026121" table:style-name="ce83">
            <text:p>99,1%</text:p>
          </table:table-cell>
          <table:table-cell office:value-type="float" office:value="156167" table:style-name="ce82">
            <text:p>156.167</text:p>
          </table:table-cell>
          <table:table-cell office:value-type="percentage" office:value="0.95285186501014918" table:style-name="ce83">
            <text:p>95,3%</text:p>
          </table:table-cell>
          <table:table-cell office:value-type="float" office:value="188736" table:style-name="ce82">
            <text:p>188.736</text:p>
          </table:table-cell>
          <table:table-cell office:value-type="percentage" office:value="0.94273030736064145" table:style-name="ce83">
            <text:p>94,3%</text:p>
          </table:table-cell>
          <table:table-cell office:value-type="float" office:value="192654" table:style-name="ce82">
            <text:p>192.654</text:p>
          </table:table-cell>
          <table:table-cell office:value-type="percentage" office:value="0.93213926989204299" table:style-name="ce83">
            <text:p>93,2%</text:p>
          </table:table-cell>
          <table:table-cell office:value-type="float" office:value="132417" table:style-name="ce82">
            <text:p>132.417</text:p>
          </table:table-cell>
          <table:table-cell office:value-type="percentage" office:value="0.88586409330163585" table:style-name="ce83">
            <text:p>88,6%</text:p>
          </table:table-cell>
          <table:table-cell office:value-type="float" office:value="111238" table:style-name="ce82">
            <text:p>111.238</text:p>
          </table:table-cell>
          <table:table-cell office:value-type="percentage" office:value="0.85331297770922543" table:style-name="ce83">
            <text:p>85,3%</text:p>
          </table:table-cell>
          <table:table-cell office:value-type="float" office:value="95906" table:style-name="ce82">
            <text:p>95.906</text:p>
          </table:table-cell>
          <table:table-cell office:value-type="percentage" office:value="0.89357526530351883" table:style-name="ce83">
            <text:p>89,4%</text:p>
          </table:table-cell>
          <table:table-cell office:value-type="float" office:value="1098834" table:style-name="ce82">
            <text:p>1.098.834</text:p>
          </table:table-cell>
          <table:table-cell office:value-type="float" office:value="1176072.6972429999" table:style-name="ce82">
            <text:p>1.176.073</text:p>
          </table:table-cell>
          <table:table-cell office:value-type="percentage" office:value="0.93432489554084008" table:style-name="ce83">
            <text:p>93,4%</text:p>
          </table:table-cell>
          <table:table-cell office:value-type="percentage" office:value="0.83614971825889528" table:style-name="ce83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20" table:style-name="ce82">
            <text:p>89.320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4" table:style-name="ce82">
            <text:p>114.864</text:p>
          </table:table-cell>
          <table:table-cell office:value-type="percentage" office:value="0.9989579366422503" table:style-name="ce83">
            <text:p>99,9%</text:p>
          </table:table-cell>
          <table:table-cell office:value-type="float" office:value="149265" table:style-name="ce82">
            <text:p>149.265</text:p>
          </table:table-cell>
          <table:table-cell office:value-type="percentage" office:value="0.96974397503092435" table:style-name="ce83">
            <text:p>97,0%</text:p>
          </table:table-cell>
          <table:table-cell office:value-type="float" office:value="154550" table:style-name="ce82">
            <text:p>154.550</text:p>
          </table:table-cell>
          <table:table-cell office:value-type="percentage" office:value="0.95261799048795359" table:style-name="ce83">
            <text:p>95,3%</text:p>
          </table:table-cell>
          <table:table-cell office:value-type="float" office:value="152701" table:style-name="ce82">
            <text:p>152.701</text:p>
          </table:table-cell>
          <table:table-cell office:value-type="percentage" office:value="0.93528820806334367" table:style-name="ce83">
            <text:p>93,5%</text:p>
          </table:table-cell>
          <table:table-cell office:value-type="float" office:value="93267" table:style-name="ce82">
            <text:p>93.267</text:p>
          </table:table-cell>
          <table:table-cell office:value-type="percentage" office:value="0.90334355328678573" table:style-name="ce83">
            <text:p>90,3%</text:p>
          </table:table-cell>
          <table:table-cell office:value-type="float" office:value="69043" table:style-name="ce82">
            <text:p>69.043</text:p>
          </table:table-cell>
          <table:table-cell office:value-type="percentage" office:value="0.8784449072686733" table:style-name="ce83">
            <text:p>87,8%</text:p>
          </table:table-cell>
          <table:table-cell office:value-type="float" office:value="63183" table:style-name="ce82">
            <text:p>63.183</text:p>
          </table:table-cell>
          <table:table-cell office:value-type="percentage" office:value="0.9528816785345352" table:style-name="ce83">
            <text:p>95,3%</text:p>
          </table:table-cell>
          <table:table-cell office:value-type="float" office:value="886193" table:style-name="ce82">
            <text:p>886.193</text:p>
          </table:table-cell>
          <table:table-cell office:value-type="float" office:value="926948.79131500004" table:style-name="ce82">
            <text:p>926.949</text:p>
          </table:table-cell>
          <table:table-cell office:value-type="percentage" office:value="0.95603231624350837" table:style-name="ce83">
            <text:p>95,6%</text:p>
          </table:table-cell>
          <table:table-cell office:value-type="percentage" office:value="0.88070263124468917" table:style-name="ce83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5984966423535523" table:style-name="ce83">
            <text:p>96,0%</text:p>
          </table:table-cell>
          <table:table-cell office:value-type="float" office:value="79979" table:style-name="ce82">
            <text:p>79.979</text:p>
          </table:table-cell>
          <table:table-cell office:value-type="percentage" office:value="0.88968913766632773" table:style-name="ce83">
            <text:p>89,0%</text:p>
          </table:table-cell>
          <table:table-cell office:value-type="float" office:value="112277" table:style-name="ce82">
            <text:p>112.277</text:p>
          </table:table-cell>
          <table:table-cell office:value-type="percentage" office:value="0.85871398153774192" table:style-name="ce83">
            <text:p>85,9%</text:p>
          </table:table-cell>
          <table:table-cell office:value-type="float" office:value="153835" table:style-name="ce82">
            <text:p>153.835</text:p>
          </table:table-cell>
          <table:table-cell office:value-type="percentage" office:value="0.84347235474016213" table:style-name="ce83">
            <text:p>84,3%</text:p>
          </table:table-cell>
          <table:table-cell office:value-type="float" office:value="174124" table:style-name="ce82">
            <text:p>174.124</text:p>
          </table:table-cell>
          <table:table-cell office:value-type="percentage" office:value="0.80610980217227235" table:style-name="ce83">
            <text:p>80,6%</text:p>
          </table:table-cell>
          <table:table-cell office:value-type="float" office:value="135798" table:style-name="ce82">
            <text:p>135.798</text:p>
          </table:table-cell>
          <table:table-cell office:value-type="percentage" office:value="0.75660076414608601" table:style-name="ce83">
            <text:p>75,7%</text:p>
          </table:table-cell>
          <table:table-cell office:value-type="float" office:value="105208" table:style-name="ce82">
            <text:p>105.208</text:p>
          </table:table-cell>
          <table:table-cell office:value-type="percentage" office:value="0.77362917358837313" table:style-name="ce83">
            <text:p>77,4%</text:p>
          </table:table-cell>
          <table:table-cell office:value-type="float" office:value="84971" table:style-name="ce82">
            <text:p>84.971</text:p>
          </table:table-cell>
          <table:table-cell office:value-type="percentage" office:value="0.84260978832247402" table:style-name="ce83">
            <text:p>84,3%</text:p>
          </table:table-cell>
          <table:table-cell office:value-type="float" office:value="898077" table:style-name="ce82">
            <text:p>898.077</text:p>
          </table:table-cell>
          <table:table-cell office:value-type="float" office:value="1089409.0493709999" table:style-name="ce82">
            <text:p>1.089.409</text:p>
          </table:table-cell>
          <table:table-cell office:value-type="percentage" office:value="0.8243707912271605" table:style-name="ce83">
            <text:p>82,4%</text:p>
          </table:table-cell>
          <table:table-cell office:value-type="percentage" office:value="0.73373507146496986" table:style-name="ce83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90" table:style-name="ce82">
            <text:p>94.990</text:p>
          </table:table-cell>
          <table:table-cell office:value-type="percentage" office:value="0.92065549446935058" table:style-name="ce83">
            <text:p>92,1%</text:p>
          </table:table-cell>
          <table:table-cell office:value-type="float" office:value="156414" table:style-name="ce82">
            <text:p>156.414</text:p>
          </table:table-cell>
          <table:table-cell office:value-type="percentage" office:value="0.90278331690558522" table:style-name="ce83">
            <text:p>90,3%</text:p>
          </table:table-cell>
          <table:table-cell office:value-type="float" office:value="229781" table:style-name="ce82">
            <text:p>229.781</text:p>
          </table:table-cell>
          <table:table-cell office:value-type="percentage" office:value="0.87968709423912472" table:style-name="ce83">
            <text:p>88,0%</text:p>
          </table:table-cell>
          <table:table-cell office:value-type="float" office:value="326381" table:style-name="ce82">
            <text:p>326.381</text:p>
          </table:table-cell>
          <table:table-cell office:value-type="percentage" office:value="0.86557879533976334" table:style-name="ce83">
            <text:p>86,6%</text:p>
          </table:table-cell>
          <table:table-cell office:value-type="float" office:value="325659" table:style-name="ce82">
            <text:p>325.659</text:p>
          </table:table-cell>
          <table:table-cell office:value-type="percentage" office:value="0.83655808062925019" table:style-name="ce83">
            <text:p>83,7%</text:p>
          </table:table-cell>
          <table:table-cell office:value-type="float" office:value="240535" table:style-name="ce82">
            <text:p>240.535</text:p>
          </table:table-cell>
          <table:table-cell office:value-type="percentage" office:value="0.7853842021823515" table:style-name="ce83">
            <text:p>78,5%</text:p>
          </table:table-cell>
          <table:table-cell office:value-type="float" office:value="203024" table:style-name="ce82">
            <text:p>203.024</text:p>
          </table:table-cell>
          <table:table-cell office:value-type="percentage" office:value="0.79741700958764328" table:style-name="ce83">
            <text:p>79,7%</text:p>
          </table:table-cell>
          <table:table-cell office:value-type="float" office:value="174017" table:style-name="ce82">
            <text:p>174.017</text:p>
          </table:table-cell>
          <table:table-cell office:value-type="percentage" office:value="0.94920150910148193" table:style-name="ce83">
            <text:p>94,9%</text:p>
          </table:table-cell>
          <table:table-cell office:value-type="float" office:value="1750801" table:style-name="ce82">
            <text:p>1.750.801</text:p>
          </table:table-cell>
          <table:table-cell office:value-type="float" office:value="2048188.859992" table:style-name="ce82">
            <text:p>2.048.189</text:p>
          </table:table-cell>
          <table:table-cell office:value-type="percentage" office:value="0.85480447345409272" table:style-name="ce83">
            <text:p>85,5%</text:p>
          </table:table-cell>
          <table:table-cell office:value-type="percentage" office:value="0.77736102152819631" table:style-name="ce83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2" table:style-name="ce82">
            <text:p>42.612</text:p>
          </table:table-cell>
          <table:table-cell office:value-type="percentage" office:value="1" table:style-name="ce83">
            <text:p>100,0%</text:p>
          </table:table-cell>
          <table:table-cell office:value-type="float" office:value="56241" table:style-name="ce82">
            <text:p>56.241</text:p>
          </table:table-cell>
          <table:table-cell office:value-type="percentage" office:value="0.98908467683605061" table:style-name="ce83">
            <text:p>98,9%</text:p>
          </table:table-cell>
          <table:table-cell office:value-type="float" office:value="77324" table:style-name="ce82">
            <text:p>77.324</text:p>
          </table:table-cell>
          <table:table-cell office:value-type="percentage" office:value="0.95453345850745519" table:style-name="ce83">
            <text:p>95,5%</text:p>
          </table:table-cell>
          <table:table-cell office:value-type="float" office:value="85280" table:style-name="ce82">
            <text:p>85.280</text:p>
          </table:table-cell>
          <table:table-cell office:value-type="percentage" office:value="0.93192657728172645" table:style-name="ce83">
            <text:p>93,2%</text:p>
          </table:table-cell>
          <table:table-cell office:value-type="float" office:value="89617" table:style-name="ce82">
            <text:p>89.617</text:p>
          </table:table-cell>
          <table:table-cell office:value-type="percentage" office:value="0.92255017031451292" table:style-name="ce83">
            <text:p>92,3%</text:p>
          </table:table-cell>
          <table:table-cell office:value-type="float" office:value="57072" table:style-name="ce82">
            <text:p>57.072</text:p>
          </table:table-cell>
          <table:table-cell office:value-type="percentage" office:value="0.88534576893260131" table:style-name="ce83">
            <text:p>88,5%</text:p>
          </table:table-cell>
          <table:table-cell office:value-type="float" office:value="43673" table:style-name="ce82">
            <text:p>43.673</text:p>
          </table:table-cell>
          <table:table-cell office:value-type="percentage" office:value="0.85335200244060061" table:style-name="ce83">
            <text:p>85,3%</text:p>
          </table:table-cell>
          <table:table-cell office:value-type="float" office:value="43433" table:style-name="ce82">
            <text:p>43.433</text:p>
          </table:table-cell>
          <table:table-cell office:value-type="percentage" office:value="0.93860642330026989" table:style-name="ce83">
            <text:p>93,9%</text:p>
          </table:table-cell>
          <table:table-cell office:value-type="float" office:value="495252" table:style-name="ce82">
            <text:p>495.252</text:p>
          </table:table-cell>
          <table:table-cell office:value-type="float" office:value="529709.28377600003" table:style-name="ce82">
            <text:p>529.709</text:p>
          </table:table-cell>
          <table:table-cell office:value-type="percentage" office:value="0.93495057603979792" table:style-name="ce83">
            <text:p>93,5%</text:p>
          </table:table-cell>
          <table:table-cell office:value-type="percentage" office:value="0.84750031591690345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38" table:style-name="ce82">
            <text:p>230.138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5" table:style-name="ce82">
            <text:p>252.405</text:p>
          </table:table-cell>
          <table:table-cell office:value-type="percentage" office:value="1" table:style-name="ce83">
            <text:p>100,0%</text:p>
          </table:table-cell>
          <table:table-cell office:value-type="float" office:value="324810" table:style-name="ce82">
            <text:p>324.810</text:p>
          </table:table-cell>
          <table:table-cell office:value-type="percentage" office:value="0.96799163151177359" table:style-name="ce83">
            <text:p>96,8%</text:p>
          </table:table-cell>
          <table:table-cell office:value-type="float" office:value="358126" table:style-name="ce82">
            <text:p>358.126</text:p>
          </table:table-cell>
          <table:table-cell office:value-type="percentage" office:value="0.94138073272622924" table:style-name="ce83">
            <text:p>94,1%</text:p>
          </table:table-cell>
          <table:table-cell office:value-type="float" office:value="326595" table:style-name="ce82">
            <text:p>326.595</text:p>
          </table:table-cell>
          <table:table-cell office:value-type="percentage" office:value="0.92190917444377574" table:style-name="ce83">
            <text:p>92,2%</text:p>
          </table:table-cell>
          <table:table-cell office:value-type="float" office:value="219506" table:style-name="ce82">
            <text:p>219.506</text:p>
          </table:table-cell>
          <table:table-cell office:value-type="percentage" office:value="0.87844283335585682" table:style-name="ce83">
            <text:p>87,8%</text:p>
          </table:table-cell>
          <table:table-cell office:value-type="float" office:value="181737" table:style-name="ce82">
            <text:p>181.737</text:p>
          </table:table-cell>
          <table:table-cell office:value-type="percentage" office:value="0.86113998124131386" table:style-name="ce83">
            <text:p>86,1%</text:p>
          </table:table-cell>
          <table:table-cell office:value-type="float" office:value="156799" table:style-name="ce82">
            <text:p>156.799</text:p>
          </table:table-cell>
          <table:table-cell office:value-type="percentage" office:value="0.92663762960875018" table:style-name="ce83">
            <text:p>92,7%</text:p>
          </table:table-cell>
          <table:table-cell office:value-type="float" office:value="2050116" table:style-name="ce82">
            <text:p>2.050.116</text:p>
          </table:table-cell>
          <table:table-cell office:value-type="float" office:value="2168005.04715" table:style-name="ce82">
            <text:p>2.168.005</text:p>
          </table:table-cell>
          <table:table-cell office:value-type="percentage" office:value="0.94562325982359974" table:style-name="ce83">
            <text:p>94,6%</text:p>
          </table:table-cell>
          <table:table-cell office:value-type="percentage" office:value="0.86259399744797094" table:style-name="ce83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16" table:style-name="ce82">
            <text:p>139.316</text:p>
          </table:table-cell>
          <table:table-cell office:value-type="percentage" office:value="1" table:style-name="ce83">
            <text:p>100,0%</text:p>
          </table:table-cell>
          <table:table-cell office:value-type="float" office:value="159883" table:style-name="ce82">
            <text:p>159.883</text:p>
          </table:table-cell>
          <table:table-cell office:value-type="percentage" office:value="0.99615865395574421" table:style-name="ce83">
            <text:p>99,6%</text:p>
          </table:table-cell>
          <table:table-cell office:value-type="float" office:value="226015" table:style-name="ce82">
            <text:p>226.015</text:p>
          </table:table-cell>
          <table:table-cell office:value-type="percentage" office:value="0.95042834428267187" table:style-name="ce83">
            <text:p>95,0%</text:p>
          </table:table-cell>
          <table:table-cell office:value-type="float" office:value="290973" table:style-name="ce82">
            <text:p>290.973</text:p>
          </table:table-cell>
          <table:table-cell office:value-type="percentage" office:value="0.92666256002334602" table:style-name="ce83">
            <text:p>92,7%</text:p>
          </table:table-cell>
          <table:table-cell office:value-type="float" office:value="293043" table:style-name="ce82">
            <text:p>293.043</text:p>
          </table:table-cell>
          <table:table-cell office:value-type="percentage" office:value="0.89088621786281275" table:style-name="ce83">
            <text:p>89,1%</text:p>
          </table:table-cell>
          <table:table-cell office:value-type="float" office:value="213409" table:style-name="ce82">
            <text:p>213.409</text:p>
          </table:table-cell>
          <table:table-cell office:value-type="percentage" office:value="0.85088664433850691" table:style-name="ce83">
            <text:p>85,1%</text:p>
          </table:table-cell>
          <table:table-cell office:value-type="float" office:value="181981" table:style-name="ce82">
            <text:p>181.981</text:p>
          </table:table-cell>
          <table:table-cell office:value-type="percentage" office:value="0.83389679118210813" table:style-name="ce83">
            <text:p>83,4%</text:p>
          </table:table-cell>
          <table:table-cell office:value-type="float" office:value="161133" table:style-name="ce82">
            <text:p>161.133</text:p>
          </table:table-cell>
          <table:table-cell office:value-type="percentage" office:value="0.89367416847739534" table:style-name="ce83">
            <text:p>89,4%</text:p>
          </table:table-cell>
          <table:table-cell office:value-type="float" office:value="1665753" table:style-name="ce82">
            <text:p>1.665.753</text:p>
          </table:table-cell>
          <table:table-cell office:value-type="float" office:value="1822885.5576559999" table:style-name="ce82">
            <text:p>1.822.886</text:p>
          </table:table-cell>
          <table:table-cell office:value-type="percentage" office:value="0.91380009732588341" table:style-name="ce83">
            <text:p>91,4%</text:p>
          </table:table-cell>
          <table:table-cell office:value-type="percentage" office:value="0.81257017731846726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57" table:style-name="ce82">
            <text:p>461.457</text:p>
          </table:table-cell>
          <table:table-cell office:value-type="percentage" office:value="1" table:style-name="ce83">
            <text:p>100,0%</text:p>
          </table:table-cell>
          <table:table-cell office:value-type="float" office:value="622444" table:style-name="ce82">
            <text:p>622.444</text:p>
          </table:table-cell>
          <table:table-cell office:value-type="percentage" office:value="0.95848834920948267" table:style-name="ce83">
            <text:p>95,8%</text:p>
          </table:table-cell>
          <table:table-cell office:value-type="float" office:value="810671" table:style-name="ce82">
            <text:p>810.671</text:p>
          </table:table-cell>
          <table:table-cell office:value-type="percentage" office:value="0.93471309700141236" table:style-name="ce83">
            <text:p>93,5%</text:p>
          </table:table-cell>
          <table:table-cell office:value-type="float" office:value="1045992" table:style-name="ce82">
            <text:p>1.045.992</text:p>
          </table:table-cell>
          <table:table-cell office:value-type="percentage" office:value="0.93695724661240842" table:style-name="ce83">
            <text:p>93,7%</text:p>
          </table:table-cell>
          <table:table-cell office:value-type="float" office:value="1168582" table:style-name="ce82">
            <text:p>1.168.582</text:p>
          </table:table-cell>
          <table:table-cell office:value-type="percentage" office:value="0.92824139407174355" table:style-name="ce83">
            <text:p>92,8%</text:p>
          </table:table-cell>
          <table:table-cell office:value-type="float" office:value="836548" table:style-name="ce82">
            <text:p>836.548</text:p>
          </table:table-cell>
          <table:table-cell office:value-type="percentage" office:value="0.88425729691429855" table:style-name="ce83">
            <text:p>88,4%</text:p>
          </table:table-cell>
          <table:table-cell office:value-type="float" office:value="703682" table:style-name="ce82">
            <text:p>703.682</text:p>
          </table:table-cell>
          <table:table-cell office:value-type="percentage" office:value="0.84113264787626829" table:style-name="ce83">
            <text:p>84,1%</text:p>
          </table:table-cell>
          <table:table-cell office:value-type="float" office:value="612124" table:style-name="ce82">
            <text:p>612.124</text:p>
          </table:table-cell>
          <table:table-cell office:value-type="percentage" office:value="0.89702414810240327" table:style-name="ce83">
            <text:p>89,7%</text:p>
          </table:table-cell>
          <table:table-cell office:value-type="float" office:value="6261500" table:style-name="ce82">
            <text:p>6.261.500</text:p>
          </table:table-cell>
          <table:table-cell office:value-type="float" office:value="6811841.3897879999" table:style-name="ce82">
            <text:p>6.811.841</text:p>
          </table:table-cell>
          <table:table-cell office:value-type="percentage" office:value="0.91920813208994467" table:style-name="ce83">
            <text:p>91,9%</text:p>
          </table:table-cell>
          <table:table-cell office:value-type="percentage" office:value="0.81538524139899116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6" table:style-name="ce82">
            <text:p>299.256</text:p>
          </table:table-cell>
          <table:table-cell office:value-type="percentage" office:value="1" table:style-name="ce83">
            <text:p>100,0%</text:p>
          </table:table-cell>
          <table:table-cell office:value-type="float" office:value="438029" table:style-name="ce82">
            <text:p>438.029</text:p>
          </table:table-cell>
          <table:table-cell office:value-type="percentage" office:value="0.97355065885982195" table:style-name="ce83">
            <text:p>97,4%</text:p>
          </table:table-cell>
          <table:table-cell office:value-type="float" office:value="577075" table:style-name="ce82">
            <text:p>577.075</text:p>
          </table:table-cell>
          <table:table-cell office:value-type="percentage" office:value="0.94083306009724932" table:style-name="ce83">
            <text:p>94,1%</text:p>
          </table:table-cell>
          <table:table-cell office:value-type="float" office:value="724422" table:style-name="ce82">
            <text:p>724.422</text:p>
          </table:table-cell>
          <table:table-cell office:value-type="percentage" office:value="0.93271464789249059" table:style-name="ce83">
            <text:p>93,3%</text:p>
          </table:table-cell>
          <table:table-cell office:value-type="float" office:value="768792" table:style-name="ce82">
            <text:p>768.792</text:p>
          </table:table-cell>
          <table:table-cell office:value-type="percentage" office:value="0.92044312069488543" table:style-name="ce83">
            <text:p>92,0%</text:p>
          </table:table-cell>
          <table:table-cell office:value-type="float" office:value="532161" table:style-name="ce82">
            <text:p>532.161</text:p>
          </table:table-cell>
          <table:table-cell office:value-type="percentage" office:value="0.88435359029690441" table:style-name="ce83">
            <text:p>88,4%</text:p>
          </table:table-cell>
          <table:table-cell office:value-type="float" office:value="450406" table:style-name="ce82">
            <text:p>450.406</text:p>
          </table:table-cell>
          <table:table-cell office:value-type="percentage" office:value="0.86750735981581506" table:style-name="ce83">
            <text:p>86,8%</text:p>
          </table:table-cell>
          <table:table-cell office:value-type="float" office:value="408839" table:style-name="ce82">
            <text:p>408.839</text:p>
          </table:table-cell>
          <table:table-cell office:value-type="percentage" office:value="0.92925996862601024" table:style-name="ce83">
            <text:p>92,9%</text:p>
          </table:table-cell>
          <table:table-cell office:value-type="float" office:value="4198980" table:style-name="ce82">
            <text:p>4.198.980</text:p>
          </table:table-cell>
          <table:table-cell office:value-type="float" office:value="4528081.8524599997" table:style-name="ce82">
            <text:p>4.528.082</text:p>
          </table:table-cell>
          <table:table-cell office:value-type="percentage" office:value="0.92731980931810976" table:style-name="ce83">
            <text:p>92,7%</text:p>
          </table:table-cell>
          <table:table-cell office:value-type="percentage" office:value="0.82778481285298788" table:style-name="ce8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3" table:style-name="ce82">
            <text:p>96.193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6" table:style-name="ce82">
            <text:p>133.526</text:p>
          </table:table-cell>
          <table:table-cell office:value-type="percentage" office:value="0.98665186467587396" table:style-name="ce83">
            <text:p>98,7%</text:p>
          </table:table-cell>
          <table:table-cell office:value-type="float" office:value="162415" table:style-name="ce82">
            <text:p>162.415</text:p>
          </table:table-cell>
          <table:table-cell office:value-type="percentage" office:value="0.96890171255901492" table:style-name="ce83">
            <text:p>96,9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4736717221130617" table:style-name="ce83">
            <text:p>94,7%</text:p>
          </table:table-cell>
          <table:table-cell office:value-type="float" office:value="115005" table:style-name="ce82">
            <text:p>115.005</text:p>
          </table:table-cell>
          <table:table-cell office:value-type="percentage" office:value="0.90603309186401748" table:style-name="ce83">
            <text:p>90,6%</text:p>
          </table:table-cell>
          <table:table-cell office:value-type="float" office:value="95841" table:style-name="ce82">
            <text:p>95.841</text:p>
          </table:table-cell>
          <table:table-cell office:value-type="percentage" office:value="0.86489179812535688" table:style-name="ce83">
            <text:p>86,5%</text:p>
          </table:table-cell>
          <table:table-cell office:value-type="float" office:value="81519" table:style-name="ce82">
            <text:p>81.519</text:p>
          </table:table-cell>
          <table:table-cell office:value-type="percentage" office:value="0.95153832569820751" table:style-name="ce83">
            <text:p>95,2%</text:p>
          </table:table-cell>
          <table:table-cell office:value-type="float" office:value="910436" table:style-name="ce82">
            <text:p>910.436</text:p>
          </table:table-cell>
          <table:table-cell office:value-type="float" office:value="948307.09296599997" table:style-name="ce82">
            <text:p>948.307</text:p>
          </table:table-cell>
          <table:table-cell office:value-type="percentage" office:value="0.96006452630492156" table:style-name="ce83">
            <text:p>96,0%</text:p>
          </table:table-cell>
          <table:table-cell office:value-type="percentage" office:value="0.86435133662384256" table:style-name="ce83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98" table:style-name="ce82">
            <text:p>243.198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8" table:style-name="ce82">
            <text:p>292.478</text:p>
          </table:table-cell>
          <table:table-cell office:value-type="percentage" office:value="0.99082362241999089" table:style-name="ce83">
            <text:p>99,1%</text:p>
          </table:table-cell>
          <table:table-cell office:value-type="float" office:value="348436" table:style-name="ce82">
            <text:p>348.436</text:p>
          </table:table-cell>
          <table:table-cell office:value-type="percentage" office:value="0.96724930683403287" table:style-name="ce83">
            <text:p>96,7%</text:p>
          </table:table-cell>
          <table:table-cell office:value-type="float" office:value="394085" table:style-name="ce82">
            <text:p>394.085</text:p>
          </table:table-cell>
          <table:table-cell office:value-type="percentage" office:value="0.95363286313802875" table:style-name="ce83">
            <text:p>95,4%</text:p>
          </table:table-cell>
          <table:table-cell office:value-type="float" office:value="412912" table:style-name="ce82">
            <text:p>412.912</text:p>
          </table:table-cell>
          <table:table-cell office:value-type="percentage" office:value="0.93891888940068258" table:style-name="ce83">
            <text:p>93,9%</text:p>
          </table:table-cell>
          <table:table-cell office:value-type="float" office:value="269419" table:style-name="ce82">
            <text:p>269.419</text:p>
          </table:table-cell>
          <table:table-cell office:value-type="percentage" office:value="0.90893101086305561" table:style-name="ce83">
            <text:p>90,9%</text:p>
          </table:table-cell>
          <table:table-cell office:value-type="float" office:value="205272" table:style-name="ce82">
            <text:p>205.272</text:p>
          </table:table-cell>
          <table:table-cell office:value-type="percentage" office:value="0.89409696077139189" table:style-name="ce83">
            <text:p>89,4%</text:p>
          </table:table-cell>
          <table:table-cell office:value-type="float" office:value="177433" table:style-name="ce82">
            <text:p>177.433</text:p>
          </table:table-cell>
          <table:table-cell office:value-type="percentage" office:value="0.95372833506420929" table:style-name="ce83">
            <text:p>95,4%</text:p>
          </table:table-cell>
          <table:table-cell office:value-type="float" office:value="2343233" table:style-name="ce82">
            <text:p>2.343.233</text:p>
          </table:table-cell>
          <table:table-cell office:value-type="float" office:value="2457737.9663920002" table:style-name="ce82">
            <text:p>2.457.738</text:p>
          </table:table-cell>
          <table:table-cell office:value-type="percentage" office:value="0.95341042537577947" table:style-name="ce83">
            <text:p>95,3%</text:p>
          </table:table-cell>
          <table:table-cell office:value-type="percentage" office:value="0.87061905116901439" table:style-name="ce83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4" table:style-name="ce82">
            <text:p>23.504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1" table:style-name="ce82">
            <text:p>38.561</text:p>
          </table:table-cell>
          <table:table-cell office:value-type="percentage" office:value="0.97358154754415704" table:style-name="ce83">
            <text:p>97,4%</text:p>
          </table:table-cell>
          <table:table-cell office:value-type="float" office:value="46000" table:style-name="ce82">
            <text:p>46.000</text:p>
          </table:table-cell>
          <table:table-cell office:value-type="percentage" office:value="0.96376402638412972" table:style-name="ce83">
            <text:p>96,4%</text:p>
          </table:table-cell>
          <table:table-cell office:value-type="float" office:value="48574" table:style-name="ce82">
            <text:p>48.574</text:p>
          </table:table-cell>
          <table:table-cell office:value-type="percentage" office:value="0.94911557216228826" table:style-name="ce83">
            <text:p>94,9%</text:p>
          </table:table-cell>
          <table:table-cell office:value-type="float" office:value="32657" table:style-name="ce82">
            <text:p>32.657</text:p>
          </table:table-cell>
          <table:table-cell office:value-type="percentage" office:value="0.91143283961235411" table:style-name="ce83">
            <text:p>91,1%</text:p>
          </table:table-cell>
          <table:table-cell office:value-type="float" office:value="25922" table:style-name="ce82">
            <text:p>25.922</text:p>
          </table:table-cell>
          <table:table-cell office:value-type="percentage" office:value="0.85629251213892266" table:style-name="ce83">
            <text:p>85,6%</text:p>
          </table:table-cell>
          <table:table-cell office:value-type="float" office:value="25596" table:style-name="ce82">
            <text:p>25.596</text:p>
          </table:table-cell>
          <table:table-cell office:value-type="percentage" office:value="0.96638387905977319" table:style-name="ce83">
            <text:p>96,6%</text:p>
          </table:table-cell>
          <table:table-cell office:value-type="float" office:value="269612" table:style-name="ce82">
            <text:p>269.612</text:p>
          </table:table-cell>
          <table:table-cell office:value-type="float" office:value="281978.88969400001" table:style-name="ce82">
            <text:p>281.979</text:p>
          </table:table-cell>
          <table:table-cell office:value-type="percentage" office:value="0.95614249808763907" table:style-name="ce83">
            <text:p>95,6%</text:p>
          </table:table-cell>
          <table:table-cell office:value-type="percentage" office:value="0.85343037716847003" table:style-name="ce83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622" table:style-name="ce82">
            <text:p>375.622</text:p>
          </table:table-cell>
          <table:table-cell office:value-type="percentage" office:value="1" table:style-name="ce83">
            <text:p>100,0%</text:p>
          </table:table-cell>
          <table:table-cell office:value-type="float" office:value="513382" table:style-name="ce82">
            <text:p>513.382</text:p>
          </table:table-cell>
          <table:table-cell office:value-type="percentage" office:value="0.95109205174133493" table:style-name="ce83">
            <text:p>95,1%</text:p>
          </table:table-cell>
          <table:table-cell office:value-type="float" office:value="695277" table:style-name="ce82">
            <text:p>695.277</text:p>
          </table:table-cell>
          <table:table-cell office:value-type="percentage" office:value="0.94193993269921839" table:style-name="ce83">
            <text:p>94,2%</text:p>
          </table:table-cell>
          <table:table-cell office:value-type="float" office:value="951998" table:style-name="ce82">
            <text:p>951.998</text:p>
          </table:table-cell>
          <table:table-cell office:value-type="percentage" office:value="0.94169039284490175" table:style-name="ce83">
            <text:p>94,2%</text:p>
          </table:table-cell>
          <table:table-cell office:value-type="float" office:value="1055790" table:style-name="ce82">
            <text:p>1.055.790</text:p>
          </table:table-cell>
          <table:table-cell office:value-type="percentage" office:value="0.92324841232869925" table:style-name="ce83">
            <text:p>92,3%</text:p>
          </table:table-cell>
          <table:table-cell office:value-type="float" office:value="784676" table:style-name="ce82">
            <text:p>784.676</text:p>
          </table:table-cell>
          <table:table-cell office:value-type="percentage" office:value="0.89426719524550724" table:style-name="ce83">
            <text:p>89,4%</text:p>
          </table:table-cell>
          <table:table-cell office:value-type="float" office:value="642276" table:style-name="ce82">
            <text:p>642.276</text:p>
          </table:table-cell>
          <table:table-cell office:value-type="percentage" office:value="0.86628658109564838" table:style-name="ce83">
            <text:p>86,6%</text:p>
          </table:table-cell>
          <table:table-cell office:value-type="float" office:value="509881" table:style-name="ce82">
            <text:p>509.881</text:p>
          </table:table-cell>
          <table:table-cell office:value-type="percentage" office:value="0.87867952691621098" table:style-name="ce83">
            <text:p>87,9%</text:p>
          </table:table-cell>
          <table:table-cell office:value-type="float" office:value="5528902" table:style-name="ce82">
            <text:p>5.528.902</text:p>
          </table:table-cell>
          <table:table-cell office:value-type="float" office:value="6006507.0008919984" table:style-name="ce82">
            <text:p>6.006.507</text:p>
          </table:table-cell>
          <table:table-cell office:value-type="percentage" office:value="0.92048540011339841" table:style-name="ce83">
            <text:p>92,0%</text:p>
          </table:table-cell>
          <table:table-cell office:value-type="percentage" office:value="0.81675246127325241" table:style-name="ce83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20" table:style-name="ce82">
            <text:p>72.920</text:p>
          </table:table-cell>
          <table:table-cell office:value-type="percentage" office:value="1" table:style-name="ce83">
            <text:p>100,0%</text:p>
          </table:table-cell>
          <table:table-cell office:value-type="float" office:value="103970" table:style-name="ce82">
            <text:p>103.970</text:p>
          </table:table-cell>
          <table:table-cell office:value-type="percentage" office:value="0.9722334014789985" table:style-name="ce83">
            <text:p>97,2%</text:p>
          </table:table-cell>
          <table:table-cell office:value-type="float" office:value="149980" table:style-name="ce82">
            <text:p>149.980</text:p>
          </table:table-cell>
          <table:table-cell office:value-type="percentage" office:value="0.94432596209236852" table:style-name="ce83">
            <text:p>94,4%</text:p>
          </table:table-cell>
          <table:table-cell office:value-type="float" office:value="210177" table:style-name="ce82">
            <text:p>210.177</text:p>
          </table:table-cell>
          <table:table-cell office:value-type="percentage" office:value="0.94487364367535653" table:style-name="ce83">
            <text:p>94,5%</text:p>
          </table:table-cell>
          <table:table-cell office:value-type="float" office:value="237238" table:style-name="ce82">
            <text:p>237.238</text:p>
          </table:table-cell>
          <table:table-cell office:value-type="percentage" office:value="0.94093829777673876" table:style-name="ce83">
            <text:p>94,1%</text:p>
          </table:table-cell>
          <table:table-cell office:value-type="float" office:value="175389" table:style-name="ce82">
            <text:p>175.389</text:p>
          </table:table-cell>
          <table:table-cell office:value-type="percentage" office:value="0.8997966264190983" table:style-name="ce83">
            <text:p>90,0%</text:p>
          </table:table-cell>
          <table:table-cell office:value-type="float" office:value="150792" table:style-name="ce82">
            <text:p>150.792</text:p>
          </table:table-cell>
          <table:table-cell office:value-type="percentage" office:value="0.85539666424324146" table:style-name="ce83">
            <text:p>85,5%</text:p>
          </table:table-cell>
          <table:table-cell office:value-type="float" office:value="132834" table:style-name="ce82">
            <text:p>132.834</text:p>
          </table:table-cell>
          <table:table-cell office:value-type="percentage" office:value="0.90762503284487228" table:style-name="ce83">
            <text:p>90,8%</text:p>
          </table:table-cell>
          <table:table-cell office:value-type="float" office:value="1233300" table:style-name="ce82">
            <text:p>1.233.300</text:p>
          </table:table-cell>
          <table:table-cell office:value-type="float" office:value="1329419.0966020001" table:style-name="ce82">
            <text:p>1.329.419</text:p>
          </table:table-cell>
          <table:table-cell office:value-type="percentage" office:value="0.92769842343345243" table:style-name="ce83">
            <text:p>92,8%</text:p>
          </table:table-cell>
          <table:table-cell office:value-type="percentage" office:value="0.81004067827366211" table:style-name="ce83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1" table:style-name="ce82">
            <text:p>56.021</text:p>
          </table:table-cell>
          <table:table-cell office:value-type="percentage" office:value="0.96737600967211501" table:style-name="ce83">
            <text:p>96,7%</text:p>
          </table:table-cell>
          <table:table-cell office:value-type="float" office:value="72669" table:style-name="ce82">
            <text:p>72.669</text:p>
          </table:table-cell>
          <table:table-cell office:value-type="percentage" office:value="0.93767342293763911" table:style-name="ce83">
            <text:p>93,8%</text:p>
          </table:table-cell>
          <table:table-cell office:value-type="float" office:value="92602" table:style-name="ce82">
            <text:p>92.602</text:p>
          </table:table-cell>
          <table:table-cell office:value-type="percentage" office:value="0.93538959661144816" table:style-name="ce83">
            <text:p>93,5%</text:p>
          </table:table-cell>
          <table:table-cell office:value-type="float" office:value="96711" table:style-name="ce82">
            <text:p>96.711</text:p>
          </table:table-cell>
          <table:table-cell office:value-type="percentage" office:value="0.92546722577511698" table:style-name="ce83">
            <text:p>92,5%</text:p>
          </table:table-cell>
          <table:table-cell office:value-type="float" office:value="66187" table:style-name="ce82">
            <text:p>66.187</text:p>
          </table:table-cell>
          <table:table-cell office:value-type="percentage" office:value="0.89019239795061" table:style-name="ce83">
            <text:p>89,0%</text:p>
          </table:table-cell>
          <table:table-cell office:value-type="float" office:value="60188" table:style-name="ce82">
            <text:p>60.188</text:p>
          </table:table-cell>
          <table:table-cell office:value-type="percentage" office:value="0.86207948776949417" table:style-name="ce83">
            <text:p>86,2%</text:p>
          </table:table-cell>
          <table:table-cell office:value-type="float" office:value="53422" table:style-name="ce82">
            <text:p>53.422</text:p>
          </table:table-cell>
          <table:table-cell office:value-type="percentage" office:value="0.91601795556750343" table:style-name="ce83">
            <text:p>91,6%</text:p>
          </table:table-cell>
          <table:table-cell office:value-type="float" office:value="540398" table:style-name="ce82">
            <text:p>540.398</text:p>
          </table:table-cell>
          <table:table-cell office:value-type="float" office:value="583256.26343300007" table:style-name="ce82">
            <text:p>583.256</text:p>
          </table:table-cell>
          <table:table-cell office:value-type="percentage" office:value="0.92651898295829738" table:style-name="ce83">
            <text:p>92,7%</text:p>
          </table:table-cell>
          <table:table-cell office:value-type="percentage" office:value="0.81983481546570813" table:style-name="ce83">
            <text:p>82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37" table:style-name="ce82">
            <text:p>165.537</text:p>
          </table:table-cell>
          <table:table-cell office:value-type="percentage" office:value="1" table:style-name="ce83">
            <text:p>100,0%</text:p>
          </table:table-cell>
          <table:table-cell office:value-type="float" office:value="215449" table:style-name="ce82">
            <text:p>215.449</text:p>
          </table:table-cell>
          <table:table-cell office:value-type="percentage" office:value="0.97793675368960609" table:style-name="ce83">
            <text:p>97,8%</text:p>
          </table:table-cell>
          <table:table-cell office:value-type="float" office:value="281990" table:style-name="ce82">
            <text:p>281.990</text:p>
          </table:table-cell>
          <table:table-cell office:value-type="percentage" office:value="0.97549436450140747" table:style-name="ce83">
            <text:p>97,5%</text:p>
          </table:table-cell>
          <table:table-cell office:value-type="float" office:value="328545" table:style-name="ce82">
            <text:p>328.545</text:p>
          </table:table-cell>
          <table:table-cell office:value-type="percentage" office:value="0.96851100702788884" table:style-name="ce83">
            <text:p>96,9%</text:p>
          </table:table-cell>
          <table:table-cell office:value-type="float" office:value="327752" table:style-name="ce82">
            <text:p>327.752</text:p>
          </table:table-cell>
          <table:table-cell office:value-type="percentage" office:value="0.96218230023601303" table:style-name="ce83">
            <text:p>96,2%</text:p>
          </table:table-cell>
          <table:table-cell office:value-type="float" office:value="213417" table:style-name="ce82">
            <text:p>213.417</text:p>
          </table:table-cell>
          <table:table-cell office:value-type="percentage" office:value="0.93637323044335585" table:style-name="ce83">
            <text:p>93,6%</text:p>
          </table:table-cell>
          <table:table-cell office:value-type="float" office:value="177016" table:style-name="ce82">
            <text:p>177.016</text:p>
          </table:table-cell>
          <table:table-cell office:value-type="percentage" office:value="0.87948099998109153" table:style-name="ce83">
            <text:p>87,9%</text:p>
          </table:table-cell>
          <table:table-cell office:value-type="float" office:value="161333" table:style-name="ce82">
            <text:p>161.333</text:p>
          </table:table-cell>
          <table:table-cell office:value-type="percentage" office:value="0.91979472792922057" table:style-name="ce83">
            <text:p>92,0%</text:p>
          </table:table-cell>
          <table:table-cell office:value-type="float" office:value="1871039" table:style-name="ce82">
            <text:p>1.871.039</text:p>
          </table:table-cell>
          <table:table-cell office:value-type="float" office:value="1953592.4880969999" table:style-name="ce82">
            <text:p>1.953.592</text:p>
          </table:table-cell>
          <table:table-cell office:value-type="percentage" office:value="0.95774272853730336" table:style-name="ce83">
            <text:p>95,8%</text:p>
          </table:table-cell>
          <table:table-cell office:value-type="percentage" office:value="0.85949002072459912" table:style-name="ce83">
            <text:p>85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448220373366912" table:style-name="ce83">
            <text:p>85,4%</text:p>
          </table:table-cell>
          <table:table-cell office:value-type="float" office:value="3939" table:style-name="ce82">
            <text:p>3.939</text:p>
          </table:table-cell>
          <table:table-cell office:value-type="percentage" office:value="0.89638859712326302" table:style-name="ce83">
            <text:p>89,6%</text:p>
          </table:table-cell>
          <table:table-cell office:value-type="float" office:value="7733" table:style-name="ce82">
            <text:p>7.733</text:p>
          </table:table-cell>
          <table:table-cell office:value-type="percentage" office:value="0.90287443777418852" table:style-name="ce83">
            <text:p>90,3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3184451824097136" table:style-name="ce83">
            <text:p>93,2%</text:p>
          </table:table-cell>
          <table:table-cell office:value-type="float" office:value="11358" table:style-name="ce82">
            <text:p>11.358</text:p>
          </table:table-cell>
          <table:table-cell office:value-type="percentage" office:value="0.93314530680512864" table:style-name="ce83">
            <text:p>93,3%</text:p>
          </table:table-cell>
          <table:table-cell office:value-type="float" office:value="9677" table:style-name="ce82">
            <text:p>9.677</text:p>
          </table:table-cell>
          <table:table-cell office:value-type="percentage" office:value="0.87289270764163107" table:style-name="ce83">
            <text:p>87,3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395799735631511" table:style-name="ce83">
            <text:p>91,4%</text:p>
          </table:table-cell>
          <table:table-cell office:value-type="float" office:value="9935" table:style-name="ce82">
            <text:p>9.935</text:p>
          </table:table-cell>
          <table:table-cell office:value-type="percentage" office:value="1.0596485247168741" table:style-name="ce83">
            <text:p>106,0%</text:p>
          </table:table-cell>
          <table:table-cell office:value-type="float" office:value="65708" table:style-name="ce82">
            <text:p>65.708</text:p>
          </table:table-cell>
          <table:table-cell office:value-type="float" office:value="70789.104772000006" table:style-name="ce82">
            <text:p>70.789</text:p>
          </table:table-cell>
          <table:table-cell office:value-type="percentage" office:value="0.92822193770686312" table:style-name="ce83">
            <text:p>92,8%</text:p>
          </table:table-cell>
          <table:table-cell office:value-type="percentage" office:value="0.79633969281465056" table:style-name="ce83">
            <text:p>79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6173174887436488" table:style-name="ce83">
            <text:p>86,2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88192501940329449" table:style-name="ce83">
            <text:p>88,2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1545390949307492" table:style-name="ce83">
            <text:p>91,5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5544726850100992" table:style-name="ce83">
            <text:p>95,5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9168995942426585" table:style-name="ce83">
            <text:p>99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7854561790873931" table:style-name="ce83">
            <text:p>87,9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7942642608332422" table:style-name="ce83">
            <text:p>87,9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7258001656581683" table:style-name="ce83">
            <text:p>97,3%</text:p>
          </table:table-cell>
          <table:table-cell office:value-type="float" office:value="63119" table:style-name="ce82">
            <text:p>63.119</text:p>
          </table:table-cell>
          <table:table-cell office:value-type="float" office:value="68173.882384000011" table:style-name="ce82">
            <text:p>68.174</text:p>
          </table:table-cell>
          <table:table-cell office:value-type="percentage" office:value="0.92585309495023915" table:style-name="ce83">
            <text:p>92,6%</text:p>
          </table:table-cell>
          <table:table-cell office:value-type="percentage" office:value="0.75831655487523153" table:style-name="ce83">
            <text:p>75,8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699" table:style-name="ce82">
            <text:p>22.699</text:p>
          </table:table-cell>
          <table:table-cell office:value-type="string" table:style-name="ce83">
            <text:p>-</text:p>
          </table:table-cell>
          <table:table-cell office:value-type="float" office:value="32685" table:style-name="ce82">
            <text:p>32.685</text:p>
          </table:table-cell>
          <table:table-cell office:value-type="string" table:style-name="ce83">
            <text:p>-</text:p>
          </table:table-cell>
          <table:table-cell office:value-type="float" office:value="25141" table:style-name="ce82">
            <text:p>25.141</text:p>
          </table:table-cell>
          <table:table-cell office:value-type="string" table:style-name="ce83">
            <text:p>-</text:p>
          </table:table-cell>
          <table:table-cell office:value-type="float" office:value="1239" table:style-name="ce82">
            <text:p>1.239</text:p>
          </table:table-cell>
          <table:table-cell office:value-type="string" table:style-name="ce83">
            <text:p>-</text:p>
          </table:table-cell>
          <table:table-cell office:value-type="float" office:value="95177" table:style-name="ce82">
            <text:p>95.177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19" table:style-name="ce85">
            <text:p>319</text:p>
          </table:table-cell>
          <table:table-cell office:value-type="string" table:style-name="ce86">
            <text:p>-</text:p>
          </table:table-cell>
          <table:table-cell office:value-type="float" office:value="925" table:style-name="ce85">
            <text:p>925</text:p>
          </table:table-cell>
          <table:table-cell office:value-type="string" table:style-name="ce86">
            <text:p>-</text:p>
          </table:table-cell>
          <table:table-cell office:value-type="float" office:value="1971" table:style-name="ce85">
            <text:p>1.971</text:p>
          </table:table-cell>
          <table:table-cell office:value-type="string" table:style-name="ce86">
            <text:p>-</text:p>
          </table:table-cell>
          <table:table-cell office:value-type="float" office:value="2433" table:style-name="ce85">
            <text:p>2.433</text:p>
          </table:table-cell>
          <table:table-cell office:value-type="string" table:style-name="ce86">
            <text:p>-</text:p>
          </table:table-cell>
          <table:table-cell office:value-type="float" office:value="2128" table:style-name="ce85">
            <text:p>2.128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32" table:style-name="ce85">
            <text:p>8.132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841" table:style-name="ce89">
            <text:p>2.952.841</text:p>
          </table:table-cell>
          <table:table-cell office:value-type="percentage" office:value="1" table:style-name="ce90">
            <text:p>100,0%</text:p>
          </table:table-cell>
          <table:table-cell office:value-type="float" office:value="3970704" table:style-name="ce89">
            <text:p>3.970.704</text:p>
          </table:table-cell>
          <table:table-cell office:value-type="percentage" office:value="0.97125686737537076" table:style-name="ce90">
            <text:p>97,1%</text:p>
          </table:table-cell>
          <table:table-cell office:value-type="float" office:value="5341053" table:style-name="ce89">
            <text:p>5.341.053</text:p>
          </table:table-cell>
          <table:table-cell office:value-type="percentage" office:value="0.94545859430882018" table:style-name="ce90">
            <text:p>94,5%</text:p>
          </table:table-cell>
          <table:table-cell office:value-type="float" office:value="6775841" table:style-name="ce89">
            <text:p>6.775.841</text:p>
          </table:table-cell>
          <table:table-cell office:value-type="percentage" office:value="0.93732014488716886" table:style-name="ce90">
            <text:p>93,7%</text:p>
          </table:table-cell>
          <table:table-cell office:value-type="float" office:value="7143407" table:style-name="ce89">
            <text:p>7.143.407</text:p>
          </table:table-cell>
          <table:table-cell office:value-type="percentage" office:value="0.92324716057165357" table:style-name="ce90">
            <text:p>92,3%</text:p>
          </table:table-cell>
          <table:table-cell office:value-type="float" office:value="5141726" table:style-name="ce89">
            <text:p>5.141.726</text:p>
          </table:table-cell>
          <table:table-cell office:value-type="percentage" office:value="0.88863402363750077" table:style-name="ce90">
            <text:p>88,9%</text:p>
          </table:table-cell>
          <table:table-cell office:value-type="float" office:value="4269224" table:style-name="ce89">
            <text:p>4.269.224</text:p>
          </table:table-cell>
          <table:table-cell office:value-type="percentage" office:value="0.8636866077253067" table:style-name="ce90">
            <text:p>86,4%</text:p>
          </table:table-cell>
          <table:table-cell office:value-type="float" office:value="3687271" table:style-name="ce89">
            <text:p>3.687.271</text:p>
          </table:table-cell>
          <table:table-cell office:value-type="percentage" office:value="0.91391708860241916" table:style-name="ce90">
            <text:p>91,4%</text:p>
          </table:table-cell>
          <table:table-cell office:value-type="float" office:value="39282067" table:style-name="ce89">
            <text:p>39.282.067</text:p>
          </table:table-cell>
          <table:table-cell office:value-type="float" office:value="42350585.205100007" table:style-name="ce89">
            <text:p>42.350.585</text:p>
          </table:table-cell>
          <table:table-cell office:value-type="percentage" office:value="0.92754484524264647" table:style-name="ce90">
            <text:p>92,8%</text:p>
          </table:table-cell>
          <table:table-cell office:value-type="percentage" office:value="0.82816089347452804" table:style-name="ce90">
            <text:p>82,8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6" table:style-name="ce92">
            <text:p>653.116</text:p>
          </table:table-cell>
          <table:table-cell office:value-type="percentage" office:value="0.97146928469132487" table:style-name="ce93">
            <text:p>97,1%</text:p>
          </table:table-cell>
          <table:table-cell office:value-type="float" office:value="934179" table:style-name="ce92">
            <text:p>934.179</text:p>
          </table:table-cell>
          <table:table-cell office:value-type="percentage" office:value="0.94467443176687982" table:style-name="ce93">
            <text:p>94,5%</text:p>
          </table:table-cell>
          <table:table-cell office:value-type="float" office:value="1222996" table:style-name="ce92">
            <text:p>1.222.996</text:p>
          </table:table-cell>
          <table:table-cell office:value-type="percentage" office:value="0.93665043548051152" table:style-name="ce93">
            <text:p>93,7%</text:p>
          </table:table-cell>
          <table:table-cell office:value-type="float" office:value="1268165" table:style-name="ce92">
            <text:p>1.268.165</text:p>
          </table:table-cell>
          <table:table-cell office:value-type="percentage" office:value="0.92088912708388904" table:style-name="ce93">
            <text:p>92,1%</text:p>
          </table:table-cell>
          <table:table-cell office:value-type="float" office:value="954112" table:style-name="ce92">
            <text:p>954.112</text:p>
          </table:table-cell>
          <table:table-cell office:value-type="percentage" office:value="0.88422374265860004" table:style-name="ce93">
            <text:p>88,4%</text:p>
          </table:table-cell>
          <table:table-cell office:value-type="float" office:value="794927" table:style-name="ce92">
            <text:p>794.927</text:p>
          </table:table-cell>
          <table:table-cell office:value-type="percentage" office:value="0.85936812348593006" table:style-name="ce93">
            <text:p>85,9%</text:p>
          </table:table-cell>
          <table:table-cell office:value-type="float" office:value="761021" table:style-name="ce92">
            <text:p>761.021</text:p>
          </table:table-cell>
          <table:table-cell office:value-type="percentage" office:value="0.97421997677125227" table:style-name="ce93">
            <text:p>97,4%</text:p>
          </table:table-cell>
          <table:table-cell office:value-type="float" office:value="7019426" table:style-name="ce92">
            <text:p>7.019.426</text:p>
          </table:table-cell>
          <table:table-cell office:value-type="float" office:value="7549680.891117" table:style-name="ce92">
            <text:p>7.549.681</text:p>
          </table:table-cell>
          <table:table-cell office:value-type="percentage" office:value="0.92976459551543411" table:style-name="ce93">
            <text:p>93,0%</text:p>
          </table:table-cell>
          <table:table-cell office:value-type="percentage" office:value="0.8239626993396969" table:style-name="ce93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5" table:style-name="ce94">
            <text:p>100.545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5" table:style-name="ce94">
            <text:p>119.285</text:p>
          </table:table-cell>
          <table:table-cell office:value-type="percentage" office:value="0.98519530273928857" table:style-name="ce95">
            <text:p>98,5%</text:p>
          </table:table-cell>
          <table:table-cell office:value-type="float" office:value="155588" table:style-name="ce94">
            <text:p>155.588</text:p>
          </table:table-cell>
          <table:table-cell office:value-type="percentage" office:value="0.94931910053467827" table:style-name="ce95">
            <text:p>94,9%</text:p>
          </table:table-cell>
          <table:table-cell office:value-type="float" office:value="188561" table:style-name="ce94">
            <text:p>188.561</text:p>
          </table:table-cell>
          <table:table-cell office:value-type="percentage" office:value="0.94185618793568748" table:style-name="ce95">
            <text:p>94,2%</text:p>
          </table:table-cell>
          <table:table-cell office:value-type="float" office:value="191302" table:style-name="ce94">
            <text:p>191.302</text:p>
          </table:table-cell>
          <table:table-cell office:value-type="percentage" office:value="0.9255977379596978" table:style-name="ce95">
            <text:p>92,6%</text:p>
          </table:table-cell>
          <table:table-cell office:value-type="float" office:value="130318" table:style-name="ce94">
            <text:p>130.318</text:p>
          </table:table-cell>
          <table:table-cell office:value-type="percentage" office:value="0.8718218726514162" table:style-name="ce95">
            <text:p>87,2%</text:p>
          </table:table-cell>
          <table:table-cell office:value-type="float" office:value="108690" table:style-name="ce94">
            <text:p>108.690</text:p>
          </table:table-cell>
          <table:table-cell office:value-type="percentage" office:value="0.83376712586720103" table:style-name="ce95">
            <text:p>83,4%</text:p>
          </table:table-cell>
          <table:table-cell office:value-type="float" office:value="98451" table:style-name="ce94">
            <text:p>98.451</text:p>
          </table:table-cell>
          <table:table-cell office:value-type="percentage" office:value="0.91728753617497061" table:style-name="ce95">
            <text:p>91,7%</text:p>
          </table:table-cell>
          <table:table-cell office:value-type="float" office:value="1092740" table:style-name="ce94">
            <text:p>1.092.740</text:p>
          </table:table-cell>
          <table:table-cell office:value-type="float" office:value="1176072.6972429999" table:style-name="ce94">
            <text:p>1.176.073</text:p>
          </table:table-cell>
          <table:table-cell office:value-type="percentage" office:value="0.92914324306792262" table:style-name="ce95">
            <text:p>92,9%</text:p>
          </table:table-cell>
          <table:table-cell office:value-type="percentage" office:value="0.83151253340379461" table:style-name="ce95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40" table:style-name="ce94">
            <text:p>88.640</text:p>
          </table:table-cell>
          <table:table-cell office:value-type="percentage" office:value="1" table:style-name="ce95">
            <text:p>100,0%</text:p>
          </table:table-cell>
          <table:table-cell office:value-type="float" office:value="114699" table:style-name="ce94">
            <text:p>114.699</text:p>
          </table:table-cell>
          <table:table-cell office:value-type="percentage" office:value="0.9975229521427903" table:style-name="ce95">
            <text:p>99,8%</text:p>
          </table:table-cell>
          <table:table-cell office:value-type="float" office:value="149555" table:style-name="ce94">
            <text:p>149.555</text:p>
          </table:table-cell>
          <table:table-cell office:value-type="percentage" office:value="0.97162804532710212" table:style-name="ce95">
            <text:p>97,2%</text:p>
          </table:table-cell>
          <table:table-cell office:value-type="float" office:value="155008" table:style-name="ce94">
            <text:p>155.008</text:p>
          </table:table-cell>
          <table:table-cell office:value-type="percentage" office:value="0.95544101889069366" table:style-name="ce95">
            <text:p>95,5%</text:p>
          </table:table-cell>
          <table:table-cell office:value-type="float" office:value="152417" table:style-name="ce94">
            <text:p>152.417</text:p>
          </table:table-cell>
          <table:table-cell office:value-type="percentage" office:value="0.93354871813799944" table:style-name="ce95">
            <text:p>93,4%</text:p>
          </table:table-cell>
          <table:table-cell office:value-type="float" office:value="91974" table:style-name="ce94">
            <text:p>91.974</text:p>
          </table:table-cell>
          <table:table-cell office:value-type="percentage" office:value="0.89082011826260976" table:style-name="ce95">
            <text:p>89,1%</text:p>
          </table:table-cell>
          <table:table-cell office:value-type="float" office:value="67478" table:style-name="ce94">
            <text:p>67.478</text:p>
          </table:table-cell>
          <table:table-cell office:value-type="percentage" office:value="0.85853316705061389" table:style-name="ce95">
            <text:p>85,9%</text:p>
          </table:table-cell>
          <table:table-cell office:value-type="float" office:value="67213" table:style-name="ce94">
            <text:p>67.213</text:p>
          </table:table-cell>
          <table:table-cell office:value-type="percentage" office:value="1.0136593111967098" table:style-name="ce95">
            <text:p>101,4%</text:p>
          </table:table-cell>
          <table:table-cell office:value-type="float" office:value="886984" table:style-name="ce94">
            <text:p>886.984</text:p>
          </table:table-cell>
          <table:table-cell office:value-type="float" office:value="926948.79131500004" table:style-name="ce94">
            <text:p>926.949</text:p>
          </table:table-cell>
          <table:table-cell office:value-type="percentage" office:value="0.95688565356635868" table:style-name="ce95">
            <text:p>95,7%</text:p>
          </table:table-cell>
          <table:table-cell office:value-type="percentage" office:value="0.88148873063987121" table:style-name="ce95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187635392822534" table:style-name="ce95">
            <text:p>95,2%</text:p>
          </table:table-cell>
          <table:table-cell office:value-type="float" office:value="79894" table:style-name="ce94">
            <text:p>79.894</text:p>
          </table:table-cell>
          <table:table-cell office:value-type="percentage" office:value="0.88874359475254239" table:style-name="ce95">
            <text:p>88,9%</text:p>
          </table:table-cell>
          <table:table-cell office:value-type="float" office:value="112227" table:style-name="ce94">
            <text:p>112.227</text:p>
          </table:table-cell>
          <table:table-cell office:value-type="percentage" office:value="0.85833157286030226" table:style-name="ce95">
            <text:p>85,8%</text:p>
          </table:table-cell>
          <table:table-cell office:value-type="float" office:value="153231" table:style-name="ce94">
            <text:p>153.231</text:p>
          </table:table-cell>
          <table:table-cell office:value-type="percentage" office:value="0.84016064217629138" table:style-name="ce95">
            <text:p>84,0%</text:p>
          </table:table-cell>
          <table:table-cell office:value-type="float" office:value="173035" table:style-name="ce94">
            <text:p>173.035</text:p>
          </table:table-cell>
          <table:table-cell office:value-type="percentage" office:value="0.80106825950976979" table:style-name="ce95">
            <text:p>80,1%</text:p>
          </table:table-cell>
          <table:table-cell office:value-type="float" office:value="133819" table:style-name="ce94">
            <text:p>133.819</text:p>
          </table:table-cell>
          <table:table-cell office:value-type="percentage" office:value="0.74557473348109016" table:style-name="ce95">
            <text:p>74,6%</text:p>
          </table:table-cell>
          <table:table-cell office:value-type="float" office:value="103133" table:style-name="ce94">
            <text:p>103.133</text:p>
          </table:table-cell>
          <table:table-cell office:value-type="percentage" office:value="0.75837101322798339" table:style-name="ce95">
            <text:p>75,8%</text:p>
          </table:table-cell>
          <table:table-cell office:value-type="float" office:value="86057" table:style-name="ce94">
            <text:p>86.057</text:p>
          </table:table-cell>
          <table:table-cell office:value-type="percentage" office:value="0.85337904171619905" table:style-name="ce95">
            <text:p>85,3%</text:p>
          </table:table-cell>
          <table:table-cell office:value-type="float" office:value="892850" table:style-name="ce94">
            <text:p>892.850</text:p>
          </table:table-cell>
          <table:table-cell office:value-type="float" office:value="1089409.0493709999" table:style-name="ce94">
            <text:p>1.089.409</text:p>
          </table:table-cell>
          <table:table-cell office:value-type="percentage" office:value="0.81957277710838861" table:style-name="ce95">
            <text:p>82,0%</text:p>
          </table:table-cell>
          <table:table-cell office:value-type="percentage" office:value="0.72946457659810726" table:style-name="ce95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514" table:style-name="ce94">
            <text:p>93.514</text:p>
          </table:table-cell>
          <table:table-cell office:value-type="percentage" office:value="0.90634990956739492" table:style-name="ce95">
            <text:p>90,6%</text:p>
          </table:table-cell>
          <table:table-cell office:value-type="float" office:value="152832" table:style-name="ce94">
            <text:p>152.832</text:p>
          </table:table-cell>
          <table:table-cell office:value-type="percentage" office:value="0.88210888980087709" table:style-name="ce95">
            <text:p>88,2%</text:p>
          </table:table-cell>
          <table:table-cell office:value-type="float" office:value="226554" table:style-name="ce94">
            <text:p>226.554</text:p>
          </table:table-cell>
          <table:table-cell office:value-type="percentage" office:value="0.86733293852951576" table:style-name="ce95">
            <text:p>86,7%</text:p>
          </table:table-cell>
          <table:table-cell office:value-type="float" office:value="325239" table:style-name="ce94">
            <text:p>325.239</text:p>
          </table:table-cell>
          <table:table-cell office:value-type="percentage" office:value="0.86255015401481483" table:style-name="ce95">
            <text:p>86,3%</text:p>
          </table:table-cell>
          <table:table-cell office:value-type="float" office:value="322884" table:style-name="ce94">
            <text:p>322.884</text:p>
          </table:table-cell>
          <table:table-cell office:value-type="percentage" office:value="0.82942961596607134" table:style-name="ce95">
            <text:p>82,9%</text:p>
          </table:table-cell>
          <table:table-cell office:value-type="float" office:value="234553" table:style-name="ce94">
            <text:p>234.553</text:p>
          </table:table-cell>
          <table:table-cell office:value-type="percentage" office:value="0.76585204138473439" table:style-name="ce95">
            <text:p>76,6%</text:p>
          </table:table-cell>
          <table:table-cell office:value-type="float" office:value="192845" table:style-name="ce94">
            <text:p>192.845</text:p>
          </table:table-cell>
          <table:table-cell office:value-type="percentage" office:value="0.75743696909690028" table:style-name="ce95">
            <text:p>75,7%</text:p>
          </table:table-cell>
          <table:table-cell office:value-type="float" office:value="171502" table:style-name="ce94">
            <text:p>171.502</text:p>
          </table:table-cell>
          <table:table-cell office:value-type="percentage" office:value="0.93548306897557343" table:style-name="ce95">
            <text:p>93,5%</text:p>
          </table:table-cell>
          <table:table-cell office:value-type="float" office:value="1719923" table:style-name="ce94">
            <text:p>1.719.923</text:p>
          </table:table-cell>
          <table:table-cell office:value-type="float" office:value="2048188.859992" table:style-name="ce94">
            <text:p>2.048.189</text:p>
          </table:table-cell>
          <table:table-cell office:value-type="percentage" office:value="0.83972871525466541" table:style-name="ce95">
            <text:p>84,0%</text:p>
          </table:table-cell>
          <table:table-cell office:value-type="percentage" office:value="0.76365109468742598" table:style-name="ce95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1" table:style-name="ce94">
            <text:p>42.301</text:p>
          </table:table-cell>
          <table:table-cell office:value-type="percentage" office:value="1" table:style-name="ce95">
            <text:p>100,0%</text:p>
          </table:table-cell>
          <table:table-cell office:value-type="float" office:value="56125" table:style-name="ce94">
            <text:p>56.125</text:p>
          </table:table-cell>
          <table:table-cell office:value-type="percentage" office:value="0.98704463802961084" table:style-name="ce95">
            <text:p>98,7%</text:p>
          </table:table-cell>
          <table:table-cell office:value-type="float" office:value="77194" table:style-name="ce94">
            <text:p>77.194</text:p>
          </table:table-cell>
          <table:table-cell office:value-type="percentage" office:value="0.95292866116631958" table:style-name="ce95">
            <text:p>95,3%</text:p>
          </table:table-cell>
          <table:table-cell office:value-type="float" office:value="85155" table:style-name="ce94">
            <text:p>85.155</text:p>
          </table:table-cell>
          <table:table-cell office:value-type="percentage" office:value="0.93056059672168645" table:style-name="ce95">
            <text:p>93,1%</text:p>
          </table:table-cell>
          <table:table-cell office:value-type="float" office:value="89366" table:style-name="ce94">
            <text:p>89.366</text:p>
          </table:table-cell>
          <table:table-cell office:value-type="percentage" office:value="0.91996628452555607" table:style-name="ce95">
            <text:p>92,0%</text:p>
          </table:table-cell>
          <table:table-cell office:value-type="float" office:value="56835" table:style-name="ce94">
            <text:p>56.835</text:p>
          </table:table-cell>
          <table:table-cell office:value-type="percentage" office:value="0.88166923845816503" table:style-name="ce95">
            <text:p>88,2%</text:p>
          </table:table-cell>
          <table:table-cell office:value-type="float" office:value="43428" table:style-name="ce94">
            <text:p>43.428</text:p>
          </table:table-cell>
          <table:table-cell office:value-type="percentage" office:value="0.84856480576077675" table:style-name="ce95">
            <text:p>84,9%</text:p>
          </table:table-cell>
          <table:table-cell office:value-type="float" office:value="46260" table:style-name="ce94">
            <text:p>46.260</text:p>
          </table:table-cell>
          <table:table-cell office:value-type="percentage" office:value="0.99969914907721047" table:style-name="ce95">
            <text:p>100,0%</text:p>
          </table:table-cell>
          <table:table-cell office:value-type="float" office:value="496664" table:style-name="ce94">
            <text:p>496.664</text:p>
          </table:table-cell>
          <table:table-cell office:value-type="float" office:value="529709.28377600003" table:style-name="ce94">
            <text:p>529.709</text:p>
          </table:table-cell>
          <table:table-cell office:value-type="percentage" office:value="0.93761618912842393" table:style-name="ce95">
            <text:p>93,8%</text:p>
          </table:table-cell>
          <table:table-cell office:value-type="percentage" office:value="0.84991660186037199" table:style-name="ce95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82" table:style-name="ce94">
            <text:p>228.682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4" table:style-name="ce94">
            <text:p>251.364</text:p>
          </table:table-cell>
          <table:table-cell office:value-type="percentage" office:value="1" table:style-name="ce95">
            <text:p>100,0%</text:p>
          </table:table-cell>
          <table:table-cell office:value-type="float" office:value="325076" table:style-name="ce94">
            <text:p>325.076</text:p>
          </table:table-cell>
          <table:table-cell office:value-type="percentage" office:value="0.96878435887232939" table:style-name="ce95">
            <text:p>96,9%</text:p>
          </table:table-cell>
          <table:table-cell office:value-type="float" office:value="356925" table:style-name="ce94">
            <text:p>356.925</text:p>
          </table:table-cell>
          <table:table-cell office:value-type="percentage" office:value="0.93822374814537168" table:style-name="ce95">
            <text:p>93,8%</text:p>
          </table:table-cell>
          <table:table-cell office:value-type="float" office:value="325084" table:style-name="ce94">
            <text:p>325.084</text:p>
          </table:table-cell>
          <table:table-cell office:value-type="percentage" office:value="0.91764393840959113" table:style-name="ce95">
            <text:p>91,8%</text:p>
          </table:table-cell>
          <table:table-cell office:value-type="float" office:value="217271" table:style-name="ce94">
            <text:p>217.271</text:p>
          </table:table-cell>
          <table:table-cell office:value-type="percentage" office:value="0.86949856881388377" table:style-name="ce95">
            <text:p>86,9%</text:p>
          </table:table-cell>
          <table:table-cell office:value-type="float" office:value="186672" table:style-name="ce94">
            <text:p>186.672</text:p>
          </table:table-cell>
          <table:table-cell office:value-type="percentage" office:value="0.88452391410818121" table:style-name="ce95">
            <text:p>88,5%</text:p>
          </table:table-cell>
          <table:table-cell office:value-type="float" office:value="198211" table:style-name="ce94">
            <text:p>198.211</text:p>
          </table:table-cell>
          <table:table-cell office:value-type="percentage" office:value="1.1713708072269593" table:style-name="ce95">
            <text:p>117,1%</text:p>
          </table:table-cell>
          <table:table-cell office:value-type="float" office:value="2089285" table:style-name="ce94">
            <text:p>2.089.285</text:p>
          </table:table-cell>
          <table:table-cell office:value-type="float" office:value="2168005.04715" table:style-name="ce94">
            <text:p>2.168.005</text:p>
          </table:table-cell>
          <table:table-cell office:value-type="percentage" office:value="0.96369009968243236" table:style-name="ce95">
            <text:p>96,4%</text:p>
          </table:table-cell>
          <table:table-cell office:value-type="percentage" office:value="0.87907450112973318" table:style-name="ce95">
            <text:p>87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65" table:style-name="ce94">
            <text:p>137.265</text:p>
          </table:table-cell>
          <table:table-cell office:value-type="percentage" office:value="1" table:style-name="ce95">
            <text:p>100,0%</text:p>
          </table:table-cell>
          <table:table-cell office:value-type="float" office:value="158483" table:style-name="ce94">
            <text:p>158.483</text:p>
          </table:table-cell>
          <table:table-cell office:value-type="percentage" office:value="0.98743588721044895" table:style-name="ce95">
            <text:p>98,7%</text:p>
          </table:table-cell>
          <table:table-cell office:value-type="float" office:value="223388" table:style-name="ce94">
            <text:p>223.388</text:p>
          </table:table-cell>
          <table:table-cell office:value-type="percentage" office:value="0.93938139934348386" table:style-name="ce95">
            <text:p>93,9%</text:p>
          </table:table-cell>
          <table:table-cell office:value-type="float" office:value="287051" table:style-name="ce94">
            <text:p>287.051</text:p>
          </table:table-cell>
          <table:table-cell office:value-type="percentage" office:value="0.9141721552077392" table:style-name="ce95">
            <text:p>91,4%</text:p>
          </table:table-cell>
          <table:table-cell office:value-type="float" office:value="287468" table:style-name="ce94">
            <text:p>287.468</text:p>
          </table:table-cell>
          <table:table-cell office:value-type="percentage" office:value="0.87393754253330425" table:style-name="ce95">
            <text:p>87,4%</text:p>
          </table:table-cell>
          <table:table-cell office:value-type="float" office:value="207221" table:style-name="ce94">
            <text:p>207.221</text:p>
          </table:table-cell>
          <table:table-cell office:value-type="percentage" office:value="0.82621436456039687" table:style-name="ce95">
            <text:p>82,6%</text:p>
          </table:table-cell>
          <table:table-cell office:value-type="float" office:value="174977" table:style-name="ce94">
            <text:p>174.977</text:p>
          </table:table-cell>
          <table:table-cell office:value-type="percentage" office:value="0.80180215973465208" table:style-name="ce95">
            <text:p>80,2%</text:p>
          </table:table-cell>
          <table:table-cell office:value-type="float" office:value="168023" table:style-name="ce94">
            <text:p>168.023</text:p>
          </table:table-cell>
          <table:table-cell office:value-type="percentage" office:value="0.93188741480688253" table:style-name="ce95">
            <text:p>93,2%</text:p>
          </table:table-cell>
          <table:table-cell office:value-type="float" office:value="1643876" table:style-name="ce94">
            <text:p>1.643.876</text:p>
          </table:table-cell>
          <table:table-cell office:value-type="float" office:value="1822885.5576559999" table:style-name="ce94">
            <text:p>1.822.886</text:p>
          </table:table-cell>
          <table:table-cell office:value-type="percentage" office:value="0.9017987953746347" table:style-name="ce95">
            <text:p>90,2%</text:p>
          </table:table-cell>
          <table:table-cell office:value-type="percentage" office:value="0.80189836837128481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70" table:style-name="ce94">
            <text:p>455.870</text:p>
          </table:table-cell>
          <table:table-cell office:value-type="percentage" office:value="1" table:style-name="ce95">
            <text:p>100,0%</text:p>
          </table:table-cell>
          <table:table-cell office:value-type="float" office:value="618662" table:style-name="ce94">
            <text:p>618.662</text:p>
          </table:table-cell>
          <table:table-cell office:value-type="percentage" office:value="0.95266452740911145" table:style-name="ce95">
            <text:p>95,3%</text:p>
          </table:table-cell>
          <table:table-cell office:value-type="float" office:value="802623" table:style-name="ce94">
            <text:p>802.623</text:p>
          </table:table-cell>
          <table:table-cell office:value-type="percentage" office:value="0.92543365934462263" table:style-name="ce95">
            <text:p>92,5%</text:p>
          </table:table-cell>
          <table:table-cell office:value-type="float" office:value="1040424" table:style-name="ce94">
            <text:p>1.040.424</text:p>
          </table:table-cell>
          <table:table-cell office:value-type="percentage" office:value="0.93196965784582331" table:style-name="ce95">
            <text:p>93,2%</text:p>
          </table:table-cell>
          <table:table-cell office:value-type="float" office:value="1157091" table:style-name="ce94">
            <text:p>1.157.091</text:p>
          </table:table-cell>
          <table:table-cell office:value-type="percentage" office:value="0.91911373177737454" table:style-name="ce95">
            <text:p>91,9%</text:p>
          </table:table-cell>
          <table:table-cell office:value-type="float" office:value="820747" table:style-name="ce94">
            <text:p>820.747</text:p>
          </table:table-cell>
          <table:table-cell office:value-type="percentage" office:value="0.86755514766698361" table:style-name="ce95">
            <text:p>86,8%</text:p>
          </table:table-cell>
          <table:table-cell office:value-type="float" office:value="685981" table:style-name="ce94">
            <text:p>685.981</text:p>
          </table:table-cell>
          <table:table-cell office:value-type="percentage" office:value="0.81997410040730112" table:style-name="ce95">
            <text:p>82,0%</text:p>
          </table:table-cell>
          <table:table-cell office:value-type="float" office:value="613653" table:style-name="ce94">
            <text:p>613.653</text:p>
          </table:table-cell>
          <table:table-cell office:value-type="percentage" office:value="0.89926478876091132" table:style-name="ce95">
            <text:p>89,9%</text:p>
          </table:table-cell>
          <table:table-cell office:value-type="float" office:value="6195051" table:style-name="ce94">
            <text:p>6.195.051</text:p>
          </table:table-cell>
          <table:table-cell office:value-type="float" office:value="6811841.3897879999" table:style-name="ce94">
            <text:p>6.811.841</text:p>
          </table:table-cell>
          <table:table-cell office:value-type="percentage" office:value="0.90945320736436053" table:style-name="ce95">
            <text:p>90,9%</text:p>
          </table:table-cell>
          <table:table-cell office:value-type="percentage" office:value="0.80673211772164211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91" table:style-name="ce94">
            <text:p>295.591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3" table:style-name="ce94">
            <text:p>435.753</text:p>
          </table:table-cell>
          <table:table-cell office:value-type="percentage" office:value="0.96849208671148257" table:style-name="ce95">
            <text:p>96,8%</text:p>
          </table:table-cell>
          <table:table-cell office:value-type="float" office:value="579771" table:style-name="ce94">
            <text:p>579.771</text:p>
          </table:table-cell>
          <table:table-cell office:value-type="percentage" office:value="0.94522847824917444" table:style-name="ce95">
            <text:p>94,5%</text:p>
          </table:table-cell>
          <table:table-cell office:value-type="float" office:value="733813" table:style-name="ce94">
            <text:p>733.813</text:p>
          </table:table-cell>
          <table:table-cell office:value-type="percentage" office:value="0.94480583681049468" table:style-name="ce95">
            <text:p>94,5%</text:p>
          </table:table-cell>
          <table:table-cell office:value-type="float" office:value="770052" table:style-name="ce94">
            <text:p>770.052</text:p>
          </table:table-cell>
          <table:table-cell office:value-type="percentage" office:value="0.92195166700139697" table:style-name="ce95">
            <text:p>92,2%</text:p>
          </table:table-cell>
          <table:table-cell office:value-type="float" office:value="530726" table:style-name="ce94">
            <text:p>530.726</text:p>
          </table:table-cell>
          <table:table-cell office:value-type="percentage" office:value="0.88196888453666256" table:style-name="ce95">
            <text:p>88,2%</text:p>
          </table:table-cell>
          <table:table-cell office:value-type="float" office:value="447421" table:style-name="ce94">
            <text:p>447.421</text:p>
          </table:table-cell>
          <table:table-cell office:value-type="percentage" office:value="0.86175808145573496" table:style-name="ce95">
            <text:p>86,2%</text:p>
          </table:table-cell>
          <table:table-cell office:value-type="float" office:value="430466" table:style-name="ce94">
            <text:p>430.466</text:p>
          </table:table-cell>
          <table:table-cell office:value-type="percentage" office:value="0.97841649562435118" table:style-name="ce95">
            <text:p>97,8%</text:p>
          </table:table-cell>
          <table:table-cell office:value-type="float" office:value="4223593" table:style-name="ce94">
            <text:p>4.223.593</text:p>
          </table:table-cell>
          <table:table-cell office:value-type="float" office:value="4528081.8524599997" table:style-name="ce94">
            <text:p>4.528.082</text:p>
          </table:table-cell>
          <table:table-cell office:value-type="percentage" office:value="0.93275544427391965" table:style-name="ce95">
            <text:p>93,3%</text:p>
          </table:table-cell>
          <table:table-cell office:value-type="percentage" office:value="0.83263700733801771" table:style-name="ce95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3" table:style-name="ce94">
            <text:p>132.913</text:p>
          </table:table-cell>
          <table:table-cell office:value-type="percentage" office:value="0.98212227798080098" table:style-name="ce95">
            <text:p>98,2%</text:p>
          </table:table-cell>
          <table:table-cell office:value-type="float" office:value="161626" table:style-name="ce94">
            <text:p>161.626</text:p>
          </table:table-cell>
          <table:table-cell office:value-type="percentage" office:value="0.96419486004410515" table:style-name="ce95">
            <text:p>96,4%</text:p>
          </table:table-cell>
          <table:table-cell office:value-type="float" office:value="146273" table:style-name="ce94">
            <text:p>146.273</text:p>
          </table:table-cell>
          <table:table-cell office:value-type="percentage" office:value="0.93967111080052612" table:style-name="ce95">
            <text:p>94,0%</text:p>
          </table:table-cell>
          <table:table-cell office:value-type="float" office:value="113417" table:style-name="ce94">
            <text:p>113.417</text:p>
          </table:table-cell>
          <table:table-cell office:value-type="percentage" office:value="0.89352250058642024" table:style-name="ce95">
            <text:p>89,4%</text:p>
          </table:table-cell>
          <table:table-cell office:value-type="float" office:value="93658" table:style-name="ce94">
            <text:p>93.658</text:p>
          </table:table-cell>
          <table:table-cell office:value-type="percentage" office:value="0.84519189103645276" table:style-name="ce95">
            <text:p>84,5%</text:p>
          </table:table-cell>
          <table:table-cell office:value-type="float" office:value="86647" table:style-name="ce94">
            <text:p>86.647</text:p>
          </table:table-cell>
          <table:table-cell office:value-type="percentage" office:value="1.011395396248391" table:style-name="ce95">
            <text:p>101,1%</text:p>
          </table:table-cell>
          <table:table-cell office:value-type="float" office:value="908023" table:style-name="ce94">
            <text:p>908.023</text:p>
          </table:table-cell>
          <table:table-cell office:value-type="float" office:value="948307.09296599997" table:style-name="ce94">
            <text:p>948.307</text:p>
          </table:table-cell>
          <table:table-cell office:value-type="percentage" office:value="0.95751999192581772" table:style-name="ce95">
            <text:p>95,8%</text:p>
          </table:table-cell>
          <table:table-cell office:value-type="percentage" office:value="0.86206047842483313" table:style-name="ce95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38" table:style-name="ce94">
            <text:p>241.838</text:p>
          </table:table-cell>
          <table:table-cell office:value-type="percentage" office:value="1" table:style-name="ce95">
            <text:p>100,0%</text:p>
          </table:table-cell>
          <table:table-cell office:value-type="float" office:value="291603" table:style-name="ce94">
            <text:p>291.603</text:p>
          </table:table-cell>
          <table:table-cell office:value-type="percentage" office:value="0.98785939718042592" table:style-name="ce95">
            <text:p>98,8%</text:p>
          </table:table-cell>
          <table:table-cell office:value-type="float" office:value="348242" table:style-name="ce94">
            <text:p>348.242</text:p>
          </table:table-cell>
          <table:table-cell office:value-type="percentage" office:value="0.966710767861235" table:style-name="ce95">
            <text:p>96,7%</text:p>
          </table:table-cell>
          <table:table-cell office:value-type="float" office:value="393061" table:style-name="ce94">
            <text:p>393.061</text:p>
          </table:table-cell>
          <table:table-cell office:value-type="percentage" office:value="0.95115492043060945" table:style-name="ce95">
            <text:p>95,1%</text:p>
          </table:table-cell>
          <table:table-cell office:value-type="float" office:value="411488" table:style-name="ce94">
            <text:p>411.488</text:p>
          </table:table-cell>
          <table:table-cell office:value-type="percentage" office:value="0.93568086168895093" table:style-name="ce95">
            <text:p>93,6%</text:p>
          </table:table-cell>
          <table:table-cell office:value-type="float" office:value="267554" table:style-name="ce94">
            <text:p>267.554</text:p>
          </table:table-cell>
          <table:table-cell office:value-type="percentage" office:value="0.902639114837684" table:style-name="ce95">
            <text:p>90,3%</text:p>
          </table:table-cell>
          <table:table-cell office:value-type="float" office:value="202696" table:style-name="ce94">
            <text:p>202.696</text:p>
          </table:table-cell>
          <table:table-cell office:value-type="percentage" office:value="0.88287675650121811" table:style-name="ce95">
            <text:p>88,3%</text:p>
          </table:table-cell>
          <table:table-cell office:value-type="float" office:value="193222" table:style-name="ce94">
            <text:p>193.222</text:p>
          </table:table-cell>
          <table:table-cell office:value-type="percentage" office:value="1.0385965201387377" table:style-name="ce95">
            <text:p>103,9%</text:p>
          </table:table-cell>
          <table:table-cell office:value-type="float" office:value="2349704" table:style-name="ce94">
            <text:p>2.349.704</text:p>
          </table:table-cell>
          <table:table-cell office:value-type="float" office:value="2457737.9663920002" table:style-name="ce94">
            <text:p>2.457.738</text:p>
          </table:table-cell>
          <table:table-cell office:value-type="percentage" office:value="0.95604333420840792" table:style-name="ce95">
            <text:p>95,6%</text:p>
          </table:table-cell>
          <table:table-cell office:value-type="percentage" office:value="0.8730233258954776" table:style-name="ce95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4" table:style-name="ce94">
            <text:p>25.134</text:p>
          </table:table-cell>
          <table:table-cell office:value-type="percentage" office:value="1" table:style-name="ce95">
            <text:p>100,0%</text:p>
          </table:table-cell>
          <table:table-cell office:value-type="float" office:value="30724" table:style-name="ce94">
            <text:p>30.724</text:p>
          </table:table-cell>
          <table:table-cell office:value-type="percentage" office:value="1" table:style-name="ce95">
            <text:p>100,0%</text:p>
          </table:table-cell>
          <table:table-cell office:value-type="float" office:value="39736" table:style-name="ce94">
            <text:p>39.736</text:p>
          </table:table-cell>
          <table:table-cell office:value-type="percentage" office:value="1.0032477470297614" table:style-name="ce95">
            <text:p>100,3%</text:p>
          </table:table-cell>
          <table:table-cell office:value-type="float" office:value="46343" table:style-name="ce94">
            <text:p>46.343</text:p>
          </table:table-cell>
          <table:table-cell office:value-type="percentage" office:value="0.97095035379825489" table:style-name="ce95">
            <text:p>97,1%</text:p>
          </table:table-cell>
          <table:table-cell office:value-type="float" office:value="48678" table:style-name="ce94">
            <text:p>48.678</text:p>
          </table:table-cell>
          <table:table-cell office:value-type="percentage" office:value="0.9511476885106408" table:style-name="ce95">
            <text:p>95,1%</text:p>
          </table:table-cell>
          <table:table-cell office:value-type="float" office:value="32496" table:style-name="ce94">
            <text:p>32.496</text:p>
          </table:table-cell>
          <table:table-cell office:value-type="percentage" office:value="0.90693944808289362" table:style-name="ce95">
            <text:p>90,7%</text:p>
          </table:table-cell>
          <table:table-cell office:value-type="float" office:value="25560" table:style-name="ce94">
            <text:p>25.560</text:p>
          </table:table-cell>
          <table:table-cell office:value-type="percentage" office:value="0.84433441132130471" table:style-name="ce95">
            <text:p>84,4%</text:p>
          </table:table-cell>
          <table:table-cell office:value-type="float" office:value="25756" table:style-name="ce94">
            <text:p>25.756</text:p>
          </table:table-cell>
          <table:table-cell office:value-type="percentage" office:value="0.97242472218563514" table:style-name="ce95">
            <text:p>97,2%</text:p>
          </table:table-cell>
          <table:table-cell office:value-type="float" office:value="274427" table:style-name="ce94">
            <text:p>274.427</text:p>
          </table:table-cell>
          <table:table-cell office:value-type="float" office:value="281978.88969400001" table:style-name="ce94">
            <text:p>281.979</text:p>
          </table:table-cell>
          <table:table-cell office:value-type="percentage" office:value="0.97321824445016003" table:style-name="ce95">
            <text:p>97,3%</text:p>
          </table:table-cell>
          <table:table-cell office:value-type="percentage" office:value="0.8686717880332171" table:style-name="ce95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568" table:style-name="ce94">
            <text:p>372.568</text:p>
          </table:table-cell>
          <table:table-cell office:value-type="percentage" office:value="0.99367040691630948" table:style-name="ce95">
            <text:p>99,4%</text:p>
          </table:table-cell>
          <table:table-cell office:value-type="float" office:value="511658" table:style-name="ce94">
            <text:p>511.658</text:p>
          </table:table-cell>
          <table:table-cell office:value-type="percentage" office:value="0.94789816746568434" table:style-name="ce95">
            <text:p>94,8%</text:p>
          </table:table-cell>
          <table:table-cell office:value-type="float" office:value="692044" table:style-name="ce94">
            <text:p>692.044</text:p>
          </table:table-cell>
          <table:table-cell office:value-type="percentage" office:value="0.9375599635611388" table:style-name="ce95">
            <text:p>93,8%</text:p>
          </table:table-cell>
          <table:table-cell office:value-type="float" office:value="963234" table:style-name="ce94">
            <text:p>963.234</text:p>
          </table:table-cell>
          <table:table-cell office:value-type="percentage" office:value="0.95280473683932743" table:style-name="ce95">
            <text:p>95,3%</text:p>
          </table:table-cell>
          <table:table-cell office:value-type="float" office:value="1054381" table:style-name="ce94">
            <text:p>1.054.381</text:p>
          </table:table-cell>
          <table:table-cell office:value-type="percentage" office:value="0.92201629513401939" table:style-name="ce95">
            <text:p>92,2%</text:p>
          </table:table-cell>
          <table:table-cell office:value-type="float" office:value="775626" table:style-name="ce94">
            <text:p>775.626</text:p>
          </table:table-cell>
          <table:table-cell office:value-type="percentage" office:value="0.88395323366522205" table:style-name="ce95">
            <text:p>88,4%</text:p>
          </table:table-cell>
          <table:table-cell office:value-type="float" office:value="631850" table:style-name="ce94">
            <text:p>631.850</text:p>
          </table:table-cell>
          <table:table-cell office:value-type="percentage" office:value="0.85222424045937473" table:style-name="ce95">
            <text:p>85,2%</text:p>
          </table:table-cell>
          <table:table-cell office:value-type="float" office:value="540254" table:style-name="ce94">
            <text:p>540.254</text:p>
          </table:table-cell>
          <table:table-cell office:value-type="percentage" office:value="0.93102141310343134" table:style-name="ce95">
            <text:p>93,1%</text:p>
          </table:table-cell>
          <table:table-cell office:value-type="float" office:value="5541615" table:style-name="ce94">
            <text:p>5.541.615</text:p>
          </table:table-cell>
          <table:table-cell office:value-type="float" office:value="6006507.0008919984" table:style-name="ce94">
            <text:p>6.006.507</text:p>
          </table:table-cell>
          <table:table-cell office:value-type="percentage" office:value="0.92260193806101287" table:style-name="ce95">
            <text:p>92,3%</text:p>
          </table:table-cell>
          <table:table-cell office:value-type="percentage" office:value="0.8186304786517784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4" table:style-name="ce94">
            <text:p>75.974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5" table:style-name="ce94">
            <text:p>108.345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6" table:style-name="ce94">
            <text:p>154.056</text:p>
          </table:table-cell>
          <table:table-cell office:value-type="percentage" office:value="0.96998986808975818" table:style-name="ce95">
            <text:p>97,0%</text:p>
          </table:table-cell>
          <table:table-cell office:value-type="float" office:value="212096" table:style-name="ce94">
            <text:p>212.096</text:p>
          </table:table-cell>
          <table:table-cell office:value-type="percentage" office:value="0.95350071762832478" table:style-name="ce95">
            <text:p>95,4%</text:p>
          </table:table-cell>
          <table:table-cell office:value-type="float" office:value="236142" table:style-name="ce94">
            <text:p>236.142</text:p>
          </table:table-cell>
          <table:table-cell office:value-type="percentage" office:value="0.93659131974470633" table:style-name="ce95">
            <text:p>93,7%</text:p>
          </table:table-cell>
          <table:table-cell office:value-type="float" office:value="172206" table:style-name="ce94">
            <text:p>172.206</text:p>
          </table:table-cell>
          <table:table-cell office:value-type="percentage" office:value="0.88346690983543574" table:style-name="ce95">
            <text:p>88,3%</text:p>
          </table:table-cell>
          <table:table-cell office:value-type="float" office:value="145912" table:style-name="ce94">
            <text:p>145.912</text:p>
          </table:table-cell>
          <table:table-cell office:value-type="percentage" office:value="0.82771392430009449" table:style-name="ce95">
            <text:p>82,8%</text:p>
          </table:table-cell>
          <table:table-cell office:value-type="float" office:value="134205" table:style-name="ce94">
            <text:p>134.205</text:p>
          </table:table-cell>
          <table:table-cell office:value-type="percentage" office:value="0.91699276941856822" table:style-name="ce95">
            <text:p>91,7%</text:p>
          </table:table-cell>
          <table:table-cell office:value-type="float" office:value="1238936" table:style-name="ce94">
            <text:p>1.238.936</text:p>
          </table:table-cell>
          <table:table-cell office:value-type="float" office:value="1329419.0966020001" table:style-name="ce94">
            <text:p>1.329.419</text:p>
          </table:table-cell>
          <table:table-cell office:value-type="percentage" office:value="0.93193786907885168" table:style-name="ce95">
            <text:p>93,2%</text:p>
          </table:table-cell>
          <table:table-cell office:value-type="percentage" office:value="0.81374244529121698" table:style-name="ce95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5" table:style-name="ce94">
            <text:p>55.915</text:p>
          </table:table-cell>
          <table:table-cell office:value-type="percentage" office:value="0.96554559148919716" table:style-name="ce95">
            <text:p>96,6%</text:p>
          </table:table-cell>
          <table:table-cell office:value-type="float" office:value="72506" table:style-name="ce94">
            <text:p>72.506</text:p>
          </table:table-cell>
          <table:table-cell office:value-type="percentage" office:value="0.935570177152795" table:style-name="ce95">
            <text:p>93,6%</text:p>
          </table:table-cell>
          <table:table-cell office:value-type="float" office:value="92850" table:style-name="ce94">
            <text:p>92.850</text:p>
          </table:table-cell>
          <table:table-cell office:value-type="percentage" office:value="0.93789468958956568" table:style-name="ce95">
            <text:p>93,8%</text:p>
          </table:table-cell>
          <table:table-cell office:value-type="float" office:value="96646" table:style-name="ce94">
            <text:p>96.646</text:p>
          </table:table-cell>
          <table:table-cell office:value-type="percentage" office:value="0.92484521411485721" table:style-name="ce95">
            <text:p>92,5%</text:p>
          </table:table-cell>
          <table:table-cell office:value-type="float" office:value="65842" table:style-name="ce94">
            <text:p>65.842</text:p>
          </table:table-cell>
          <table:table-cell office:value-type="percentage" office:value="0.88555226654575769" table:style-name="ce95">
            <text:p>88,6%</text:p>
          </table:table-cell>
          <table:table-cell office:value-type="float" office:value="59502" table:style-name="ce94">
            <text:p>59.502</text:p>
          </table:table-cell>
          <table:table-cell office:value-type="percentage" office:value="0.85225383267861443" table:style-name="ce95">
            <text:p>85,2%</text:p>
          </table:table-cell>
          <table:table-cell office:value-type="float" office:value="56201" table:style-name="ce94">
            <text:p>56.201</text:p>
          </table:table-cell>
          <table:table-cell office:value-type="percentage" office:value="0.96366899630955904" table:style-name="ce95">
            <text:p>96,4%</text:p>
          </table:table-cell>
          <table:table-cell office:value-type="float" office:value="541788" table:style-name="ce94">
            <text:p>541.788</text:p>
          </table:table-cell>
          <table:table-cell office:value-type="float" office:value="583256.26343300007" table:style-name="ce94">
            <text:p>583.256</text:p>
          </table:table-cell>
          <table:table-cell office:value-type="percentage" office:value="0.92890215496543294" table:style-name="ce95">
            <text:p>92,9%</text:p>
          </table:table-cell>
          <table:table-cell office:value-type="percentage" office:value="0.82194357677403518" table:style-name="ce95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39" table:style-name="ce94">
            <text:p>164.039</text:p>
          </table:table-cell>
          <table:table-cell office:value-type="percentage" office:value="1.026817249489312" table:style-name="ce95">
            <text:p>102,7%</text:p>
          </table:table-cell>
          <table:table-cell office:value-type="float" office:value="214960" table:style-name="ce94">
            <text:p>214.960</text:p>
          </table:table-cell>
          <table:table-cell office:value-type="percentage" office:value="0.97571715149811666" table:style-name="ce95">
            <text:p>97,6%</text:p>
          </table:table-cell>
          <table:table-cell office:value-type="float" office:value="278685" table:style-name="ce94">
            <text:p>278.685</text:p>
          </table:table-cell>
          <table:table-cell office:value-type="percentage" office:value="0.9640613034897505" table:style-name="ce95">
            <text:p>96,4%</text:p>
          </table:table-cell>
          <table:table-cell office:value-type="float" office:value="327514" table:style-name="ce94">
            <text:p>327.514</text:p>
          </table:table-cell>
          <table:table-cell office:value-type="percentage" office:value="0.96547174346202791" table:style-name="ce95">
            <text:p>96,5%</text:p>
          </table:table-cell>
          <table:table-cell office:value-type="float" office:value="325288" table:style-name="ce94">
            <text:p>325.288</text:p>
          </table:table-cell>
          <table:table-cell office:value-type="percentage" office:value="0.95494872976876488" table:style-name="ce95">
            <text:p>95,5%</text:p>
          </table:table-cell>
          <table:table-cell office:value-type="float" office:value="210088" table:style-name="ce94">
            <text:p>210.088</text:p>
          </table:table-cell>
          <table:table-cell office:value-type="percentage" office:value="0.9217671471222243" table:style-name="ce95">
            <text:p>92,2%</text:p>
          </table:table-cell>
          <table:table-cell office:value-type="float" office:value="173909" table:style-name="ce94">
            <text:p>173.909</text:p>
          </table:table-cell>
          <table:table-cell office:value-type="percentage" office:value="0.86404427410918583" table:style-name="ce95">
            <text:p>86,4%</text:p>
          </table:table-cell>
          <table:table-cell office:value-type="float" office:value="167424" table:style-name="ce94">
            <text:p>167.424</text:p>
          </table:table-cell>
          <table:table-cell office:value-type="percentage" office:value="0.95452085146139853" table:style-name="ce95">
            <text:p>95,5%</text:p>
          </table:table-cell>
          <table:table-cell office:value-type="float" office:value="1861907" table:style-name="ce94">
            <text:p>1.861.907</text:p>
          </table:table-cell>
          <table:table-cell office:value-type="float" office:value="1953592.4880969999" table:style-name="ce94">
            <text:p>1.953.592</text:p>
          </table:table-cell>
          <table:table-cell office:value-type="percentage" office:value="0.95306826338879347" table:style-name="ce95">
            <text:p>95,3%</text:p>
          </table:table-cell>
          <table:table-cell office:value-type="percentage" office:value="0.85529509861487452" table:style-name="ce95">
            <text:p>85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917046189529155" table:style-name="ce95">
            <text:p>84,9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956157048866091" table:style-name="ce95">
            <text:p>89,0%</text:p>
          </table:table-cell>
          <table:table-cell office:value-type="float" office:value="7661" table:style-name="ce94">
            <text:p>7.661</text:p>
          </table:table-cell>
          <table:table-cell office:value-type="percentage" office:value="0.89446800307617458" table:style-name="ce95">
            <text:p>89,4%</text:p>
          </table:table-cell>
          <table:table-cell office:value-type="float" office:value="10626" table:style-name="ce94">
            <text:p>10.626</text:p>
          </table:table-cell>
          <table:table-cell office:value-type="percentage" office:value="0.92453593378417953" table:style-name="ce95">
            <text:p>92,5%</text:p>
          </table:table-cell>
          <table:table-cell office:value-type="float" office:value="11219" table:style-name="ce94">
            <text:p>11.219</text:p>
          </table:table-cell>
          <table:table-cell office:value-type="percentage" office:value="0.9217254091430479" table:style-name="ce95">
            <text:p>92,2%</text:p>
          </table:table-cell>
          <table:table-cell office:value-type="float" office:value="9408" table:style-name="ce94">
            <text:p>9.408</text:p>
          </table:table-cell>
          <table:table-cell office:value-type="percentage" office:value="0.84862814854732516" table:style-name="ce95">
            <text:p>84,9%</text:p>
          </table:table-cell>
          <table:table-cell office:value-type="float" office:value="9269" table:style-name="ce94">
            <text:p>9.269</text:p>
          </table:table-cell>
          <table:table-cell office:value-type="percentage" office:value="0.85200409106865993" table:style-name="ce95">
            <text:p>85,2%</text:p>
          </table:table-cell>
          <table:table-cell office:value-type="float" office:value="9494" table:style-name="ce94">
            <text:p>9.494</text:p>
          </table:table-cell>
          <table:table-cell office:value-type="percentage" office:value="1.0126122892463012" table:style-name="ce95">
            <text:p>101,3%</text:p>
          </table:table-cell>
          <table:table-cell office:value-type="float" office:value="63984" table:style-name="ce94">
            <text:p>63.984</text:p>
          </table:table-cell>
          <table:table-cell office:value-type="float" office:value="70789.104772000006" table:style-name="ce94">
            <text:p>70.789</text:p>
          </table:table-cell>
          <table:table-cell office:value-type="percentage" office:value="0.90386790744256307" table:style-name="ce95">
            <text:p>90,4%</text:p>
          </table:table-cell>
          <table:table-cell office:value-type="percentage" office:value="0.77544589555385346" table:style-name="ce95">
            <text:p>77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4288264737735075" table:style-name="ce95">
            <text:p>84,3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6625434472120855" table:style-name="ce95">
            <text:p>86,6%</text:p>
          </table:table-cell>
          <table:table-cell office:value-type="float" office:value="7412" table:style-name="ce94">
            <text:p>7.412</text:p>
          </table:table-cell>
          <table:table-cell office:value-type="percentage" office:value="0.90230643313333392" table:style-name="ce95">
            <text:p>90,2%</text:p>
          </table:table-cell>
          <table:table-cell office:value-type="float" office:value="10068" table:style-name="ce94">
            <text:p>10.068</text:p>
          </table:table-cell>
          <table:table-cell office:value-type="percentage" office:value="0.94502830329778642" table:style-name="ce95">
            <text:p>94,5%</text:p>
          </table:table-cell>
          <table:table-cell office:value-type="float" office:value="10594" table:style-name="ce94">
            <text:p>10.594</text:p>
          </table:table-cell>
          <table:table-cell office:value-type="percentage" office:value="0.97975971557779284" table:style-name="ce95">
            <text:p>98,0%</text:p>
          </table:table-cell>
          <table:table-cell office:value-type="float" office:value="9175" table:style-name="ce94">
            <text:p>9.175</text:p>
          </table:table-cell>
          <table:table-cell office:value-type="percentage" office:value="0.85460729901533961" table:style-name="ce95">
            <text:p>85,5%</text:p>
          </table:table-cell>
          <table:table-cell office:value-type="float" office:value="9767" table:style-name="ce94">
            <text:p>9.767</text:p>
          </table:table-cell>
          <table:table-cell office:value-type="percentage" office:value="0.82155503620811354" table:style-name="ce95">
            <text:p>82,2%</text:p>
          </table:table-cell>
          <table:table-cell office:value-type="float" office:value="9043" table:style-name="ce94">
            <text:p>9.043</text:p>
          </table:table-cell>
          <table:table-cell office:value-type="percentage" office:value="0.94835465708482658" table:style-name="ce95">
            <text:p>94,8%</text:p>
          </table:table-cell>
          <table:table-cell office:value-type="float" office:value="61488" table:style-name="ce94">
            <text:p>61.488</text:p>
          </table:table-cell>
          <table:table-cell office:value-type="float" office:value="68173.882384000011" table:style-name="ce94">
            <text:p>68.174</text:p>
          </table:table-cell>
          <table:table-cell office:value-type="percentage" office:value="0.90192897704812036" table:style-name="ce95">
            <text:p>90,2%</text:p>
          </table:table-cell>
          <table:table-cell office:value-type="percentage" office:value="0.73872159454630515" table:style-name="ce95">
            <text:p>73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2" table:style-name="ce94">
            <text:p>3.702</text:p>
          </table:table-cell>
          <table:table-cell office:value-type="string" table:style-name="ce95">
            <text:p>-</text:p>
          </table:table-cell>
          <table:table-cell office:value-type="float" office:value="9845" table:style-name="ce94">
            <text:p>9.845</text:p>
          </table:table-cell>
          <table:table-cell office:value-type="string" table:style-name="ce95">
            <text:p>-</text:p>
          </table:table-cell>
          <table:table-cell office:value-type="float" office:value="22741" table:style-name="ce94">
            <text:p>22.741</text:p>
          </table:table-cell>
          <table:table-cell office:value-type="string" table:style-name="ce95">
            <text:p>-</text:p>
          </table:table-cell>
          <table:table-cell office:value-type="float" office:value="32582" table:style-name="ce94">
            <text:p>32.582</text:p>
          </table:table-cell>
          <table:table-cell office:value-type="string" table:style-name="ce95">
            <text:p>-</text:p>
          </table:table-cell>
          <table:table-cell office:value-type="float" office:value="24599" table:style-name="ce94">
            <text:p>24.599</text:p>
          </table:table-cell>
          <table:table-cell office:value-type="string" table:style-name="ce95">
            <text:p>-</text:p>
          </table:table-cell>
          <table:table-cell office:value-type="float" office:value="1342" table:style-name="ce94">
            <text:p>1.342</text:p>
          </table:table-cell>
          <table:table-cell office:value-type="string" table:style-name="ce95">
            <text:p>-</text:p>
          </table:table-cell>
          <table:table-cell office:value-type="float" office:value="94853" table:style-name="ce94">
            <text:p>94.853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2" table:style-name="ce97">
            <text:p>312</text:p>
          </table:table-cell>
          <table:table-cell office:value-type="string" table:style-name="ce98">
            <text:p>-</text:p>
          </table:table-cell>
          <table:table-cell office:value-type="float" office:value="923" table:style-name="ce97">
            <text:p>923</text:p>
          </table:table-cell>
          <table:table-cell office:value-type="string" table:style-name="ce98">
            <text:p>-</text:p>
          </table:table-cell>
          <table:table-cell office:value-type="float" office:value="1984" table:style-name="ce97">
            <text:p>1.984</text:p>
          </table:table-cell>
          <table:table-cell office:value-type="string" table:style-name="ce98">
            <text:p>-</text:p>
          </table:table-cell>
          <table:table-cell office:value-type="float" office:value="2451" table:style-name="ce97">
            <text:p>2.451</text:p>
          </table:table-cell>
          <table:table-cell office:value-type="string" table:style-name="ce98">
            <text:p>-</text:p>
          </table:table-cell>
          <table:table-cell office:value-type="float" office:value="2135" table:style-name="ce97">
            <text:p>2.135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42" table:style-name="ce97">
            <text:p>8.142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858" table:style-name="ce99">
            <text:p>2.928.858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558" table:style-name="ce99">
            <text:p>3.956.558</text:p>
          </table:table-cell>
          <table:table-cell office:value-type="percentage" office:value="0.96779667501505073" table:style-name="ce100">
            <text:p>96,8%</text:p>
          </table:table-cell>
          <table:table-cell office:value-type="float" office:value="5323424" table:style-name="ce99">
            <text:p>5.323.424</text:p>
          </table:table-cell>
          <table:table-cell office:value-type="percentage" office:value="0.94233795694404021" table:style-name="ce100">
            <text:p>94,2%</text:p>
          </table:table-cell>
          <table:table-cell office:value-type="float" office:value="6776589" table:style-name="ce99">
            <text:p>6.776.589</text:p>
          </table:table-cell>
          <table:table-cell office:value-type="percentage" office:value="0.93742361772078109" table:style-name="ce100">
            <text:p>93,7%</text:p>
          </table:table-cell>
          <table:table-cell office:value-type="float" office:value="7102298" table:style-name="ce99">
            <text:p>7.102.298</text:p>
          </table:table-cell>
          <table:table-cell office:value-type="percentage" office:value="0.91793404212216023" table:style-name="ce100">
            <text:p>91,8%</text:p>
          </table:table-cell>
          <table:table-cell office:value-type="float" office:value="5068421" table:style-name="ce99">
            <text:p>5.068.421</text:p>
          </table:table-cell>
          <table:table-cell office:value-type="percentage" office:value="0.8759648699131003" table:style-name="ce100">
            <text:p>87,6%</text:p>
          </table:table-cell>
          <table:table-cell office:value-type="float" office:value="4184409" table:style-name="ce99">
            <text:p>4.184.409</text:p>
          </table:table-cell>
          <table:table-cell office:value-type="percentage" office:value="0.84652808438846094" table:style-name="ce100">
            <text:p>84,7%</text:p>
          </table:table-cell>
          <table:table-cell office:value-type="float" office:value="3864702" table:style-name="ce99">
            <text:p>3.864.702</text:p>
          </table:table-cell>
          <table:table-cell office:value-type="percentage" office:value="0.95789465980557065" table:style-name="ce100">
            <text:p>95,8%</text:p>
          </table:table-cell>
          <table:table-cell office:value-type="float" office:value="39205259" table:style-name="ce99">
            <text:p>39.205.259</text:p>
          </table:table-cell>
          <table:table-cell office:value-type="float" office:value="42350585.205100007" table:style-name="ce99">
            <text:p>42.350.585</text:p>
          </table:table-cell>
          <table:table-cell office:value-type="percentage" office:value="0.92573122213382697" table:style-name="ce100">
            <text:p>92,6%</text:p>
          </table:table-cell>
          <table:table-cell office:value-type="percentage" office:value="0.82654159523581805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307298" table:style-name="ce102">
            <text:p>307.298</text:p>
          </table:table-cell>
          <table:table-cell office:value-type="percentage" office:value="0.73086061769293109" table:style-name="ce103">
            <text:p>73,09%</text:p>
          </table:table-cell>
          <table:table-cell office:value-type="float" office:value="419188" table:style-name="ce102">
            <text:p>419.188</text:p>
          </table:table-cell>
          <table:table-cell office:value-type="percentage" office:value="0.62351598569195532" table:style-name="ce103">
            <text:p>62,35%</text:p>
          </table:table-cell>
          <table:table-cell office:value-type="float" office:value="397864" table:style-name="ce102">
            <text:p>397.864</text:p>
          </table:table-cell>
          <table:table-cell office:value-type="percentage" office:value="0.402333972526141" table:style-name="ce103">
            <text:p>40,2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3851" table:style-name="ce104">
            <text:p>73.851</text:p>
          </table:table-cell>
          <table:table-cell office:value-type="percentage" office:value="0.76092958909353592" table:style-name="ce105">
            <text:p>76,09%</text:p>
          </table:table-cell>
          <table:table-cell office:value-type="float" office:value="80349" table:style-name="ce104">
            <text:p>80.349</text:p>
          </table:table-cell>
          <table:table-cell office:value-type="percentage" office:value="0.6636161913048505" table:style-name="ce105">
            <text:p>66,36%</text:p>
          </table:table-cell>
          <table:table-cell office:value-type="float" office:value="74552" table:style-name="ce104">
            <text:p>74.552</text:p>
          </table:table-cell>
          <table:table-cell office:value-type="percentage" office:value="0.45487850980192129" table:style-name="ce105">
            <text:p>45,4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71034" table:style-name="ce104">
            <text:p>71.034</text:p>
          </table:table-cell>
          <table:table-cell office:value-type="percentage" office:value="0.84174517763247736" table:style-name="ce105">
            <text:p>84,17%</text:p>
          </table:table-cell>
          <table:table-cell office:value-type="float" office:value="89333" table:style-name="ce104">
            <text:p>89.333</text:p>
          </table:table-cell>
          <table:table-cell office:value-type="percentage" office:value="0.7769180017591425" table:style-name="ce105">
            <text:p>77,69%</text:p>
          </table:table-cell>
          <table:table-cell office:value-type="float" office:value="99108" table:style-name="ce104">
            <text:p>99.108</text:p>
          </table:table-cell>
          <table:table-cell office:value-type="percentage" office:value="0.64388427211579979" table:style-name="ce105">
            <text:p>64,3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6777" table:style-name="ce104">
            <text:p>36.777</text:p>
          </table:table-cell>
          <table:table-cell office:value-type="percentage" office:value="0.68035831360862797" table:style-name="ce105">
            <text:p>68,04%</text:p>
          </table:table-cell>
          <table:table-cell office:value-type="float" office:value="48596" table:style-name="ce104">
            <text:p>48.596</text:p>
          </table:table-cell>
          <table:table-cell office:value-type="percentage" office:value="0.54058356986249967" table:style-name="ce105">
            <text:p>54,06%</text:p>
          </table:table-cell>
          <table:table-cell office:value-type="float" office:value="40978" table:style-name="ce104">
            <text:p>40.978</text:p>
          </table:table-cell>
          <table:table-cell office:value-type="percentage" office:value="0.31340685568240678" table:style-name="ce105">
            <text:p>31,3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51724" table:style-name="ce104">
            <text:p>51.724</text:p>
          </table:table-cell>
          <table:table-cell office:value-type="percentage" office:value="0.50131576793275801" table:style-name="ce105">
            <text:p>50,13%</text:p>
          </table:table-cell>
          <table:table-cell office:value-type="float" office:value="63880" table:style-name="ce104">
            <text:p>63.880</text:p>
          </table:table-cell>
          <table:table-cell office:value-type="percentage" office:value="0.36869972178915428" table:style-name="ce105">
            <text:p>36,87%</text:p>
          </table:table-cell>
          <table:table-cell office:value-type="float" office:value="63664" table:style-name="ce104">
            <text:p>63.664</text:p>
          </table:table-cell>
          <table:table-cell office:value-type="percentage" office:value="0.24372946051953659" table:style-name="ce105">
            <text:p>24,3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1608" table:style-name="ce104">
            <text:p>31.608</text:p>
          </table:table-cell>
          <table:table-cell office:value-type="percentage" office:value="0.76577954144582616" table:style-name="ce105">
            <text:p>76,58%</text:p>
          </table:table-cell>
          <table:table-cell office:value-type="float" office:value="36670" table:style-name="ce104">
            <text:p>36.670</text:p>
          </table:table-cell>
          <table:table-cell office:value-type="percentage" office:value="0.64489847441507042" table:style-name="ce105">
            <text:p>64,49%</text:p>
          </table:table-cell>
          <table:table-cell office:value-type="float" office:value="31954" table:style-name="ce104">
            <text:p>31.954</text:p>
          </table:table-cell>
          <table:table-cell office:value-type="percentage" office:value="0.39445918645113059" table:style-name="ce105">
            <text:p>39,4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82029" table:style-name="ce104">
            <text:p>182.029</text:p>
          </table:table-cell>
          <table:table-cell office:value-type="percentage" office:value="0.83493177320678402" table:style-name="ce105">
            <text:p>83,49%</text:p>
          </table:table-cell>
          <table:table-cell office:value-type="float" office:value="178623" table:style-name="ce104">
            <text:p>178.623</text:p>
          </table:table-cell>
          <table:table-cell office:value-type="percentage" office:value="0.71559032937574807" table:style-name="ce105">
            <text:p>71,56%</text:p>
          </table:table-cell>
          <table:table-cell office:value-type="float" office:value="168944" table:style-name="ce104">
            <text:p>168.944</text:p>
          </table:table-cell>
          <table:table-cell office:value-type="percentage" office:value="0.50348320000654256" table:style-name="ce105">
            <text:p>50,35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2474" table:style-name="ce104">
            <text:p>102.474</text:p>
          </table:table-cell>
          <table:table-cell office:value-type="percentage" office:value="0.77452257019294768" table:style-name="ce105">
            <text:p>77,45%</text:p>
          </table:table-cell>
          <table:table-cell office:value-type="float" office:value="107400" table:style-name="ce104">
            <text:p>107.400</text:p>
          </table:table-cell>
          <table:table-cell office:value-type="percentage" office:value="0.66916082031765056" table:style-name="ce105">
            <text:p>66,92%</text:p>
          </table:table-cell>
          <table:table-cell office:value-type="float" office:value="106649" table:style-name="ce104">
            <text:p>106.649</text:p>
          </table:table-cell>
          <table:table-cell office:value-type="percentage" office:value="0.44847568740748478" table:style-name="ce105">
            <text:p>44,8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33359" table:style-name="ce104">
            <text:p>333.359</text:p>
          </table:table-cell>
          <table:table-cell office:value-type="percentage" office:value="0.73293808795233073" table:style-name="ce105">
            <text:p>73,29%</text:p>
          </table:table-cell>
          <table:table-cell office:value-type="float" office:value="386084" table:style-name="ce104">
            <text:p>386.084</text:p>
          </table:table-cell>
          <table:table-cell office:value-type="percentage" office:value="0.59452258486899046" table:style-name="ce105">
            <text:p>59,45%</text:p>
          </table:table-cell>
          <table:table-cell office:value-type="float" office:value="349990" table:style-name="ce104">
            <text:p>349.990</text:p>
          </table:table-cell>
          <table:table-cell office:value-type="percentage" office:value="0.40354254292989922" table:style-name="ce105">
            <text:p>40,3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205549" table:style-name="ce104">
            <text:p>205.549</text:p>
          </table:table-cell>
          <table:table-cell office:value-type="percentage" office:value="0.70404301682973602" table:style-name="ce105">
            <text:p>70,40%</text:p>
          </table:table-cell>
          <table:table-cell office:value-type="float" office:value="294587" table:style-name="ce104">
            <text:p>294.587</text:p>
          </table:table-cell>
          <table:table-cell office:value-type="percentage" office:value="0.6547405946673357" table:style-name="ce105">
            <text:p>65,47%</text:p>
          </table:table-cell>
          <table:table-cell office:value-type="float" office:value="270390" table:style-name="ce104">
            <text:p>270.390</text:p>
          </table:table-cell>
          <table:table-cell office:value-type="percentage" office:value="0.44082979009607981" table:style-name="ce105">
            <text:p>44,0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3199" table:style-name="ce104">
            <text:p>53.199</text:p>
          </table:table-cell>
          <table:table-cell office:value-type="percentage" office:value="0.72810377071683996" table:style-name="ce105">
            <text:p>72,81%</text:p>
          </table:table-cell>
          <table:table-cell office:value-type="float" office:value="58183" table:style-name="ce104">
            <text:p>58.183</text:p>
          </table:table-cell>
          <table:table-cell office:value-type="percentage" office:value="0.62427013650870788" table:style-name="ce105">
            <text:p>62,43%</text:p>
          </table:table-cell>
          <table:table-cell office:value-type="float" office:value="62614" table:style-name="ce104">
            <text:p>62.614</text:p>
          </table:table-cell>
          <table:table-cell office:value-type="percentage" office:value="0.4626680935159832" table:style-name="ce105">
            <text:p>46,2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5550" table:style-name="ce104">
            <text:p>205.550</text:p>
          </table:table-cell>
          <table:table-cell office:value-type="percentage" office:value="0.86635982343728979" table:style-name="ce105">
            <text:p>86,64%</text:p>
          </table:table-cell>
          <table:table-cell office:value-type="float" office:value="242464" table:style-name="ce104">
            <text:p>242.464</text:p>
          </table:table-cell>
          <table:table-cell office:value-type="percentage" office:value="0.82139189541244362" table:style-name="ce105">
            <text:p>82,14%</text:p>
          </table:table-cell>
          <table:table-cell office:value-type="float" office:value="259983" table:style-name="ce104">
            <text:p>259.983</text:p>
          </table:table-cell>
          <table:table-cell office:value-type="percentage" office:value="0.72170607095315165" table:style-name="ce105">
            <text:p>72,1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7292" table:style-name="ce104">
            <text:p>17.292</text:p>
          </table:table-cell>
          <table:table-cell office:value-type="percentage" office:value="0.78248165871725428" table:style-name="ce105">
            <text:p>78,25%</text:p>
          </table:table-cell>
          <table:table-cell office:value-type="float" office:value="20856" table:style-name="ce104">
            <text:p>20.856</text:p>
          </table:table-cell>
          <table:table-cell office:value-type="percentage" office:value="0.72477631049863356" table:style-name="ce105">
            <text:p>72,48%</text:p>
          </table:table-cell>
          <table:table-cell office:value-type="float" office:value="21962" table:style-name="ce104">
            <text:p>21.962</text:p>
          </table:table-cell>
          <table:table-cell office:value-type="percentage" office:value="0.55449282817262979" table:style-name="ce105">
            <text:p>55,4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69654" table:style-name="ce104">
            <text:p>269.654</text:p>
          </table:table-cell>
          <table:table-cell office:value-type="percentage" office:value="0.71919005364553723" table:style-name="ce105">
            <text:p>71,92%</text:p>
          </table:table-cell>
          <table:table-cell office:value-type="float" office:value="331349" table:style-name="ce104">
            <text:p>331.349</text:p>
          </table:table-cell>
          <table:table-cell office:value-type="percentage" office:value="0.61385751789591292" table:style-name="ce105">
            <text:p>61,39%</text:p>
          </table:table-cell>
          <table:table-cell office:value-type="float" office:value="300496" table:style-name="ce104">
            <text:p>300.496</text:p>
          </table:table-cell>
          <table:table-cell office:value-type="percentage" office:value="0.40710275475297519" table:style-name="ce105">
            <text:p>40,7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6285" table:style-name="ce104">
            <text:p>46.285</text:p>
          </table:table-cell>
          <table:table-cell office:value-type="percentage" office:value="0.64705486146688718" table:style-name="ce105">
            <text:p>64,71%</text:p>
          </table:table-cell>
          <table:table-cell office:value-type="float" office:value="62030" table:style-name="ce104">
            <text:p>62.030</text:p>
          </table:table-cell>
          <table:table-cell office:value-type="percentage" office:value="0.58004845526346327" table:style-name="ce105">
            <text:p>58,00%</text:p>
          </table:table-cell>
          <table:table-cell office:value-type="float" office:value="63266" table:style-name="ce104">
            <text:p>63.266</text:p>
          </table:table-cell>
          <table:table-cell office:value-type="percentage" office:value="0.39834462140109206" table:style-name="ce105">
            <text:p>39,8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5642" table:style-name="ce104">
            <text:p>35.642</text:p>
          </table:table-cell>
          <table:table-cell office:value-type="percentage" office:value="0.85144955952254509" table:style-name="ce105">
            <text:p>85,14%</text:p>
          </table:table-cell>
          <table:table-cell office:value-type="float" office:value="41862" table:style-name="ce104">
            <text:p>41.862</text:p>
          </table:table-cell>
          <table:table-cell office:value-type="percentage" office:value="0.72287703748405208" table:style-name="ce105">
            <text:p>72,29%</text:p>
          </table:table-cell>
          <table:table-cell office:value-type="float" office:value="41903" table:style-name="ce104">
            <text:p>41.903</text:p>
          </table:table-cell>
          <table:table-cell office:value-type="percentage" office:value="0.54068900688541044" table:style-name="ce105">
            <text:p>54,0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24673" table:style-name="ce104">
            <text:p>124.673</text:p>
          </table:table-cell>
          <table:table-cell office:value-type="percentage" office:value="0.78040214184176315" table:style-name="ce105">
            <text:p>78,04%</text:p>
          </table:table-cell>
          <table:table-cell office:value-type="float" office:value="145507" table:style-name="ce104">
            <text:p>145.507</text:p>
          </table:table-cell>
          <table:table-cell office:value-type="percentage" office:value="0.66046555434981602" table:style-name="ce105">
            <text:p>66,05%</text:p>
          </table:table-cell>
          <table:table-cell office:value-type="float" office:value="119534" table:style-name="ce104">
            <text:p>119.534</text:p>
          </table:table-cell>
          <table:table-cell office:value-type="percentage" office:value="0.41350666110965367" table:style-name="ce105">
            <text:p>41,3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875" table:style-name="ce106">
            <text:p>875</text:p>
          </table:table-cell>
          <table:table-cell office:value-type="percentage" office:value="0.3098516072386906" table:style-name="ce105">
            <text:p>30,99%</text:p>
          </table:table-cell>
          <table:table-cell office:value-type="float" office:value="1004" table:style-name="ce106">
            <text:p>1004</text:p>
          </table:table-cell>
          <table:table-cell office:value-type="percentage" office:value="0.22847782470468547" table:style-name="ce105">
            <text:p>22,85%</text:p>
          </table:table-cell>
          <table:table-cell office:value-type="float" office:value="1240" table:style-name="ce106">
            <text:p>1240</text:p>
          </table:table-cell>
          <table:table-cell office:value-type="percentage" office:value="0.14477748646579514" table:style-name="ce105">
            <text:p>14,4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891" table:style-name="ce106">
            <text:p>891</text:p>
          </table:table-cell>
          <table:table-cell office:value-type="percentage" office:value="0.36509890073564388" table:style-name="ce105">
            <text:p>36,51%</text:p>
          </table:table-cell>
          <table:table-cell office:value-type="float" office:value="1067" table:style-name="ce106">
            <text:p>1067</text:p>
          </table:table-cell>
          <table:table-cell office:value-type="percentage" office:value="0.27410835878337175" table:style-name="ce105">
            <text:p>27,41%</text:p>
          </table:table-cell>
          <table:table-cell office:value-type="float" office:value="1553" table:style-name="ce104">
            <text:p>1.553</text:p>
          </table:table-cell>
          <table:table-cell office:value-type="percentage" office:value="0.18905584061738634" table:style-name="ce105">
            <text:p>18,9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75" table:style-name="ce106">
            <text:p>75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2" table:style-name="ce108">
            <text:p>2</text:p>
          </table:table-cell>
          <table:table-cell office:value-type="percentage" office:value="0" table:style-name="ce109">
            <text:p>0,00%</text:p>
          </table:table-cell>
          <table:table-cell office:value-type="float" office:value="19" table:style-name="ce108">
            <text:p>19</text:p>
          </table:table-cell>
          <table:table-cell office:value-type="percentage" office:value="0" table:style-name="ce109">
            <text:p>0,00%</text:p>
          </table:table-cell>
          <table:table-cell office:value-type="float" office:value="100" table:style-name="ce108">
            <text:p>100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149766" table:style-name="ce111">
            <text:p>2.149.766</text:p>
          </table:table-cell>
          <table:table-cell office:value-type="percentage" office:value="0.74559540328384233" table:style-name="ce112">
            <text:p>74,56%</text:p>
          </table:table-cell>
          <table:table-cell office:value-type="float" office:value="2609051" table:style-name="ce111">
            <text:p>2.609.051</text:p>
          </table:table-cell>
          <table:table-cell office:value-type="percentage" office:value="0.63818876982081219" table:style-name="ce112">
            <text:p>63,82%</text:p>
          </table:table-cell>
          <table:table-cell office:value-type="float" office:value="2476819" table:style-name="ce111">
            <text:p>2.476.819</text:p>
          </table:table-cell>
          <table:table-cell office:value-type="percentage" office:value="0.43843972529337899" table:style-name="ce112">
            <text:p>43,84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10412" table:style-name="ce116">
            <text:p>1.010.412</text:p>
          </table:table-cell>
          <table:table-cell office:value-type="percentage" office:value="0.93209203469289481" table:style-name="ce117">
            <text:p>93,2%</text:p>
          </table:table-cell>
          <table:table-cell office:value-type="float" office:value="887671" table:style-name="ce116">
            <text:p>887.671</text:p>
          </table:table-cell>
          <table:table-cell office:value-type="percentage" office:value="0.95021510866761083" table:style-name="ce117">
            <text:p>95,0%</text:p>
          </table:table-cell>
          <table:table-cell office:value-type="float" office:value="910981" table:style-name="ce116">
            <text:p>910.981</text:p>
          </table:table-cell>
          <table:table-cell office:value-type="percentage" office:value="0.74487651635818919" table:style-name="ce117">
            <text:p>74,5%</text:p>
          </table:table-cell>
          <table:table-cell office:value-type="float" office:value="744433" table:style-name="ce116">
            <text:p>744.433</text:p>
          </table:table-cell>
          <table:table-cell office:value-type="percentage" office:value="0.58701588515689995" table:style-name="ce117">
            <text:p>58,7%</text:p>
          </table:table-cell>
          <table:table-cell office:value-type="float" office:value="421689" table:style-name="ce116">
            <text:p>421.689</text:p>
          </table:table-cell>
          <table:table-cell office:value-type="percentage" office:value="0.44197012510061712" table:style-name="ce117">
            <text:p>44,2%</text:p>
          </table:table-cell>
          <table:table-cell office:value-type="float" office:value="303156" table:style-name="ce116">
            <text:p>303.156</text:p>
          </table:table-cell>
          <table:table-cell office:value-type="percentage" office:value="0.3813633201539261" table:style-name="ce117">
            <text:p>38,1%</text:p>
          </table:table-cell>
          <table:table-cell office:value-type="float" office:value="39362" table:style-name="ce116">
            <text:p>39.362</text:p>
          </table:table-cell>
          <table:table-cell office:value-type="percentage" office:value="0.23524138508062106" table:style-name="ce117">
            <text:p>23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202" table:style-name="ce119">
            <text:p>205.202</text:p>
          </table:table-cell>
          <table:table-cell office:value-type="percentage" office:value="0.93345767183732886" table:style-name="ce83">
            <text:p>93,3%</text:p>
          </table:table-cell>
          <table:table-cell office:value-type="float" office:value="148310" table:style-name="ce119">
            <text:p>148.310</text:p>
          </table:table-cell>
          <table:table-cell office:value-type="percentage" office:value="0.95322261356916982" table:style-name="ce83">
            <text:p>95,3%</text:p>
          </table:table-cell>
          <table:table-cell office:value-type="float" office:value="147885" table:style-name="ce119">
            <text:p>147.885</text:p>
          </table:table-cell>
          <table:table-cell office:value-type="percentage" office:value="0.78428200953537586" table:style-name="ce83">
            <text:p>78,4%</text:p>
          </table:table-cell>
          <table:table-cell office:value-type="float" office:value="119452" table:style-name="ce119">
            <text:p>119.452</text:p>
          </table:table-cell>
          <table:table-cell office:value-type="percentage" office:value="0.62441584510355352" table:style-name="ce83">
            <text:p>62,4%</text:p>
          </table:table-cell>
          <table:table-cell office:value-type="float" office:value="63040" table:style-name="ce119">
            <text:p>63.040</text:p>
          </table:table-cell>
          <table:table-cell office:value-type="percentage" office:value="0.48373977501189397" table:style-name="ce83">
            <text:p>48,4%</text:p>
          </table:table-cell>
          <table:table-cell office:value-type="float" office:value="48096" table:style-name="ce119">
            <text:p>48.096</text:p>
          </table:table-cell>
          <table:table-cell office:value-type="percentage" office:value="0.4425062103229368" table:style-name="ce83">
            <text:p>44,3%</text:p>
          </table:table-cell>
          <table:table-cell office:value-type="float" office:value="10901" table:style-name="ce116">
            <text:p>10.901</text:p>
          </table:table-cell>
          <table:table-cell office:value-type="percentage" office:value="0.48172698749392373" table:style-name="ce117">
            <text:p>48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646" table:style-name="ce119">
            <text:p>193.646</text:p>
          </table:table-cell>
          <table:table-cell office:value-type="percentage" office:value="0.95233083668160068" table:style-name="ce83">
            <text:p>95,2%</text:p>
          </table:table-cell>
          <table:table-cell office:value-type="float" office:value="144738" table:style-name="ce119">
            <text:p>144.738</text:p>
          </table:table-cell>
          <table:table-cell office:value-type="percentage" office:value="0.96779111363712345" table:style-name="ce83">
            <text:p>96,8%</text:p>
          </table:table-cell>
          <table:table-cell office:value-type="float" office:value="146874" table:style-name="ce119">
            <text:p>146.874</text:p>
          </table:table-cell>
          <table:table-cell office:value-type="percentage" office:value="0.94752528901734101" table:style-name="ce83">
            <text:p>94,8%</text:p>
          </table:table-cell>
          <table:table-cell office:value-type="float" office:value="129828" table:style-name="ce119">
            <text:p>129.828</text:p>
          </table:table-cell>
          <table:table-cell office:value-type="percentage" office:value="0.85179474730509064" table:style-name="ce83">
            <text:p>85,2%</text:p>
          </table:table-cell>
          <table:table-cell office:value-type="float" office:value="64482" table:style-name="ce119">
            <text:p>64.482</text:p>
          </table:table-cell>
          <table:table-cell office:value-type="percentage" office:value="0.70108943831952508" table:style-name="ce83">
            <text:p>70,1%</text:p>
          </table:table-cell>
          <table:table-cell office:value-type="float" office:value="45845" table:style-name="ce119">
            <text:p>45.845</text:p>
          </table:table-cell>
          <table:table-cell office:value-type="percentage" office:value="0.67940662141735086" table:style-name="ce83">
            <text:p>67,9%</text:p>
          </table:table-cell>
          <table:table-cell office:value-type="float" office:value="10564" table:style-name="ce116">
            <text:p>10.564</text:p>
          </table:table-cell>
          <table:table-cell office:value-type="percentage" office:value="0.7337130156966245" table:style-name="ce117">
            <text:p>73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093" table:style-name="ce119">
            <text:p>122.093</text:p>
          </table:table-cell>
          <table:table-cell office:value-type="percentage" office:value="0.92953832566921457" table:style-name="ce83">
            <text:p>93,0%</text:p>
          </table:table-cell>
          <table:table-cell office:value-type="float" office:value="101120" table:style-name="ce119">
            <text:p>101.120</text:p>
          </table:table-cell>
          <table:table-cell office:value-type="percentage" office:value="0.90103094620724067" table:style-name="ce83">
            <text:p>90,1%</text:p>
          </table:table-cell>
          <table:table-cell office:value-type="float" office:value="113813" table:style-name="ce119">
            <text:p>113.813</text:p>
          </table:table-cell>
          <table:table-cell office:value-type="percentage" office:value="0.74275440348232402" table:style-name="ce83">
            <text:p>74,3%</text:p>
          </table:table-cell>
          <table:table-cell office:value-type="float" office:value="89845" table:style-name="ce119">
            <text:p>89.845</text:p>
          </table:table-cell>
          <table:table-cell office:value-type="percentage" office:value="0.51923021354061316" table:style-name="ce83">
            <text:p>51,9%</text:p>
          </table:table-cell>
          <table:table-cell office:value-type="float" office:value="43938" table:style-name="ce119">
            <text:p>43.938</text:p>
          </table:table-cell>
          <table:table-cell office:value-type="percentage" office:value="0.32833902510106938" table:style-name="ce83">
            <text:p>32,8%</text:p>
          </table:table-cell>
          <table:table-cell office:value-type="float" office:value="30341" table:style-name="ce119">
            <text:p>30.341</text:p>
          </table:table-cell>
          <table:table-cell office:value-type="percentage" office:value="0.29419293533592544" table:style-name="ce83">
            <text:p>29,4%</text:p>
          </table:table-cell>
          <table:table-cell office:value-type="float" office:value="3920" table:style-name="ce116">
            <text:p>3.920</text:p>
          </table:table-cell>
          <table:table-cell office:value-type="percentage" office:value="0.19663907700025082" table:style-name="ce117">
            <text:p>19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460" table:style-name="ce119">
            <text:p>227.460</text:p>
          </table:table-cell>
          <table:table-cell office:value-type="percentage" office:value="0.92333547124775717" table:style-name="ce83">
            <text:p>92,3%</text:p>
          </table:table-cell>
          <table:table-cell office:value-type="float" office:value="203128" table:style-name="ce119">
            <text:p>203.128</text:p>
          </table:table-cell>
          <table:table-cell office:value-type="percentage" office:value="0.89659860342346642" table:style-name="ce83">
            <text:p>89,7%</text:p>
          </table:table-cell>
          <table:table-cell office:value-type="float" office:value="250751" table:style-name="ce119">
            <text:p>250.751</text:p>
          </table:table-cell>
          <table:table-cell office:value-type="percentage" office:value="0.770974575619775" table:style-name="ce83">
            <text:p>77,1%</text:p>
          </table:table-cell>
          <table:table-cell office:value-type="float" office:value="197927" table:style-name="ce119">
            <text:p>197.927</text:p>
          </table:table-cell>
          <table:table-cell office:value-type="percentage" office:value="0.61299723739795098" table:style-name="ce83">
            <text:p>61,3%</text:p>
          </table:table-cell>
          <table:table-cell office:value-type="float" office:value="93311" table:style-name="ce119">
            <text:p>93.311</text:p>
          </table:table-cell>
          <table:table-cell office:value-type="percentage" office:value="0.39782479865957798" table:style-name="ce83">
            <text:p>39,8%</text:p>
          </table:table-cell>
          <table:table-cell office:value-type="float" office:value="56959" table:style-name="ce119">
            <text:p>56.959</text:p>
          </table:table-cell>
          <table:table-cell office:value-type="percentage" office:value="0.29536155980191348" table:style-name="ce83">
            <text:p>29,5%</text:p>
          </table:table-cell>
          <table:table-cell office:value-type="float" office:value="7052" table:style-name="ce116">
            <text:p>7.052</text:p>
          </table:table-cell>
          <table:table-cell office:value-type="percentage" office:value="0.17133555237007703" table:style-name="ce117">
            <text:p>17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3066" table:style-name="ce119">
            <text:p>93.066</text:p>
          </table:table-cell>
          <table:table-cell office:value-type="percentage" office:value="0.94554284437038993" table:style-name="ce83">
            <text:p>94,6%</text:p>
          </table:table-cell>
          <table:table-cell office:value-type="float" office:value="76981" table:style-name="ce119">
            <text:p>76.981</text:p>
          </table:table-cell>
          <table:table-cell office:value-type="percentage" office:value="0.99724071819053295" table:style-name="ce83">
            <text:p>99,7%</text:p>
          </table:table-cell>
          <table:table-cell office:value-type="float" office:value="74304" table:style-name="ce119">
            <text:p>74.304</text:p>
          </table:table-cell>
          <table:table-cell office:value-type="percentage" office:value="0.87257354236392459" table:style-name="ce83">
            <text:p>87,3%</text:p>
          </table:table-cell>
          <table:table-cell office:value-type="float" office:value="64691" table:style-name="ce119">
            <text:p>64.691</text:p>
          </table:table-cell>
          <table:table-cell office:value-type="percentage" office:value="0.72388827965893066" table:style-name="ce83">
            <text:p>72,4%</text:p>
          </table:table-cell>
          <table:table-cell office:value-type="float" office:value="33096" table:style-name="ce119">
            <text:p>33.096</text:p>
          </table:table-cell>
          <table:table-cell office:value-type="percentage" office:value="0.58231723409870684" table:style-name="ce83">
            <text:p>58,2%</text:p>
          </table:table-cell>
          <table:table-cell office:value-type="float" office:value="21890" table:style-name="ce119">
            <text:p>21.890</text:p>
          </table:table-cell>
          <table:table-cell office:value-type="percentage" office:value="0.50405268490374877" table:style-name="ce83">
            <text:p>50,4%</text:p>
          </table:table-cell>
          <table:table-cell office:value-type="float" office:value="3183" table:style-name="ce116">
            <text:p>3.183</text:p>
          </table:table-cell>
          <table:table-cell office:value-type="percentage" office:value="0.31996381182147166" table:style-name="ce117">
            <text:p>32,0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2840" table:style-name="ce119">
            <text:p>452.840</text:p>
          </table:table-cell>
          <table:table-cell office:value-type="percentage" office:value="0.94332626456631241" table:style-name="ce83">
            <text:p>94,3%</text:p>
          </table:table-cell>
          <table:table-cell office:value-type="float" office:value="312514" table:style-name="ce119">
            <text:p>312.514</text:p>
          </table:table-cell>
          <table:table-cell office:value-type="percentage" office:value="0.96135672888801393" table:style-name="ce83">
            <text:p>96,1%</text:p>
          </table:table-cell>
          <table:table-cell office:value-type="float" office:value="317180" table:style-name="ce119">
            <text:p>317.180</text:p>
          </table:table-cell>
          <table:table-cell office:value-type="percentage" office:value="0.88864607410520413" table:style-name="ce83">
            <text:p>88,9%</text:p>
          </table:table-cell>
          <table:table-cell office:value-type="float" office:value="243767" table:style-name="ce119">
            <text:p>243.767</text:p>
          </table:table-cell>
          <table:table-cell office:value-type="percentage" office:value="0.74985849811125738" table:style-name="ce83">
            <text:p>75,0%</text:p>
          </table:table-cell>
          <table:table-cell office:value-type="float" office:value="133788" table:style-name="ce119">
            <text:p>133.788</text:p>
          </table:table-cell>
          <table:table-cell office:value-type="percentage" office:value="0.61576556466348475" table:style-name="ce83">
            <text:p>61,6%</text:p>
          </table:table-cell>
          <table:table-cell office:value-type="float" office:value="102426" table:style-name="ce119">
            <text:p>102.426</text:p>
          </table:table-cell>
          <table:table-cell office:value-type="percentage" office:value="0.54869503728464897" table:style-name="ce83">
            <text:p>54,9%</text:p>
          </table:table-cell>
          <table:table-cell office:value-type="float" office:value="13812" table:style-name="ce116">
            <text:p>13.812</text:p>
          </table:table-cell>
          <table:table-cell office:value-type="percentage" office:value="0.2902778361565298" table:style-name="ce117">
            <text:p>29,0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8405" table:style-name="ce119">
            <text:p>278.405</text:p>
          </table:table-cell>
          <table:table-cell office:value-type="percentage" office:value="0.94135885956963361" table:style-name="ce83">
            <text:p>94,1%</text:p>
          </table:table-cell>
          <table:table-cell office:value-type="float" office:value="215161" table:style-name="ce119">
            <text:p>215.161</text:p>
          </table:table-cell>
          <table:table-cell office:value-type="percentage" office:value="0.96317170125521512" table:style-name="ce83">
            <text:p>96,3%</text:p>
          </table:table-cell>
          <table:table-cell office:value-type="float" office:value="237525" table:style-name="ce119">
            <text:p>237.525</text:p>
          </table:table-cell>
          <table:table-cell office:value-type="percentage" office:value="0.82746619938617183" table:style-name="ce83">
            <text:p>82,7%</text:p>
          </table:table-cell>
          <table:table-cell office:value-type="float" office:value="195187" table:style-name="ce119">
            <text:p>195.187</text:p>
          </table:table-cell>
          <table:table-cell office:value-type="percentage" office:value="0.67898687853952444" table:style-name="ce83">
            <text:p>67,9%</text:p>
          </table:table-cell>
          <table:table-cell office:value-type="float" office:value="107097" table:style-name="ce119">
            <text:p>107.097</text:p>
          </table:table-cell>
          <table:table-cell office:value-type="percentage" office:value="0.51682503221198628" table:style-name="ce83">
            <text:p>51,7%</text:p>
          </table:table-cell>
          <table:table-cell office:value-type="float" office:value="79531" table:style-name="ce119">
            <text:p>79.531</text:p>
          </table:table-cell>
          <table:table-cell office:value-type="percentage" office:value="0.45452259439812087" table:style-name="ce83">
            <text:p>45,5%</text:p>
          </table:table-cell>
          <table:table-cell office:value-type="float" office:value="12257" table:style-name="ce116">
            <text:p>12.257</text:p>
          </table:table-cell>
          <table:table-cell office:value-type="percentage" office:value="0.33159290120116869" table:style-name="ce117">
            <text:p>33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2673" table:style-name="ce119">
            <text:p>992.673</text:p>
          </table:table-cell>
          <table:table-cell office:value-type="percentage" office:value="0.9238189276820048" table:style-name="ce83">
            <text:p>92,4%</text:p>
          </table:table-cell>
          <table:table-cell office:value-type="float" office:value="748210" table:style-name="ce119">
            <text:p>748.210</text:p>
          </table:table-cell>
          <table:table-cell office:value-type="percentage" office:value="0.93220602948083975" table:style-name="ce83">
            <text:p>93,2%</text:p>
          </table:table-cell>
          <table:table-cell office:value-type="float" office:value="819482" table:style-name="ce119">
            <text:p>819.482</text:p>
          </table:table-cell>
          <table:table-cell office:value-type="percentage" office:value="0.78764234581286086" table:style-name="ce83">
            <text:p>78,8%</text:p>
          </table:table-cell>
          <table:table-cell office:value-type="float" office:value="715914" table:style-name="ce119">
            <text:p>715.914</text:p>
          </table:table-cell>
          <table:table-cell office:value-type="percentage" office:value="0.61871883888129797" table:style-name="ce83">
            <text:p>61,9%</text:p>
          </table:table-cell>
          <table:table-cell office:value-type="float" office:value="386850" table:style-name="ce119">
            <text:p>386.850</text:p>
          </table:table-cell>
          <table:table-cell office:value-type="percentage" office:value="0.47133891442795406" table:style-name="ce83">
            <text:p>47,1%</text:p>
          </table:table-cell>
          <table:table-cell office:value-type="float" office:value="272778" table:style-name="ce119">
            <text:p>272.778</text:p>
          </table:table-cell>
          <table:table-cell office:value-type="percentage" office:value="0.39764658204819087" table:style-name="ce83">
            <text:p>39,8%</text:p>
          </table:table-cell>
          <table:table-cell office:value-type="float" office:value="40055" table:style-name="ce116">
            <text:p>40.055</text:p>
          </table:table-cell>
          <table:table-cell office:value-type="percentage" office:value="0.28148080477298121" table:style-name="ce117">
            <text:p>28,1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702226" table:style-name="ce119">
            <text:p>702.226</text:p>
          </table:table-cell>
          <table:table-cell office:value-type="percentage" office:value="0.96018563083856567" table:style-name="ce83">
            <text:p>96,0%</text:p>
          </table:table-cell>
          <table:table-cell office:value-type="float" office:value="570342" table:style-name="ce119">
            <text:p>570.342</text:p>
          </table:table-cell>
          <table:table-cell office:value-type="percentage" office:value="0.98373668224178168" table:style-name="ce83">
            <text:p>98,4%</text:p>
          </table:table-cell>
          <table:table-cell office:value-type="float" office:value="624432" table:style-name="ce119">
            <text:p>624.432</text:p>
          </table:table-cell>
          <table:table-cell office:value-type="percentage" office:value="0.85094158866087133" table:style-name="ce83">
            <text:p>85,1%</text:p>
          </table:table-cell>
          <table:table-cell office:value-type="float" office:value="552463" table:style-name="ce119">
            <text:p>552.463</text:p>
          </table:table-cell>
          <table:table-cell office:value-type="percentage" office:value="0.71743596536337806" table:style-name="ce83">
            <text:p>71,7%</text:p>
          </table:table-cell>
          <table:table-cell office:value-type="float" office:value="309864" table:style-name="ce119">
            <text:p>309.864</text:p>
          </table:table-cell>
          <table:table-cell office:value-type="percentage" office:value="0.5838492932322894" table:style-name="ce83">
            <text:p>58,4%</text:p>
          </table:table-cell>
          <table:table-cell office:value-type="float" office:value="242044" table:style-name="ce119">
            <text:p>242.044</text:p>
          </table:table-cell>
          <table:table-cell office:value-type="percentage" office:value="0.54097594882672029" table:style-name="ce83">
            <text:p>54,1%</text:p>
          </table:table-cell>
          <table:table-cell office:value-type="float" office:value="51007" table:style-name="ce116">
            <text:p>51.007</text:p>
          </table:table-cell>
          <table:table-cell office:value-type="percentage" office:value="0.53369675535977734" table:style-name="ce117">
            <text:p>53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542" table:style-name="ce119">
            <text:p>156.542</text:p>
          </table:table-cell>
          <table:table-cell office:value-type="percentage" office:value="0.90231657338505611" table:style-name="ce83">
            <text:p>90,2%</text:p>
          </table:table-cell>
          <table:table-cell office:value-type="float" office:value="128738" table:style-name="ce119">
            <text:p>128.738</text:p>
          </table:table-cell>
          <table:table-cell office:value-type="percentage" office:value="0.96858847516796698" table:style-name="ce83">
            <text:p>96,9%</text:p>
          </table:table-cell>
          <table:table-cell office:value-type="float" office:value="137382" table:style-name="ce119">
            <text:p>137.382</text:p>
          </table:table-cell>
          <table:table-cell office:value-type="percentage" office:value="0.84999938128766417" table:style-name="ce83">
            <text:p>85,0%</text:p>
          </table:table-cell>
          <table:table-cell office:value-type="float" office:value="108897" table:style-name="ce119">
            <text:p>108.897</text:p>
          </table:table-cell>
          <table:table-cell office:value-type="percentage" office:value="0.7444777915268026" table:style-name="ce83">
            <text:p>74,4%</text:p>
          </table:table-cell>
          <table:table-cell office:value-type="float" office:value="73684" table:style-name="ce119">
            <text:p>73.684</text:p>
          </table:table-cell>
          <table:table-cell office:value-type="percentage" office:value="0.64967332939506428" table:style-name="ce83">
            <text:p>65,0%</text:p>
          </table:table-cell>
          <table:table-cell office:value-type="float" office:value="52167" table:style-name="ce119">
            <text:p>52.167</text:p>
          </table:table-cell>
          <table:table-cell office:value-type="percentage" office:value="0.55699459736488077" table:style-name="ce83">
            <text:p>55,7%</text:p>
          </table:table-cell>
          <table:table-cell office:value-type="float" office:value="7066" table:style-name="ce116">
            <text:p>7.066</text:p>
          </table:table-cell>
          <table:table-cell office:value-type="percentage" office:value="0.36668396471198755" table:style-name="ce117">
            <text:p>36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251" table:style-name="ce119">
            <text:p>510.251</text:p>
          </table:table-cell>
          <table:table-cell office:value-type="percentage" office:value="0.95652752600568758" table:style-name="ce83">
            <text:p>95,7%</text:p>
          </table:table-cell>
          <table:table-cell office:value-type="float" office:value="339483" table:style-name="ce119">
            <text:p>339.483</text:p>
          </table:table-cell>
          <table:table-cell office:value-type="percentage" office:value="0.97484795056311413" table:style-name="ce83">
            <text:p>97,5%</text:p>
          </table:table-cell>
          <table:table-cell office:value-type="float" office:value="379395" table:style-name="ce119">
            <text:p>379.395</text:p>
          </table:table-cell>
          <table:table-cell office:value-type="percentage" office:value="0.96523185968590119" table:style-name="ce83">
            <text:p>96,5%</text:p>
          </table:table-cell>
          <table:table-cell office:value-type="float" office:value="394164" table:style-name="ce119">
            <text:p>394.164</text:p>
          </table:table-cell>
          <table:table-cell office:value-type="percentage" office:value="0.95789913679135241" table:style-name="ce83">
            <text:p>95,8%</text:p>
          </table:table-cell>
          <table:table-cell office:value-type="float" office:value="209465" table:style-name="ce119">
            <text:p>209.465</text:p>
          </table:table-cell>
          <table:table-cell office:value-type="percentage" office:value="0.7828886878910426" table:style-name="ce83">
            <text:p>78,3%</text:p>
          </table:table-cell>
          <table:table-cell office:value-type="float" office:value="153179" table:style-name="ce119">
            <text:p>153.179</text:p>
          </table:table-cell>
          <table:table-cell office:value-type="percentage" office:value="0.75570805541303232" table:style-name="ce83">
            <text:p>75,6%</text:p>
          </table:table-cell>
          <table:table-cell office:value-type="float" office:value="27948" table:style-name="ce116">
            <text:p>27.948</text:p>
          </table:table-cell>
          <table:table-cell office:value-type="percentage" office:value="0.66970190740918245" table:style-name="ce117">
            <text:p>67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295" table:style-name="ce119">
            <text:p>46.295</text:p>
          </table:table-cell>
          <table:table-cell office:value-type="percentage" office:value="0.82879802355974075" table:style-name="ce83">
            <text:p>82,9%</text:p>
          </table:table-cell>
          <table:table-cell office:value-type="float" office:value="37407" table:style-name="ce119">
            <text:p>37.407</text:p>
          </table:table-cell>
          <table:table-cell office:value-type="percentage" office:value="0.94138816186833096" table:style-name="ce83">
            <text:p>94,1%</text:p>
          </table:table-cell>
          <table:table-cell office:value-type="float" office:value="38329" table:style-name="ce119">
            <text:p>38.329</text:p>
          </table:table-cell>
          <table:table-cell office:value-type="percentage" office:value="0.82707204971624626" table:style-name="ce83">
            <text:p>82,7%</text:p>
          </table:table-cell>
          <table:table-cell office:value-type="float" office:value="34804" table:style-name="ce119">
            <text:p>34.804</text:p>
          </table:table-cell>
          <table:table-cell office:value-type="percentage" office:value="0.71498418176589018" table:style-name="ce83">
            <text:p>71,5%</text:p>
          </table:table-cell>
          <table:table-cell office:value-type="float" office:value="18305" table:style-name="ce119">
            <text:p>18.305</text:p>
          </table:table-cell>
          <table:table-cell office:value-type="percentage" office:value="0.56330009847365825" table:style-name="ce83">
            <text:p>56,3%</text:p>
          </table:table-cell>
          <table:table-cell office:value-type="float" office:value="12574" table:style-name="ce119">
            <text:p>12.574</text:p>
          </table:table-cell>
          <table:table-cell office:value-type="percentage" office:value="0.49194053208137717" table:style-name="ce83">
            <text:p>49,2%</text:p>
          </table:table-cell>
          <table:table-cell office:value-type="float" office:value="2155" table:style-name="ce116">
            <text:p>2.155</text:p>
          </table:table-cell>
          <table:table-cell office:value-type="percentage" office:value="0.38689407540394971" table:style-name="ce117">
            <text:p>38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40790" table:style-name="ce119">
            <text:p>840.790</text:p>
          </table:table-cell>
          <table:table-cell office:value-type="percentage" office:value="0.95087681203674179" table:style-name="ce83">
            <text:p>95,1%</text:p>
          </table:table-cell>
          <table:table-cell office:value-type="float" office:value="641602" table:style-name="ce119">
            <text:p>641.602</text:p>
          </table:table-cell>
          <table:table-cell office:value-type="percentage" office:value="0.92711157094057606" table:style-name="ce83">
            <text:p>92,7%</text:p>
          </table:table-cell>
          <table:table-cell office:value-type="float" office:value="742141" table:style-name="ce119">
            <text:p>742.141</text:p>
          </table:table-cell>
          <table:table-cell office:value-type="percentage" office:value="0.77046802749902932" table:style-name="ce83">
            <text:p>77,0%</text:p>
          </table:table-cell>
          <table:table-cell office:value-type="float" office:value="656827" table:style-name="ce119">
            <text:p>656.827</text:p>
          </table:table-cell>
          <table:table-cell office:value-type="percentage" office:value="0.62295033768628227" table:style-name="ce83">
            <text:p>62,3%</text:p>
          </table:table-cell>
          <table:table-cell office:value-type="float" office:value="389127" table:style-name="ce119">
            <text:p>389.127</text:p>
          </table:table-cell>
          <table:table-cell office:value-type="percentage" office:value="0.5016941154628648" table:style-name="ce83">
            <text:p>50,2%</text:p>
          </table:table-cell>
          <table:table-cell office:value-type="float" office:value="282458" table:style-name="ce119">
            <text:p>282.458</text:p>
          </table:table-cell>
          <table:table-cell office:value-type="percentage" office:value="0.44703331486903536" table:style-name="ce83">
            <text:p>44,7%</text:p>
          </table:table-cell>
          <table:table-cell office:value-type="float" office:value="34296" table:style-name="ce116">
            <text:p>34.296</text:p>
          </table:table-cell>
          <table:table-cell office:value-type="percentage" office:value="0.27766443213834646" table:style-name="ce117">
            <text:p>27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4110" table:style-name="ce119">
            <text:p>164.110</text:p>
          </table:table-cell>
          <table:table-cell office:value-type="percentage" office:value="0.89035856314324624" table:style-name="ce83">
            <text:p>89,0%</text:p>
          </table:table-cell>
          <table:table-cell office:value-type="float" office:value="137119" table:style-name="ce119">
            <text:p>137.119</text:p>
          </table:table-cell>
          <table:table-cell office:value-type="percentage" office:value="0.89005945889806304" table:style-name="ce83">
            <text:p>89,0%</text:p>
          </table:table-cell>
          <table:table-cell office:value-type="float" office:value="157810" table:style-name="ce119">
            <text:p>157.810</text:p>
          </table:table-cell>
          <table:table-cell office:value-type="percentage" office:value="0.74404986421243213" table:style-name="ce83">
            <text:p>74,4%</text:p>
          </table:table-cell>
          <table:table-cell office:value-type="float" office:value="138844" table:style-name="ce119">
            <text:p>138.844</text:p>
          </table:table-cell>
          <table:table-cell office:value-type="percentage" office:value="0.58796825638810546" table:style-name="ce83">
            <text:p>58,8%</text:p>
          </table:table-cell>
          <table:table-cell office:value-type="float" office:value="69620" table:style-name="ce119">
            <text:p>69.620</text:p>
          </table:table-cell>
          <table:table-cell office:value-type="percentage" office:value="0.4042832421634554" table:style-name="ce83">
            <text:p>40,4%</text:p>
          </table:table-cell>
          <table:table-cell office:value-type="float" office:value="51867" table:style-name="ce119">
            <text:p>51.867</text:p>
          </table:table-cell>
          <table:table-cell office:value-type="percentage" office:value="0.35546767914907618" table:style-name="ce83">
            <text:p>35,5%</text:p>
          </table:table-cell>
          <table:table-cell office:value-type="float" office:value="6524" table:style-name="ce116">
            <text:p>6.524</text:p>
          </table:table-cell>
          <table:table-cell office:value-type="percentage" office:value="0.21278538812785389" table:style-name="ce117">
            <text:p>21,3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686" table:style-name="ce119">
            <text:p>93.686</text:p>
          </table:table-cell>
          <table:table-cell office:value-type="percentage" office:value="0.95363442961696232" table:style-name="ce83">
            <text:p>95,4%</text:p>
          </table:table-cell>
          <table:table-cell office:value-type="float" office:value="72397" table:style-name="ce119">
            <text:p>72.397</text:p>
          </table:table-cell>
          <table:table-cell office:value-type="percentage" office:value="0.99849667613714732" table:style-name="ce83">
            <text:p>99,8%</text:p>
          </table:table-cell>
          <table:table-cell office:value-type="float" office:value="77529" table:style-name="ce119">
            <text:p>77.529</text:p>
          </table:table-cell>
          <table:table-cell office:value-type="percentage" office:value="0.83499192245557352" table:style-name="ce83">
            <text:p>83,5%</text:p>
          </table:table-cell>
          <table:table-cell office:value-type="float" office:value="65457" table:style-name="ce119">
            <text:p>65.457</text:p>
          </table:table-cell>
          <table:table-cell office:value-type="percentage" office:value="0.67728617842435279" table:style-name="ce83">
            <text:p>67,7%</text:p>
          </table:table-cell>
          <table:table-cell office:value-type="float" office:value="34303" table:style-name="ce119">
            <text:p>34.303</text:p>
          </table:table-cell>
          <table:table-cell office:value-type="percentage" office:value="0.52098964186993102" table:style-name="ce83">
            <text:p>52,1%</text:p>
          </table:table-cell>
          <table:table-cell office:value-type="float" office:value="26831" table:style-name="ce119">
            <text:p>26.831</text:p>
          </table:table-cell>
          <table:table-cell office:value-type="percentage" office:value="0.45092601929346915" table:style-name="ce83">
            <text:p>45,1%</text:p>
          </table:table-cell>
          <table:table-cell office:value-type="float" office:value="4046" table:style-name="ce116">
            <text:p>4.046</text:p>
          </table:table-cell>
          <table:table-cell office:value-type="percentage" office:value="0.30248205741626794" table:style-name="ce117">
            <text:p>30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806" table:style-name="ce119">
            <text:p>352.806</text:p>
          </table:table-cell>
          <table:table-cell office:value-type="percentage" office:value="0.93088899970712324" table:style-name="ce83">
            <text:p>93,1%</text:p>
          </table:table-cell>
          <table:table-cell office:value-type="float" office:value="261331" table:style-name="ce119">
            <text:p>261.331</text:p>
          </table:table-cell>
          <table:table-cell office:value-type="percentage" office:value="0.93772897716059345" table:style-name="ce83">
            <text:p>93,8%</text:p>
          </table:table-cell>
          <table:table-cell office:value-type="float" office:value="272170" table:style-name="ce119">
            <text:p>272.170</text:p>
          </table:table-cell>
          <table:table-cell office:value-type="percentage" office:value="0.83101791068473407" table:style-name="ce83">
            <text:p>83,1%</text:p>
          </table:table-cell>
          <table:table-cell office:value-type="float" office:value="202161" table:style-name="ce119">
            <text:p>202.161</text:p>
          </table:table-cell>
          <table:table-cell office:value-type="percentage" office:value="0.62148311649984012" table:style-name="ce83">
            <text:p>62,1%</text:p>
          </table:table-cell>
          <table:table-cell office:value-type="float" office:value="92982" table:style-name="ce119">
            <text:p>92.982</text:p>
          </table:table-cell>
          <table:table-cell office:value-type="percentage" office:value="0.44258596397700012" table:style-name="ce83">
            <text:p>44,3%</text:p>
          </table:table-cell>
          <table:table-cell office:value-type="float" office:value="65632" table:style-name="ce119">
            <text:p>65.632</text:p>
          </table:table-cell>
          <table:table-cell office:value-type="percentage" office:value="0.37739277438200436" table:style-name="ce83">
            <text:p>37,7%</text:p>
          </table:table-cell>
          <table:table-cell office:value-type="float" office:value="11734" table:style-name="ce116">
            <text:p>11.734</text:p>
          </table:table-cell>
          <table:table-cell office:value-type="percentage" office:value="0.30442340121935402" table:style-name="ce117">
            <text:p>30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5" table:style-name="ce119">
            <text:p>5.745</text:p>
          </table:table-cell>
          <table:table-cell office:value-type="percentage" office:value="0.91089265895037264" table:style-name="ce83">
            <text:p>91,1%</text:p>
          </table:table-cell>
          <table:table-cell office:value-type="float" office:value="7350" table:style-name="ce119">
            <text:p>7.350</text:p>
          </table:table-cell>
          <table:table-cell office:value-type="percentage" office:value="0.95940477744419783" table:style-name="ce83">
            <text:p>95,9%</text:p>
          </table:table-cell>
          <table:table-cell office:value-type="float" office:value="9290" table:style-name="ce119">
            <text:p>9.290</text:p>
          </table:table-cell>
          <table:table-cell office:value-type="percentage" office:value="0.87427065687935257" table:style-name="ce83">
            <text:p>87,4%</text:p>
          </table:table-cell>
          <table:table-cell office:value-type="float" office:value="8975" table:style-name="ce119">
            <text:p>8.975</text:p>
          </table:table-cell>
          <table:table-cell office:value-type="percentage" office:value="0.79998217309920672" table:style-name="ce83">
            <text:p>80,0%</text:p>
          </table:table-cell>
          <table:table-cell office:value-type="float" office:value="6423" table:style-name="ce119">
            <text:p>6.423</text:p>
          </table:table-cell>
          <table:table-cell office:value-type="percentage" office:value="0.68271683673469385" table:style-name="ce83">
            <text:p>68,3%</text:p>
          </table:table-cell>
          <table:table-cell office:value-type="float" office:value="5311" table:style-name="ce119">
            <text:p>5.311</text:p>
          </table:table-cell>
          <table:table-cell office:value-type="percentage" office:value="0.57298521954903436" table:style-name="ce83">
            <text:p>57,3%</text:p>
          </table:table-cell>
          <table:table-cell office:value-type="float" office:value="1030" table:style-name="ce116">
            <text:p>1.030</text:p>
          </table:table-cell>
          <table:table-cell office:value-type="percentage" office:value="0.43792517006802723" table:style-name="ce117">
            <text:p>43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98" table:style-name="ce119">
            <text:p>4.598</text:p>
          </table:table-cell>
          <table:table-cell office:value-type="percentage" office:value="0.84693313685761651" table:style-name="ce83">
            <text:p>84,7%</text:p>
          </table:table-cell>
          <table:table-cell office:value-type="float" office:value="6229" table:style-name="ce119">
            <text:p>6.229</text:p>
          </table:table-cell>
          <table:table-cell office:value-type="percentage" office:value="0.84039395574743658" table:style-name="ce83">
            <text:p>84,0%</text:p>
          </table:table-cell>
          <table:table-cell office:value-type="float" office:value="8056" table:style-name="ce119">
            <text:p>8.056</text:p>
          </table:table-cell>
          <table:table-cell office:value-type="percentage" office:value="0.80015891934843064" table:style-name="ce83">
            <text:p>80,0%</text:p>
          </table:table-cell>
          <table:table-cell office:value-type="float" office:value="7792" table:style-name="ce119">
            <text:p>7.792</text:p>
          </table:table-cell>
          <table:table-cell office:value-type="percentage" office:value="0.73551066641495189" table:style-name="ce83">
            <text:p>73,6%</text:p>
          </table:table-cell>
          <table:table-cell office:value-type="float" office:value="5094" table:style-name="ce119">
            <text:p>5.094</text:p>
          </table:table-cell>
          <table:table-cell office:value-type="percentage" office:value="0.55520435967302451" table:style-name="ce83">
            <text:p>55,5%</text:p>
          </table:table-cell>
          <table:table-cell office:value-type="float" office:value="4515" table:style-name="ce119">
            <text:p>4.515</text:p>
          </table:table-cell>
          <table:table-cell office:value-type="percentage" office:value="0.46227091225555444" table:style-name="ce83">
            <text:p>46,2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72670807453415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6" table:style-name="ce119">
            <text:p>2.386</text:p>
          </table:table-cell>
          <table:table-cell office:value-type="percentage" office:value="0.64451647757968666" table:style-name="ce83">
            <text:p>64,5%</text:p>
          </table:table-cell>
          <table:table-cell office:value-type="float" office:value="7436" table:style-name="ce119">
            <text:p>7.436</text:p>
          </table:table-cell>
          <table:table-cell office:value-type="percentage" office:value="0.75530726256983238" table:style-name="ce83">
            <text:p>75,5%</text:p>
          </table:table-cell>
          <table:table-cell office:value-type="float" office:value="15336" table:style-name="ce119">
            <text:p>15.336</text:p>
          </table:table-cell>
          <table:table-cell office:value-type="percentage" office:value="0.67437667648740163" table:style-name="ce83">
            <text:p>67,4%</text:p>
          </table:table-cell>
          <table:table-cell office:value-type="float" office:value="15452" table:style-name="ce119">
            <text:p>15.452</text:p>
          </table:table-cell>
          <table:table-cell office:value-type="percentage" office:value="0.47424958566079428" table:style-name="ce83">
            <text:p>47,4%</text:p>
          </table:table-cell>
          <table:table-cell office:value-type="float" office:value="11084" table:style-name="ce119">
            <text:p>11.084</text:p>
          </table:table-cell>
          <table:table-cell office:value-type="percentage" office:value="0.45058742225293713" table:style-name="ce83">
            <text:p>45,1%</text:p>
          </table:table-cell>
          <table:table-cell office:value-type="float" office:value="256" table:style-name="ce116">
            <text:p>256</text:p>
          </table:table-cell>
          <table:table-cell office:value-type="percentage" office:value="0.19364599092284418" table:style-name="ce117">
            <text:p>19,4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1" table:style-name="ce119">
            <text:p>301</text:p>
          </table:table-cell>
          <table:table-cell office:value-type="percentage" office:value="0.96474358974358976" table:style-name="ce86">
            <text:p>96,5%</text:p>
          </table:table-cell>
          <table:table-cell office:value-type="float" office:value="702" table:style-name="ce119">
            <text:p>702</text:p>
          </table:table-cell>
          <table:table-cell office:value-type="percentage" office:value="0.76056338028169013" table:style-name="ce86">
            <text:p>76,1%</text:p>
          </table:table-cell>
          <table:table-cell office:value-type="float" office:value="937" table:style-name="ce119">
            <text:p>937</text:p>
          </table:table-cell>
          <table:table-cell office:value-type="percentage" office:value="0.47227822580645162" table:style-name="ce86">
            <text:p>47,2%</text:p>
          </table:table-cell>
          <table:table-cell office:value-type="float" office:value="1163" table:style-name="ce119">
            <text:p>1.163</text:p>
          </table:table-cell>
          <table:table-cell office:value-type="percentage" office:value="0.47450020399836801" table:style-name="ce86">
            <text:p>47,5%</text:p>
          </table:table-cell>
          <table:table-cell office:value-type="float" office:value="936" table:style-name="ce119">
            <text:p>936</text:p>
          </table:table-cell>
          <table:table-cell office:value-type="percentage" office:value="0.43840749414519908" table:style-name="ce86">
            <text:p>43,8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52932" table:style-name="ce122">
            <text:p>6.452.932</text:p>
          </table:table-cell>
          <table:table-cell office:value-type="percentage" office:value="0.93718839936468612" table:style-name="ce123">
            <text:p>93,72%</text:p>
          </table:table-cell>
          <table:table-cell office:value-type="float" office:value="5042518" table:style-name="ce122">
            <text:p>5.042.518</text:p>
          </table:table-cell>
          <table:table-cell office:value-type="percentage" office:value="0.94723208220874389" table:style-name="ce123">
            <text:p>94,72%</text:p>
          </table:table-cell>
          <table:table-cell office:value-type="float" office:value="5473467" table:style-name="ce122">
            <text:p>5.473.467</text:p>
          </table:table-cell>
          <table:table-cell office:value-type="percentage" office:value="0.80770237061743011" table:style-name="ce123">
            <text:p>80,77%</text:p>
          </table:table-cell>
          <table:table-cell office:value-type="float" office:value="4687701" table:style-name="ce122">
            <text:p>4.687.701</text:p>
          </table:table-cell>
          <table:table-cell office:value-type="percentage" office:value="0.66002595216365179" table:style-name="ce123">
            <text:p>66,00%</text:p>
          </table:table-cell>
          <table:table-cell office:value-type="float" office:value="2572773" table:style-name="ce122">
            <text:p>2.572.773</text:p>
          </table:table-cell>
          <table:table-cell office:value-type="percentage" office:value="0.50760838533342045" table:style-name="ce123">
            <text:p>50,76%</text:p>
          </table:table-cell>
          <table:table-cell office:value-type="float" office:value="1869620" table:style-name="ce122">
            <text:p>1.869.620</text:p>
          </table:table-cell>
          <table:table-cell office:value-type="percentage" office:value="0.4468062275939087" table:style-name="ce123">
            <text:p>44,68%</text:p>
          </table:table-cell>
          <table:table-cell office:value-type="float" office:value="288163" table:style-name="ce122">
            <text:p>288.163</text:p>
          </table:table-cell>
          <table:table-cell office:value-type="percentage" office:value="0.32867367364513056" table:style-name="ce123">
            <text:p>32,87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</text:p>
            <text:p><text:s/>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11866.23802299995" table:style-name="ce132">
            <text:p>711.866</text:p>
          </table:table-cell>
          <table:table-cell office:value-type="float" office:value="456413" table:style-name="ce132">
            <text:p>456.413</text:p>
          </table:table-cell>
          <table:table-cell office:value-type="percentage" office:value="0.64114994590494057" table:style-name="ce133">
            <text:p>64,1%</text:p>
          </table:table-cell>
          <table:table-cell office:value-type="float" office:value="374459" table:style-name="ce132">
            <text:p>374.459</text:p>
          </table:table-cell>
          <table:table-cell office:value-type="percentage" office:value="0.52602438491808545" table:style-name="ce133">
            <text:p>52,6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1295.991253" table:style-name="ce132">
            <text:p>101.296</text:p>
          </table:table-cell>
          <table:table-cell office:value-type="float" office:value="56257" table:style-name="ce132">
            <text:p>56.257</text:p>
          </table:table-cell>
          <table:table-cell office:value-type="percentage" office:value="0.55537242198944259" table:style-name="ce133">
            <text:p>55,5%</text:p>
          </table:table-cell>
          <table:table-cell office:value-type="float" office:value="47504" table:style-name="ce132">
            <text:p>47.504</text:p>
          </table:table-cell>
          <table:table-cell office:value-type="percentage" office:value="0.46896228974503584" table:style-name="ce133">
            <text:p>46,9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0559.811022999995" table:style-name="ce132">
            <text:p>60.560</text:p>
          </table:table-cell>
          <table:table-cell office:value-type="float" office:value="45196" table:style-name="ce132">
            <text:p>45.196</text:p>
          </table:table-cell>
          <table:table-cell office:value-type="percentage" office:value="0.7463035177377787" table:style-name="ce133">
            <text:p>74,6%</text:p>
          </table:table-cell>
          <table:table-cell office:value-type="float" office:value="39702" table:style-name="ce132">
            <text:p>39.702</text:p>
          </table:table-cell>
          <table:table-cell office:value-type="percentage" office:value="0.65558328748617767" table:style-name="ce133">
            <text:p>65,6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6555.911571000004" table:style-name="ce132">
            <text:p>96.556</text:p>
          </table:table-cell>
          <table:table-cell office:value-type="float" office:value="34416" table:style-name="ce132">
            <text:p>34.416</text:p>
          </table:table-cell>
          <table:table-cell office:value-type="percentage" office:value="0.35643596999954835" table:style-name="ce133">
            <text:p>35,6%</text:p>
          </table:table-cell>
          <table:table-cell office:value-type="float" office:value="27230" table:style-name="ce132">
            <text:p>27.230</text:p>
          </table:table-cell>
          <table:table-cell office:value-type="percentage" office:value="0.28201276915061896" table:style-name="ce133">
            <text:p>28,2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1958.11089100002" table:style-name="ce132">
            <text:p>151.958</text:p>
          </table:table-cell>
          <table:table-cell office:value-type="float" office:value="81980" table:style-name="ce132">
            <text:p>81.980</text:p>
          </table:table-cell>
          <table:table-cell office:value-type="percentage" office:value="0.53949078150099194" table:style-name="ce133">
            <text:p>53,9%</text:p>
          </table:table-cell>
          <table:table-cell office:value-type="float" office:value="63554" table:style-name="ce132">
            <text:p>63.554</text:p>
          </table:table-cell>
          <table:table-cell office:value-type="percentage" office:value="0.41823368050151311" table:style-name="ce133">
            <text:p>41,8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1717.294332999998" table:style-name="ce132">
            <text:p>41.717</text:p>
          </table:table-cell>
          <table:table-cell office:value-type="float" office:value="26270" table:style-name="ce132">
            <text:p>26.270</text:p>
          </table:table-cell>
          <table:table-cell office:value-type="percentage" office:value="0.629714856153061" table:style-name="ce133">
            <text:p>63,0%</text:p>
          </table:table-cell>
          <table:table-cell office:value-type="float" office:value="23857" table:style-name="ce132">
            <text:p>23.857</text:p>
          </table:table-cell>
          <table:table-cell office:value-type="percentage" office:value="0.57187313754257996" table:style-name="ce133">
            <text:p>57,2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5567.76790400001" table:style-name="ce132">
            <text:p>155.568</text:p>
          </table:table-cell>
          <table:table-cell office:value-type="float" office:value="107071" table:style-name="ce132">
            <text:p>107.071</text:p>
          </table:table-cell>
          <table:table-cell office:value-type="percentage" office:value="0.68825953758025837" table:style-name="ce133">
            <text:p>68,8%</text:p>
          </table:table-cell>
          <table:table-cell office:value-type="float" office:value="99103" table:style-name="ce132">
            <text:p>99.103</text:p>
          </table:table-cell>
          <table:table-cell office:value-type="percentage" office:value="0.63704070152344094" table:style-name="ce133">
            <text:p>63,7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68143.211595" table:style-name="ce132">
            <text:p>168.143</text:p>
          </table:table-cell>
          <table:table-cell office:value-type="float" office:value="107545" table:style-name="ce132">
            <text:p>107.545</text:p>
          </table:table-cell>
          <table:table-cell office:value-type="percentage" office:value="0.6396035794715248" table:style-name="ce133">
            <text:p>64,0%</text:p>
          </table:table-cell>
          <table:table-cell office:value-type="float" office:value="89481" table:style-name="ce132">
            <text:p>89.481</text:p>
          </table:table-cell>
          <table:table-cell office:value-type="percentage" office:value="0.53217135054806375" table:style-name="ce133">
            <text:p>53,2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36008.12552400003" table:style-name="ce132">
            <text:p>636.008</text:p>
          </table:table-cell>
          <table:table-cell office:value-type="float" office:value="265479" table:style-name="ce132">
            <text:p>265.479</text:p>
          </table:table-cell>
          <table:table-cell office:value-type="percentage" office:value="0.4174144784412539" table:style-name="ce133">
            <text:p>41,7%</text:p>
          </table:table-cell>
          <table:table-cell office:value-type="float" office:value="208931" table:style-name="ce132">
            <text:p>208.931</text:p>
          </table:table-cell>
          <table:table-cell office:value-type="percentage" office:value="0.32850366467859837" table:style-name="ce133">
            <text:p>32,9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03004.73383400001" table:style-name="ce132">
            <text:p>403.005</text:p>
          </table:table-cell>
          <table:table-cell office:value-type="float" office:value="265830" table:style-name="ce132">
            <text:p>265.830</text:p>
          </table:table-cell>
          <table:table-cell office:value-type="percentage" office:value="0.65962004334543856" table:style-name="ce133">
            <text:p>66,0%</text:p>
          </table:table-cell>
          <table:table-cell office:value-type="float" office:value="205122" table:style-name="ce132">
            <text:p>205.122</text:p>
          </table:table-cell>
          <table:table-cell office:value-type="percentage" office:value="0.50898161430652311" table:style-name="ce133">
            <text:p>50,9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6572.953594999999" table:style-name="ce132">
            <text:p>76.573</text:p>
          </table:table-cell>
          <table:table-cell office:value-type="float" office:value="61958" table:style-name="ce132">
            <text:p>61.958</text:p>
          </table:table-cell>
          <table:table-cell office:value-type="percentage" office:value="0.80913687001941226" table:style-name="ce133">
            <text:p>80,9%</text:p>
          </table:table-cell>
          <table:table-cell office:value-type="float" office:value="53191" table:style-name="ce132">
            <text:p>53.191</text:p>
          </table:table-cell>
          <table:table-cell office:value-type="percentage" office:value="0.69464474729982495" table:style-name="ce133">
            <text:p>69,5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4389.62124499999" table:style-name="ce132">
            <text:p>174.390</text:p>
          </table:table-cell>
          <table:table-cell office:value-type="float" office:value="144234" table:style-name="ce132">
            <text:p>144.234</text:p>
          </table:table-cell>
          <table:table-cell office:value-type="percentage" office:value="0.82707903698790453" table:style-name="ce133">
            <text:p>82,7%</text:p>
          </table:table-cell>
          <table:table-cell office:value-type="float" office:value="127869" table:style-name="ce132">
            <text:p>127.869</text:p>
          </table:table-cell>
          <table:table-cell office:value-type="percentage" office:value="0.73323744318681006" table:style-name="ce133">
            <text:p>73,3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4985.563856000001" table:style-name="ce132">
            <text:p>24.986</text:p>
          </table:table-cell>
          <table:table-cell office:value-type="float" office:value="17142" table:style-name="ce132">
            <text:p>17.142</text:p>
          </table:table-cell>
          <table:table-cell office:value-type="percentage" office:value="0.68607617177642932" table:style-name="ce133">
            <text:p>68,6%</text:p>
          </table:table-cell>
          <table:table-cell office:value-type="float" office:value="14919" table:style-name="ce132">
            <text:p>14.919</text:p>
          </table:table-cell>
          <table:table-cell office:value-type="percentage" office:value="0.59710479563251362" table:style-name="ce133">
            <text:p>59,7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57396.80747899995" table:style-name="ce132">
            <text:p>557.397</text:p>
          </table:table-cell>
          <table:table-cell office:value-type="float" office:value="271533" table:style-name="ce132">
            <text:p>271.533</text:p>
          </table:table-cell>
          <table:table-cell office:value-type="percentage" office:value="0.48714487840016929" table:style-name="ce133">
            <text:p>48,7%</text:p>
          </table:table-cell>
          <table:table-cell office:value-type="float" office:value="243376" table:style-name="ce132">
            <text:p>243.376</text:p>
          </table:table-cell>
          <table:table-cell office:value-type="percentage" office:value="0.43662969851001388" table:style-name="ce133">
            <text:p>43,7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8113.43695899998" table:style-name="ce132">
            <text:p>138.113</text:p>
          </table:table-cell>
          <table:table-cell office:value-type="float" office:value="72572" table:style-name="ce132">
            <text:p>72.572</text:p>
          </table:table-cell>
          <table:table-cell office:value-type="percentage" office:value="0.52545213266645119" table:style-name="ce133">
            <text:p>52,5%</text:p>
          </table:table-cell>
          <table:table-cell office:value-type="float" office:value="52496" table:style-name="ce132">
            <text:p>52.496</text:p>
          </table:table-cell>
          <table:table-cell office:value-type="percentage" office:value="0.38009335772003006" table:style-name="ce133">
            <text:p>38,0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5623.848526000009" table:style-name="ce132">
            <text:p>55.624</text:p>
          </table:table-cell>
          <table:table-cell office:value-type="float" office:value="29992" table:style-name="ce132">
            <text:p>29.992</text:p>
          </table:table-cell>
          <table:table-cell office:value-type="percentage" office:value="0.53919318412462902" table:style-name="ce133">
            <text:p>53,9%</text:p>
          </table:table-cell>
          <table:table-cell office:value-type="float" office:value="26383" table:style-name="ce132">
            <text:p>26.383</text:p>
          </table:table-cell>
          <table:table-cell office:value-type="percentage" office:value="0.47431094214324115" table:style-name="ce133">
            <text:p>47,4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66591.270532" table:style-name="ce132">
            <text:p>166.591</text:p>
          </table:table-cell>
          <table:table-cell office:value-type="float" office:value="88606" table:style-name="ce132">
            <text:p>88.606</text:p>
          </table:table-cell>
          <table:table-cell office:value-type="percentage" office:value="0.53187660864246755" table:style-name="ce133">
            <text:p>53,2%</text:p>
          </table:table-cell>
          <table:table-cell office:value-type="float" office:value="71370" table:style-name="ce132">
            <text:p>71.370</text:p>
          </table:table-cell>
          <table:table-cell office:value-type="percentage" office:value="0.428413804469369" table:style-name="ce133">
            <text:p>42,8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8813.6462310000006" table:style-name="ce132">
            <text:p>8.814</text:p>
          </table:table-cell>
          <table:table-cell office:value-type="float" office:value="3244" table:style-name="ce132">
            <text:p>3.244</text:p>
          </table:table-cell>
          <table:table-cell office:value-type="percentage" office:value="0.36806560133874744" table:style-name="ce133">
            <text:p>36,8%</text:p>
          </table:table-cell>
          <table:table-cell office:value-type="float" office:value="2280" table:style-name="ce132">
            <text:p>2.280</text:p>
          </table:table-cell>
          <table:table-cell office:value-type="percentage" office:value="0.25868975679788658" table:style-name="ce133">
            <text:p>25,9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0836.881358999999" table:style-name="ce132">
            <text:p>10.837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745870964646779" table:style-name="ce133">
            <text:p>33,7%</text:p>
          </table:table-cell>
          <table:table-cell office:value-type="float" office:value="2188" table:style-name="ce132">
            <text:p>2.188</text:p>
          </table:table-cell>
          <table:table-cell office:value-type="percentage" office:value="0.20190310547073326" table:style-name="ce133">
            <text:p>20,2%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1-18T00:00:00" table:style-name="ce134">
            <text:p>18/01/2023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1-16T00:00:00" table:style-name="ce134">
            <text:p>16/01/2023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740001.2257329994" table:style-name="ce139">
            <text:p>3.740.001</text:p>
          </table:table-cell>
          <table:table-cell office:value-type="float" office:value="2139395" table:style-name="ce139">
            <text:p>2.139.395</text:p>
          </table:table-cell>
          <table:table-cell office:value-type="percentage" office:value="0.57203056118803863" table:style-name="ce140">
            <text:p>57,2%</text:p>
          </table:table-cell>
          <table:table-cell office:value-type="float" office:value="1773015" table:style-name="ce139">
            <text:p>1.773.015</text:p>
          </table:table-cell>
          <table:table-cell office:value-type="percentage" office:value="0.47406802644897755" table:style-name="ce140">
            <text:p>47,4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3-01-19T15:17:01Z</dc:date>
  </office:meta>
</office:document-meta>
</file>